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style>
    <style:style style:name="ce10" style:family="table-cell" style:parent-style-name="Normal_32_78" style:data-style-name="N3">
      <style:table-cell-properties fo:border="thin solid #000000" style:vertical-align="middle" fo:background-color="transparent" style:repeat-content="false"/>
      <style:paragraph-properties fo:text-align="end" fo:margin-right="0cm"/>
    </style:style>
    <style:style style:name="ce11"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style>
    <style:style style:name="ce12" style:family="table-cell" style:parent-style-name="Normal_32_78" style:data-style-name="N3">
      <style:table-cell-properties fo:border="thin solid #000000" style:vertical-align="automatic" fo:background-color="transparent" style:repeat-content="false"/>
      <style:paragraph-properties fo:text-align="end" fo:margin-right="0cm"/>
    </style:style>
    <style:style style:name="ce13"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4" style:family="table-cell" style:parent-style-name="Normal_32_78" style:data-style-name="N48">
      <style:table-cell-properties fo:border="thin solid #000000" style:vertical-align="middle" fo:background-color="transparent" style:repeat-content="false"/>
      <style:paragraph-properties fo:text-align="end" fo:margin-right="0cm"/>
    </style:style>
    <style:style style:name="ce15" style:family="table-cell" style:parent-style-name="Normal_32_78" style:data-style-name="N48">
      <style:table-cell-properties fo:border="thin solid #000000" style:vertical-align="middle" fo:background-color="transparent" style:cell-protect="none" style:repeat-content="false"/>
      <style:paragraph-properties fo:text-align="end" fo:margin-right="0cm"/>
    </style:style>
    <style:style style:name="ce16" style:family="table-cell" style:parent-style-name="Default" style:data-style-name="N0">
      <style:table-cell-properties fo:border="thin solid #000000" style:vertical-align="middle" fo:wrap-option="wrap" fo:background-color="#FFFFFF" style:cell-protect="none"/>
    </style:style>
    <style:style style:name="ce17" style:family="table-cell" style:parent-style-name="Normal_32_78" style:data-style-name="N0">
      <style:table-cell-properties fo:border="thin solid #000000" style:vertical-align="middle" fo:background-color="#FFFFFF" style:cell-protect="none"/>
    </style:style>
    <style:style style:name="ce18" style:family="table-cell" style:parent-style-name="Normal_32_78" style:data-style-name="N0">
      <style:table-cell-properties fo:border="thin solid #000000" style:vertical-align="middle" fo:background-color="transparent" style:cell-protect="none"/>
    </style:style>
    <style:style style:name="ce19"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style>
    <style:style style:name="ce20" style:family="table-cell" style:parent-style-name="Default" style:data-style-name="N49">
      <style:table-cell-properties fo:border="thin solid #000000" style:vertical-align="middle" style:cell-protect="none" style:repeat-content="false"/>
      <style:paragraph-properties fo:text-align="end" fo:margin-right="0cm"/>
    </style:style>
    <style:style style:name="ce21" style:family="table-cell" style:parent-style-name="Normal_32_4" style:data-style-name="N0">
      <style:table-cell-properties fo:border-top="none" fo:border-bottom="none" fo:border-left="thin solid #000000" fo:border-right="thin solid #000000" style:vertical-align="automatic" fo:wrap-option="wrap" fo:background-color="transparent" style:cell-protect="none" style:repeat-content="false"/>
      <style:paragraph-properties fo:text-align="center"/>
      <style:text-properties fo:font-size="12pt" style:font-size-asian="12pt" style:font-size-complex="12pt"/>
    </style:style>
    <style:style style:name="ce2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3"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24"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25"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6"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27"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28"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9"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30"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31" style:family="table-cell" style:parent-style-name="Default" style:data-style-name="N0">
      <style:table-cell-properties fo:border="thin solid #000000" style:vertical-align="middle" fo:background-color="#FFFFFF" style:cell-protect="none"/>
    </style:style>
    <style:style style:name="ce32"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3" style:family="table-cell" style:parent-style-name="Default" style:data-style-name="N0">
      <style:table-cell-properties fo:border="thin solid #000000" style:vertical-align="middle" fo:background-color="transparent" style:cell-protect="none"/>
    </style:style>
    <style:style style:name="ce34" style:family="table-cell" style:parent-style-name="Default" style:data-style-name="N0">
      <style:table-cell-properties style:vertical-align="automatic" fo:background-color="transparent" style:cell-protect="none"/>
    </style:style>
    <style:style style:name="ce35" style:family="table-cell" style:parent-style-name="Default" style:data-style-name="N4">
      <style:table-cell-properties style:vertical-align="automatic" fo:background-color="transparent" style:cell-protect="none"/>
    </style:style>
    <style:style style:name="ce36" style:family="table-cell" style:parent-style-name="Default" style:data-style-name="N4">
      <style:table-cell-properties style:vertical-align="middle" fo:background-color="transparent" style:cell-protect="none"/>
    </style:style>
    <style:style style:name="ce37"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3.12208333333333cm"/>
    </style:style>
    <style:style style:name="co5" style:family="table-column">
      <style:table-column-properties fo:break-before="auto" style:column-width="2.91041666666667cm" style:use-optimal-column-width="true"/>
    </style:style>
    <style:style style:name="co6" style:family="table-column">
      <style:table-column-properties fo:break-before="auto" style:column-width="3.04270833333333cm"/>
    </style:style>
    <style:style style:name="co7" style:family="table-column">
      <style:table-column-properties fo:break-before="auto" style:column-width="3.14854166666667cm"/>
    </style:style>
    <style:style style:name="co8" style:family="table-column">
      <style:table-column-properties fo:break-before="auto" style:column-width="4.365625cm" style:use-optimal-column-width="true"/>
    </style:style>
    <style:style style:name="co9" style:family="table-column">
      <style:table-column-properties fo:break-before="auto" style:column-width="3.70416666666667cm"/>
    </style:style>
    <style:style style:name="co10" style:family="table-column">
      <style:table-column-properties fo:break-before="auto" style:column-width="5.05354166666667cm" style:use-optimal-column-width="true"/>
    </style:style>
    <style:style style:name="co11" style:family="table-column">
      <style:table-column-properties fo:break-before="auto" style:column-width="4.7625cm" style:use-optimal-column-width="true"/>
    </style:style>
    <style:style style:name="co12" style:family="table-column">
      <style:table-column-properties fo:break-before="auto" style:column-width="4.55083333333333cm"/>
    </style:style>
    <style:style style:name="co13" style:family="table-column">
      <style:table-column-properties fo:break-before="auto" style:column-width="5.18583333333333cm" style:use-optimal-column-width="true"/>
    </style:style>
    <style:style style:name="co14" style:family="table-column">
      <style:table-column-properties fo:break-before="auto" style:column-width="15.6633333333333cm"/>
    </style:style>
    <style:style style:name="co15"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75pt" style:use-optimal-row-height="true" fo:break-before="auto"/>
    </style:style>
    <style:style style:name="ta1" style:family="table" style:master-page-name="mp1">
      <style:table-properties table:display="true" style:writing-mode="lr-tb"/>
    </style:style>
    <style:style style:name="ce39"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0"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1"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2"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9]));ISBLANK([.G9])))" style:apply-style-name="cf1" style:base-cell-address="Data_sheet.G9"/>
    </style:style>
    <style:style style:name="ce4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9]));ISBLANK([.I9])))" style:apply-style-name="cf1" style:base-cell-address="Data_sheet.I9"/>
    </style:style>
    <style:style style:name="ce4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9]));ISBLANK([.H9])))" style:apply-style-name="cf1" style:base-cell-address="Data_sheet.H9"/>
    </style:style>
    <style:style style:name="ce4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9]));ISBLANK([.K9])))" style:apply-style-name="cf1" style:base-cell-address="Data_sheet.K9"/>
    </style:style>
    <style:style style:name="ce4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9]));ISBLANK([.J9])))" style:apply-style-name="cf1" style:base-cell-address="Data_sheet.J9"/>
    </style:style>
    <style:style style:name="ce48"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49"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9]));ISBLANK([.F9])))" style:apply-style-name="cf1" style:base-cell-address="Data_sheet.F9"/>
    </style:style>
    <style:style style:name="ce53"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4"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1" style:base-cell-address="Data_sheet.U4"/>
    </style:style>
    <style:style style:name="ce55"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56"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4]));ISBLANK([.T4])))" style:apply-style-name="cf1" style:base-cell-address="Data_sheet.T4"/>
    </style:style>
    <style:style style:name="ce57"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58"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59"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6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6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9]));ISBLANK([.Y9])))" style:apply-style-name="cf1" style:base-cell-address="Data_sheet.Y9"/>
    </style:style>
    <style:style style:name="ce63"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1" style:base-cell-address="Data_sheet.U4"/>
    </style:style>
    <style:style style:name="ce6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9]));ISBLANK([.X9])))" style:apply-style-name="cf1" style:base-cell-address="Data_sheet.X9"/>
    </style:style>
    <style:style style:name="ce65"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 table:name="val4">
          <table:help-message table:display="true"/>
          <table:error-message table:display="true"/>
        </table:content-validation>
        <table:content-validation table:name="val5">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5"/>
        <table:table-column table:style-name="co6" table:number-columns-repeated="9" table:default-cell-style-name="ce34"/>
        <table:table-column table:style-name="co6" table:default-cell-style-name="ce35"/>
        <table:table-column table:style-name="co7" table:default-cell-style-name="ce2"/>
        <table:table-column table:style-name="co5" table:default-cell-style-name="ce36"/>
        <table:table-column table:style-name="co8" table:default-cell-style-name="ce2"/>
        <table:table-column table:style-name="co9" table:number-columns-repeated="3" table:default-cell-style-name="ce2"/>
        <table:table-column table:style-name="co10" table:default-cell-style-name="ce2"/>
        <table:table-column table:style-name="co11" table:default-cell-style-name="ce2"/>
        <table:table-column table:style-name="co8" table:default-cell-style-name="ce2"/>
        <table:table-column table:style-name="co12" table:number-columns-repeated="3" table:default-cell-style-name="ce2"/>
        <table:table-column table:style-name="co13" table:default-cell-style-name="ce2"/>
        <table:table-column table:style-name="co14" table:default-cell-style-name="ce2"/>
        <table:table-column table:style-name="co15" table:number-columns-repeated="16343" table:default-cell-style-name="ce2"/>
        <table:table-row table:style-name="ro1">
          <table:table-cell office:value-type="string" table:number-columns-spanned="1" table:number-rows-spanned="3" table:content-validation-name="val1" table:style-name="ce37">
            <text:p>Organisation name</text:p>
          </table:table-cell>
          <table:table-cell office:value-type="string" table:number-columns-spanned="1" table:number-rows-spanned="3" table:content-validation-name="val1" table:style-name="ce37">
            <text:p>Organisation<text:s/></text:p>
            <text:p>type</text:p>
          </table:table-cell>
          <table:table-cell office:value-type="string" table:number-columns-spanned="1" table:number-rows-spanned="3" table:content-validation-name="val1" table:style-name="ce37">
            <text:p>Main, parent or<text:s/></text:p>
            <text:p>sponsoring department:<text:s/></text:p>
          </table:table-cell>
          <table:table-cell office:value-type="string" table:number-columns-spanned="14" table:number-rows-spanned="1" table:style-name="ce37">
            <text:p>Payroll staff</text:p>
          </table:table-cell>
          <table:covered-table-cell table:number-columns-repeated="13"/>
          <table:table-cell office:value-type="string" table:number-columns-spanned="10" table:number-rows-spanned="1" table:content-validation-name="val1" table:style-name="ce38">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7">
            <text:p>Grand Total<text:s/></text:p>
            <text:p>(workforce numbers)</text:p>
          </table:table-cell>
          <table:covered-table-cell/>
          <table:table-cell office:value-type="string" table:number-columns-spanned="7" table:number-rows-spanned="1" table:style-name="ce38">
            <text:p>Payroll staff costs</text:p>
          </table:table-cell>
          <table:covered-table-cell table:number-columns-repeated="6"/>
          <table:table-cell office:value-type="string" table:number-columns-spanned="3" table:number-rows-spanned="1" table:style-name="ce38">
            <text:p>Non-Payroll staff (contingent labour/consultancy - CCL) costs</text:p>
          </table:table-cell>
          <table:covered-table-cell table:number-columns-repeated="2"/>
          <table:table-cell office:value-type="string" table:number-columns-spanned="1" table:number-rows-spanned="3" table:style-name="ce37">
            <text:p>Grand Total paybill/staffing (payroll and non-payroll) costs</text:p>
          </table:table-cell>
          <table:table-cell office:value-type="string" table:number-columns-spanned="1" table:number-rows-spanned="3" table:content-validation-name="val1" table:style-name="ce37">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7">
            <text:p>Admin officers/admin assistants</text:p>
          </table:table-cell>
          <table:covered-table-cell/>
          <table:table-cell office:value-type="string" table:number-columns-spanned="2" table:number-rows-spanned="1" table:style-name="ce37">
            <text:p>Executive Officers</text:p>
          </table:table-cell>
          <table:covered-table-cell/>
          <table:table-cell office:value-type="string" table:number-columns-spanned="2" table:number-rows-spanned="1" table:style-name="ce37">
            <text:p>Higher Executive Officers/Senior Executive Officers</text:p>
          </table:table-cell>
          <table:covered-table-cell/>
          <table:table-cell office:value-type="string" table:number-columns-spanned="2" table:number-rows-spanned="1" table:style-name="ce37">
            <text:p>Grade 6/7</text:p>
          </table:table-cell>
          <table:covered-table-cell/>
          <table:table-cell office:value-type="string" table:number-columns-spanned="2" table:number-rows-spanned="1" table:style-name="ce37">
            <text:p>Senior Civil Service</text:p>
          </table:table-cell>
          <table:covered-table-cell/>
          <table:table-cell office:value-type="string" table:number-columns-spanned="2" table:number-rows-spanned="1" table:style-name="ce37">
            <text:p>Other, unknown, or unspecified</text:p>
          </table:table-cell>
          <table:covered-table-cell/>
          <table:table-cell office:value-type="string" table:number-columns-spanned="2" table:number-rows-spanned="1" table:content-validation-name="val1" table:style-name="ce37">
            <text:p>Total</text:p>
            <text:p>Employees</text:p>
          </table:table-cell>
          <table:covered-table-cell/>
          <table:table-cell office:value-type="string" table:number-columns-spanned="2" table:number-rows-spanned="1" table:style-name="ce37">
            <text:p>Agency staff<text:s/></text:p>
            <text:p>(clerical/admin)</text:p>
          </table:table-cell>
          <table:covered-table-cell/>
          <table:table-cell office:value-type="string" table:number-columns-spanned="2" table:number-rows-spanned="1" table:style-name="ce38">
            <text:p>Interim managers</text:p>
          </table:table-cell>
          <table:covered-table-cell/>
          <table:table-cell office:value-type="string" table:number-columns-spanned="2" table:number-rows-spanned="1" table:style-name="ce38">
            <text:p>Specialist Contractors</text:p>
          </table:table-cell>
          <table:covered-table-cell/>
          <table:table-cell office:value-type="string" table:number-columns-spanned="2" table:number-rows-spanned="1" table:style-name="ce38">
            <text:p>Consultants/consultancy</text:p>
          </table:table-cell>
          <table:covered-table-cell/>
          <table:table-cell office:value-type="string" table:number-columns-spanned="2" table:number-rows-spanned="1" table:style-name="ce37">
            <text:p>Total</text:p>
          </table:table-cell>
          <table:covered-table-cell/>
          <table:covered-table-cell/>
          <table:covered-table-cell/>
          <table:table-cell office:value-type="string" table:number-columns-spanned="1" table:number-rows-spanned="2" table:style-name="ce37">
            <text:p>Salary</text:p>
          </table:table-cell>
          <table:table-cell office:value-type="string" table:number-columns-spanned="1" table:number-rows-spanned="2" table:style-name="ce37">
            <text:p>Allowances</text:p>
          </table:table-cell>
          <table:table-cell office:value-type="string" table:number-columns-spanned="1" table:number-rows-spanned="2" table:style-name="ce37">
            <text:p>Non-consolidated performance payments</text:p>
          </table:table-cell>
          <table:table-cell office:value-type="string" table:number-columns-spanned="1" table:number-rows-spanned="2" table:style-name="ce37">
            <text:p>Overtime</text:p>
          </table:table-cell>
          <table:table-cell office:value-type="string" table:number-columns-spanned="1" table:number-rows-spanned="2" table:style-name="ce37">
            <text:p>Employer pension contributions</text:p>
          </table:table-cell>
          <table:table-cell office:value-type="string" table:number-columns-spanned="1" table:number-rows-spanned="2" table:style-name="ce37">
            <text:p>Employer national insurance contributions</text:p>
          </table:table-cell>
          <table:table-cell office:value-type="string" table:number-columns-spanned="1" table:number-rows-spanned="2" table:style-name="ce37">
            <text:p>Total paybill for payroll staff</text:p>
          </table:table-cell>
          <table:table-cell office:value-type="string" table:number-columns-spanned="1" table:number-rows-spanned="2" table:style-name="ce37">
            <text:p>Total cost of contingent labour: agency (clerical and admin) staff, interim managers and specialist contractors</text:p>
          </table:table-cell>
          <table:table-cell office:value-type="string" table:number-columns-spanned="1" table:number-rows-spanned="2" table:style-name="ce37">
            <text:p>Total cost of consultants/</text:p>
            <text:p>consultancy</text:p>
          </table:table-cell>
          <table:table-cell office:value-type="string" table:number-columns-spanned="1" table:number-rows-spanned="2" table:style-name="ce37">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48">
            <text:p>Ministerial Department</text:p>
          </table:table-cell>
          <table:table-cell office:value-type="string" table:style-name="ce49">
            <text:p>Department for Work and Pensions</text:p>
          </table:table-cell>
          <table:table-cell office:value-type="float" office:value="33380" table:style-name="ce41">
            <text:p>33,380</text:p>
          </table:table-cell>
          <table:table-cell office:value-type="float" office:value="28582" table:style-name="ce39">
            <text:p>28,582</text:p>
          </table:table-cell>
          <table:table-cell office:value-type="float" office:value="37723" table:style-name="ce41">
            <text:p>37,723</text:p>
          </table:table-cell>
          <table:table-cell office:value-type="float" office:value="33629" table:style-name="ce39">
            <text:p>33,629</text:p>
          </table:table-cell>
          <table:table-cell office:value-type="float" office:value="9591" table:style-name="ce41">
            <text:p>9,591</text:p>
          </table:table-cell>
          <table:table-cell office:value-type="float" office:value="9149" table:style-name="ce39">
            <text:p>9,149</text:p>
          </table:table-cell>
          <table:table-cell office:value-type="float" office:value="2275" table:style-name="ce41">
            <text:p>2,275</text:p>
          </table:table-cell>
          <table:table-cell office:value-type="float" office:value="2201" table:style-name="ce39">
            <text:p>2,201</text:p>
          </table:table-cell>
          <table:table-cell office:value-type="float" office:value="198" table:style-name="ce41">
            <text:p>198</text:p>
          </table:table-cell>
          <table:table-cell office:value-type="float" office:value="194" table:style-name="ce39">
            <text:p>194</text:p>
          </table:table-cell>
          <table:table-cell office:value-type="string" table:style-name="ce41">
            <text:p>.</text:p>
          </table:table-cell>
          <table:table-cell office:value-type="string" table:style-name="ce39">
            <text:p>.</text:p>
          </table:table-cell>
          <table:table-cell office:value-type="float" office:value="83361" table:content-validation-name="val1" table:style-name="ce10">
            <text:p>83,361</text:p>
          </table:table-cell>
          <table:table-cell office:value-type="float" office:value="73755" table:content-validation-name="val1" table:style-name="ce10">
            <text:p>73,755</text:p>
          </table:table-cell>
          <table:table-cell office:value-type="string" table:style-name="ce42">
            <text:p>.</text:p>
          </table:table-cell>
          <table:table-cell office:value-type="string" table:style-name="ce40">
            <text:p>.</text:p>
          </table:table-cell>
          <table:table-cell office:value-type="float" office:value="375" table:style-name="ce42">
            <text:p>375</text:p>
          </table:table-cell>
          <table:table-cell office:value-type="float" office:value="375" table:style-name="ce40">
            <text:p>375</text:p>
          </table:table-cell>
          <table:table-cell office:value-type="string" table:style-name="ce59">
            <text:p>.</text:p>
          </table:table-cell>
          <table:table-cell office:value-type="string" table:style-name="ce58">
            <text:p>.</text:p>
          </table:table-cell>
          <table:table-cell office:value-type="string" table:style-name="ce56">
            <text:p>.</text:p>
          </table:table-cell>
          <table:table-cell office:value-type="string" table:style-name="ce54">
            <text:p>.</text:p>
          </table:table-cell>
          <table:table-cell office:value-type="float" office:value="375" table:style-name="ce12">
            <text:p>375</text:p>
          </table:table-cell>
          <table:table-cell office:value-type="float" office:value="375" table:style-name="ce12">
            <text:p>375</text:p>
          </table:table-cell>
          <table:table-cell office:value-type="float" office:value="83736" table:content-validation-name="val1" table:style-name="ce10">
            <text:p>83,736</text:p>
          </table:table-cell>
          <table:table-cell office:value-type="float" office:value="74130" table:content-validation-name="val1" table:style-name="ce10">
            <text:p>74,130</text:p>
          </table:table-cell>
          <table:table-cell office:value-type="currency" office:value="160997552.44999999" table:content-validation-name="val3" table:style-name="ce13">
            <text:p>£160,997,552.45</text:p>
          </table:table-cell>
          <table:table-cell office:value-type="currency" office:value="2089593.62" table:content-validation-name="val3" table:style-name="ce13">
            <text:p>£2,089,593.62</text:p>
          </table:table-cell>
          <table:table-cell office:value-type="currency" office:value="491177.33" table:content-validation-name="val4" table:style-name="ce13">
            <text:p>£491,177.33</text:p>
          </table:table-cell>
          <table:table-cell office:value-type="currency" office:value="1586974.59" table:content-validation-name="val3" table:style-name="ce13">
            <text:p>£1,586,974.59</text:p>
          </table:table-cell>
          <table:table-cell office:value-type="currency" office:value="32431916.890000001" table:content-validation-name="val3" table:style-name="ce13">
            <text:p>£32,431,916.89</text:p>
          </table:table-cell>
          <table:table-cell office:value-type="currency" office:value="14233132.720000001" table:content-validation-name="val3" table:style-name="ce13">
            <text:p>£14,233,132.72</text:p>
          </table:table-cell>
          <table:table-cell office:value-type="currency" office:value="211830347.59999999" table:style-name="ce14">
            <text:p>£211,830,347.60</text:p>
          </table:table-cell>
          <table:table-cell office:value-type="currency" office:value="9321213" table:content-validation-name="val2" table:style-name="ce15">
            <text:p>£9,321,213.00</text:p>
          </table:table-cell>
          <table:table-cell office:value-type="currency" office:value="473856" table:content-validation-name="val3" table:style-name="ce15">
            <text:p>£473,856.00</text:p>
          </table:table-cell>
          <table:table-cell office:value-type="currency" office:value="9795069" table:style-name="ce14">
            <text:p>£9,795,069.00</text:p>
          </table:table-cell>
          <table:table-cell office:value-type="currency" office:value="221625416.59999999" table:style-name="ce14">
            <text:p>£221,625,416.60</text:p>
          </table:table-cell>
          <table:table-cell table:content-validation-name="val5"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48">
            <text:p>Crown Non Departmental Public Body</text:p>
          </table:table-cell>
          <table:table-cell office:value-type="string" table:style-name="ce49">
            <text:p>Department for Work and Pensions</text:p>
          </table:table-cell>
          <table:table-cell office:value-type="float" office:value="369" table:style-name="ce41">
            <text:p>369</text:p>
          </table:table-cell>
          <table:table-cell office:value-type="float" office:value="325" table:style-name="ce39">
            <text:p>325</text:p>
          </table:table-cell>
          <table:table-cell office:value-type="float" office:value="406" table:style-name="ce41">
            <text:p>406</text:p>
          </table:table-cell>
          <table:table-cell office:value-type="float" office:value="376" table:style-name="ce39">
            <text:p>376</text:p>
          </table:table-cell>
          <table:table-cell office:value-type="float" office:value="1357" table:style-name="ce41">
            <text:p>1,357</text:p>
          </table:table-cell>
          <table:table-cell office:value-type="float" office:value="1281" table:style-name="ce39">
            <text:p>1,281</text:p>
          </table:table-cell>
          <table:table-cell office:value-type="float" office:value="449" table:style-name="ce41">
            <text:p>449</text:p>
          </table:table-cell>
          <table:table-cell office:value-type="float" office:value="425" table:style-name="ce39">
            <text:p>425</text:p>
          </table:table-cell>
          <table:table-cell office:value-type="float" office:value="28" table:style-name="ce41">
            <text:p>28</text:p>
          </table:table-cell>
          <table:table-cell office:value-type="float" office:value="27" table:style-name="ce39">
            <text:p>27</text:p>
          </table:table-cell>
          <table:table-cell office:value-type="string" table:style-name="ce41">
            <text:p>.</text:p>
          </table:table-cell>
          <table:table-cell office:value-type="string" table:style-name="ce39">
            <text:p>.</text:p>
          </table:table-cell>
          <table:table-cell office:value-type="float" office:value="2636" table:content-validation-name="val1" table:style-name="ce10">
            <text:p>2,636</text:p>
          </table:table-cell>
          <table:table-cell office:value-type="float" office:value="2435" table:content-validation-name="val1" table:style-name="ce10">
            <text:p>2,435</text:p>
          </table:table-cell>
          <table:table-cell office:value-type="string" table:style-name="ce42">
            <text:p>.</text:p>
          </table:table-cell>
          <table:table-cell office:value-type="string" table:style-name="ce40">
            <text:p>.</text:p>
          </table:table-cell>
          <table:table-cell office:value-type="float" office:value="6" table:style-name="ce57">
            <text:p>6</text:p>
          </table:table-cell>
          <table:table-cell office:value-type="float" office:value="5.14" table:style-name="ce55">
            <text:p>5.14</text:p>
          </table:table-cell>
          <table:table-cell office:value-type="string" table:style-name="ce59">
            <text:p>.</text:p>
          </table:table-cell>
          <table:table-cell office:value-type="string" table:style-name="ce58">
            <text:p>.</text:p>
          </table:table-cell>
          <table:table-cell office:value-type="string" table:style-name="ce42">
            <text:p>.</text:p>
          </table:table-cell>
          <table:table-cell office:value-type="string" table:style-name="ce40">
            <text:p>.</text:p>
          </table:table-cell>
          <table:table-cell office:value-type="float" office:value="6" table:style-name="ce12">
            <text:p>6</text:p>
          </table:table-cell>
          <table:table-cell office:value-type="float" office:value="5" table:style-name="ce12">
            <text:p>5</text:p>
          </table:table-cell>
          <table:table-cell office:value-type="float" office:value="2642" table:content-validation-name="val1" table:style-name="ce10">
            <text:p>2,642</text:p>
          </table:table-cell>
          <table:table-cell office:value-type="float" office:value="2440" table:content-validation-name="val1" table:style-name="ce10">
            <text:p>2,440</text:p>
          </table:table-cell>
          <table:table-cell office:value-type="currency" office:value="8372948.46" table:content-validation-name="val3" table:style-name="ce13">
            <text:p>£8,372,948.46</text:p>
          </table:table-cell>
          <table:table-cell office:value-type="currency" office:value="156189.35999999999" table:content-validation-name="val3" table:style-name="ce13">
            <text:p>£156,189.36</text:p>
          </table:table-cell>
          <table:table-cell office:value-type="currency" office:value="0" table:content-validation-name="val3" table:style-name="ce13">
            <text:p>£0.00</text:p>
          </table:table-cell>
          <table:table-cell office:value-type="currency" office:value="20714.97" table:content-validation-name="val3" table:style-name="ce13">
            <text:p>£20,714.97</text:p>
          </table:table-cell>
          <table:table-cell office:value-type="currency" office:value="1798422.36" table:content-validation-name="val3" table:style-name="ce13">
            <text:p>£1,798,422.36</text:p>
          </table:table-cell>
          <table:table-cell office:value-type="currency" office:value="935890.46" table:content-validation-name="val3" table:style-name="ce13">
            <text:p>£935,890.46</text:p>
          </table:table-cell>
          <table:table-cell office:value-type="currency" office:value="11284165.609999999" table:style-name="ce14">
            <text:p>£11,284,165.61</text:p>
          </table:table-cell>
          <table:table-cell office:value-type="currency" office:value="107683.86" table:content-validation-name="val2" table:style-name="ce15">
            <text:p>£107,683.86</text:p>
          </table:table-cell>
          <table:table-cell office:value-type="currency" office:value="0" table:content-validation-name="val2" table:style-name="ce15">
            <text:p>£0.00</text:p>
          </table:table-cell>
          <table:table-cell office:value-type="currency" office:value="107683.86" table:style-name="ce14">
            <text:p>£107,683.86</text:p>
          </table:table-cell>
          <table:table-cell office:value-type="currency" office:value="11391849.470000001" table:style-name="ce14">
            <text:p>£11,391,849.47</text:p>
          </table:table-cell>
          <table:table-cell table:content-validation-name="val1" table:style-name="ce17"/>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48">
            <text:p>Executive Non-Departmental Public Body</text:p>
          </table:table-cell>
          <table:table-cell office:value-type="string" table:style-name="ce49">
            <text:p>Department for Work and Pensions</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float" office:value="251" table:style-name="ce42">
            <text:p>251</text:p>
          </table:table-cell>
          <table:table-cell office:value-type="float" office:value="237.35" table:style-name="ce40">
            <text:p>237.35</text:p>
          </table:table-cell>
          <table:table-cell office:value-type="float" office:value="251" table:content-validation-name="val1" table:style-name="ce10">
            <text:p>251</text:p>
          </table:table-cell>
          <table:table-cell office:value-type="float" office:value="488" table:content-validation-name="val1" table:style-name="ce10">
            <text:p>488</text:p>
          </table:table-cell>
          <table:table-cell office:value-type="string" table:style-name="ce42">
            <text:p>.</text:p>
          </table:table-cell>
          <table:table-cell office:value-type="string" table:style-name="ce40">
            <text:p>.</text:p>
          </table:table-cell>
          <table:table-cell office:value-type="float" office:value="10" table:style-name="ce56">
            <text:p>10</text:p>
          </table:table-cell>
          <table:table-cell office:value-type="float" office:value="7.69" table:style-name="ce54">
            <text:p>7.69</text:p>
          </table:table-cell>
          <table:table-cell office:value-type="string" table:style-name="ce42">
            <text:p>.</text:p>
          </table:table-cell>
          <table:table-cell office:value-type="string" table:style-name="ce40">
            <text:p>.</text:p>
          </table:table-cell>
          <table:table-cell office:value-type="string" table:style-name="ce56">
            <text:p>.</text:p>
          </table:table-cell>
          <table:table-cell office:value-type="string" table:style-name="ce54">
            <text:p>.</text:p>
          </table:table-cell>
          <table:table-cell office:value-type="float" office:value="10" table:style-name="ce12">
            <text:p>10</text:p>
          </table:table-cell>
          <table:table-cell office:value-type="float" office:value="8" table:style-name="ce12">
            <text:p>8</text:p>
          </table:table-cell>
          <table:table-cell office:value-type="float" office:value="261" table:content-validation-name="val1" table:style-name="ce10">
            <text:p>261</text:p>
          </table:table-cell>
          <table:table-cell office:value-type="float" office:value="496" table:content-validation-name="val1" table:style-name="ce10">
            <text:p>496</text:p>
          </table:table-cell>
          <table:table-cell office:value-type="currency" office:value="1216815" table:content-validation-name="val3" table:style-name="ce13">
            <text:p>£1,216,815.00</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90729" table:content-validation-name="val3" table:style-name="ce13">
            <text:p>£90,729.00</text:p>
          </table:table-cell>
          <table:table-cell office:value-type="currency" office:value="144812" table:content-validation-name="val3" table:style-name="ce13">
            <text:p>£144,812.00</text:p>
          </table:table-cell>
          <table:table-cell office:value-type="currency" office:value="1452356" table:style-name="ce14">
            <text:p>£1,452,356.00</text:p>
          </table:table-cell>
          <table:table-cell office:value-type="currency" office:value="134280.32999999999" table:content-validation-name="val2" table:style-name="ce15">
            <text:p>£134,280.33</text:p>
          </table:table-cell>
          <table:table-cell office:value-type="currency" office:value="0" table:content-validation-name="val2" table:style-name="ce15">
            <text:p>£0.00</text:p>
          </table:table-cell>
          <table:table-cell office:value-type="currency" office:value="134280.32999999999" table:style-name="ce14">
            <text:p>£134,280.33</text:p>
          </table:table-cell>
          <table:table-cell office:value-type="currency" office:value="1586636.33" table:style-name="ce14">
            <text:p>£1,586,636.33</text:p>
          </table:table-cell>
          <table:table-cell table:content-validation-name="val1" table:style-name="ce17"/>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Advisory Service</text:p>
          </table:table-cell>
          <table:table-cell office:value-type="string" table:style-name="ce48">
            <text:p>Executive Non-Departmental Public Body</text:p>
          </table:table-cell>
          <table:table-cell office:value-type="string" table:style-name="ce49">
            <text:p>Department for Work and Pensions</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float" office:value="90" table:style-name="ce42">
            <text:p>90</text:p>
          </table:table-cell>
          <table:table-cell office:value-type="float" office:value="81.459999999999994" table:style-name="ce40">
            <text:p>81.46</text:p>
          </table:table-cell>
          <table:table-cell office:value-type="float" office:value="90" table:content-validation-name="val1" table:style-name="ce10">
            <text:p>90</text:p>
          </table:table-cell>
          <table:table-cell office:value-type="float" office:value="171" table:content-validation-name="val1" table:style-name="ce10">
            <text:p>171</text:p>
          </table:table-cell>
          <table:table-cell office:value-type="float" office:value="4" table:style-name="ce42">
            <text:p>4</text:p>
          </table:table-cell>
          <table:table-cell office:value-type="float" office:value="3" table:style-name="ce40">
            <text:p>3</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float" office:value="4" table:style-name="ce12">
            <text:p>4</text:p>
          </table:table-cell>
          <table:table-cell office:value-type="float" office:value="3" table:style-name="ce12">
            <text:p>3</text:p>
          </table:table-cell>
          <table:table-cell office:value-type="float" office:value="94" table:content-validation-name="val1" table:style-name="ce10">
            <text:p>94</text:p>
          </table:table-cell>
          <table:table-cell office:value-type="float" office:value="174" table:content-validation-name="val1" table:style-name="ce10">
            <text:p>174</text:p>
          </table:table-cell>
          <table:table-cell office:value-type="currency" office:value="266515.65000000002" table:content-validation-name="val3" table:style-name="ce13">
            <text:p>£266,515.65</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934.07" table:content-validation-name="val3" table:style-name="ce13">
            <text:p>£934.07</text:p>
          </table:table-cell>
          <table:table-cell office:value-type="currency" office:value="54212.39" table:content-validation-name="val3" table:style-name="ce13">
            <text:p>£54,212.39</text:p>
          </table:table-cell>
          <table:table-cell office:value-type="currency" office:value="28302.86" table:content-validation-name="val3" table:style-name="ce13">
            <text:p>£28,302.86</text:p>
          </table:table-cell>
          <table:table-cell office:value-type="currency" office:value="349964.97" table:style-name="ce14">
            <text:p>£349,964.97</text:p>
          </table:table-cell>
          <table:table-cell office:value-type="currency" office:value="16640.21" table:content-validation-name="val2" table:style-name="ce15">
            <text:p>£16,640.21</text:p>
          </table:table-cell>
          <table:table-cell office:value-type="currency" office:value="14812.8" table:content-validation-name="val2" table:style-name="ce15">
            <text:p>£14,812.80</text:p>
          </table:table-cell>
          <table:table-cell office:value-type="currency" office:value="31453.01" table:style-name="ce14">
            <text:p>£31,453.01</text:p>
          </table:table-cell>
          <table:table-cell office:value-type="currency" office:value="381417.98" table:style-name="ce14">
            <text:p>£381,417.98</text:p>
          </table:table-cell>
          <table:table-cell table:content-validation-name="val1" table:style-name="ce18"/>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office:value-type="string" table:style-name="ce8">
            <text:p>The Pensions Regulator</text:p>
          </table:table-cell>
          <table:table-cell office:value-type="string" table:style-name="ce48">
            <text:p>Executive Non-Departmental Public Body</text:p>
          </table:table-cell>
          <table:table-cell office:value-type="string" table:style-name="ce49">
            <text:p>Department for Work and Pensions</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string" table:style-name="ce42">
            <text:p>.</text:p>
          </table:table-cell>
          <table:table-cell office:value-type="string" table:style-name="ce40">
            <text:p>.</text:p>
          </table:table-cell>
          <table:table-cell office:value-type="float" office:value="595" table:style-name="ce42">
            <text:p>595</text:p>
          </table:table-cell>
          <table:table-cell office:value-type="float" office:value="576" table:style-name="ce53">
            <text:p>576.00</text:p>
          </table:table-cell>
          <table:table-cell office:value-type="float" office:value="595" table:content-validation-name="val1" table:style-name="ce10">
            <text:p>595</text:p>
          </table:table-cell>
          <table:table-cell office:value-type="float" office:value="1171" table:content-validation-name="val1" table:style-name="ce10">
            <text:p>1,171</text:p>
          </table:table-cell>
          <table:table-cell office:value-type="float" office:value="10" table:style-name="ce42">
            <text:p>10</text:p>
          </table:table-cell>
          <table:table-cell office:value-type="float" office:value="9" table:style-name="ce40">
            <text:p>9</text:p>
          </table:table-cell>
          <table:table-cell office:value-type="string" table:style-name="ce42">
            <text:p>.</text:p>
          </table:table-cell>
          <table:table-cell office:value-type="string" table:style-name="ce40">
            <text:p>.</text:p>
          </table:table-cell>
          <table:table-cell office:value-type="float" office:value="3" table:style-name="ce56">
            <text:p>3</text:p>
          </table:table-cell>
          <table:table-cell office:value-type="float" office:value="3" table:style-name="ce63">
            <text:p>3.00</text:p>
          </table:table-cell>
          <table:table-cell office:value-type="float" office:value="16" table:style-name="ce65">
            <text:p>16.00</text:p>
          </table:table-cell>
          <table:table-cell office:value-type="float" office:value="16" table:style-name="ce53">
            <text:p>16.00</text:p>
          </table:table-cell>
          <table:table-cell office:value-type="float" office:value="29" table:style-name="ce12">
            <text:p>29</text:p>
          </table:table-cell>
          <table:table-cell office:value-type="float" office:value="28" table:style-name="ce12">
            <text:p>28</text:p>
          </table:table-cell>
          <table:table-cell office:value-type="float" office:value="624" table:content-validation-name="val1" table:style-name="ce10">
            <text:p>624</text:p>
          </table:table-cell>
          <table:table-cell office:value-type="float" office:value="1199" table:content-validation-name="val1" table:style-name="ce10">
            <text:p>1,199</text:p>
          </table:table-cell>
          <table:table-cell office:value-type="currency" office:value="2474806" table:content-validation-name="val3" table:style-name="ce20">
            <text:p>£2,474,806</text:p>
          </table:table-cell>
          <table:table-cell office:value-type="currency" office:value="9738" table:content-validation-name="val3" table:style-name="ce20">
            <text:p>£9,738</text:p>
          </table:table-cell>
          <table:table-cell office:value-type="currency" office:value="83328" table:content-validation-name="val3" table:style-name="ce20">
            <text:p>£83,328</text:p>
          </table:table-cell>
          <table:table-cell office:value-type="currency" office:value="4636" table:content-validation-name="val3" table:style-name="ce20">
            <text:p>£4,636</text:p>
          </table:table-cell>
          <table:table-cell office:value-type="currency" office:value="534137" table:content-validation-name="val3" table:style-name="ce20">
            <text:p>£534,137</text:p>
          </table:table-cell>
          <table:table-cell office:value-type="currency" office:value="289811" table:content-validation-name="val3" table:style-name="ce20">
            <text:p>£289,811</text:p>
          </table:table-cell>
          <table:table-cell office:value-type="currency" office:value="3396456" table:style-name="ce14">
            <text:p>£3,396,456.00</text:p>
          </table:table-cell>
          <table:table-cell office:value-type="currency" office:value="162900.42000000001" table:content-validation-name="val2" table:style-name="ce15">
            <text:p>£162,900.42</text:p>
          </table:table-cell>
          <table:table-cell office:value-type="currency" office:value="485388.04" table:content-validation-name="val2" table:style-name="ce15">
            <text:p>£485,388.04</text:p>
          </table:table-cell>
          <table:table-cell office:value-type="currency" office:value="648288.46" table:style-name="ce14">
            <text:p>£648,288.46</text:p>
          </table:table-cell>
          <table:table-cell office:value-type="currency" office:value="4044744.46" table:style-name="ce14">
            <text:p>£4,044,744.46</text:p>
          </table:table-cell>
          <table:table-cell office:value-type="string" table:content-validation-name="val5" table:style-name="ce21">
            <text:p>Overall costs have increased since previous month, the most significant item of spend being consultancy, which relates to a reallocation of costs. <text:s/>In addition, payroll costs have increased since prior month partly due to headcount increase and PILON costs for restructure of Comms Team. This has been offset by reduced non payroll staff costs, mainly in Case Management due to a mix of resource.</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8"/>
          <table:table-cell table:style-name="ce49"/>
          <table:table-cell table:style-name="ce50"/>
          <table:table-cell table:style-name="ce51"/>
          <table:table-cell table:style-name="ce52"/>
          <table:table-cell table:style-name="ce43"/>
          <table:table-cell table:style-name="ce45"/>
          <table:table-cell table:style-name="ce44"/>
          <table:table-cell table:style-name="ce47"/>
          <table:table-cell table:style-name="ce46"/>
          <table:table-cell table:style-name="ce50"/>
          <table:table-cell table:style-name="ce51"/>
          <table:table-cell table:style-name="ce50"/>
          <table:table-cell table:style-name="ce51"/>
          <table:table-cell table:content-validation-name="val1" table:style-name="ce23"/>
          <table:table-cell table:content-validation-name="val1" table:style-name="ce24"/>
          <table:table-cell table:style-name="ce50"/>
          <table:table-cell table:style-name="ce51"/>
          <table:table-cell table:style-name="ce61"/>
          <table:table-cell table:style-name="ce60"/>
          <table:table-cell table:style-name="ce50"/>
          <table:table-cell table:style-name="ce51"/>
          <table:table-cell table:style-name="ce64"/>
          <table:table-cell table:style-name="ce62"/>
          <table:table-cell table:style-name="ce25"/>
          <table:table-cell table:style-name="ce24"/>
          <table:table-cell table:content-validation-name="val1" table:style-name="ce26"/>
          <table:table-cell table:content-validation-name="val1" table:style-name="ce27"/>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style-name="ce29"/>
          <table:table-cell table:content-validation-name="val2" table:style-name="ce28"/>
          <table:table-cell table:content-validation-name="val2" table:style-name="ce28"/>
          <table:table-cell table:style-name="ce29"/>
          <table:table-cell table:style-name="ce30"/>
          <table:table-cell table:content-validation-name="val1" table:style-name="ce3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8"/>
          <table:table-cell table:style-name="ce49"/>
          <table:table-cell table:style-name="ce50"/>
          <table:table-cell table:style-name="ce51"/>
          <table:table-cell table:style-name="ce52"/>
          <table:table-cell table:style-name="ce43"/>
          <table:table-cell table:style-name="ce45"/>
          <table:table-cell table:style-name="ce44"/>
          <table:table-cell table:style-name="ce47"/>
          <table:table-cell table:style-name="ce46"/>
          <table:table-cell table:style-name="ce50"/>
          <table:table-cell table:style-name="ce51"/>
          <table:table-cell table:style-name="ce50"/>
          <table:table-cell table:style-name="ce51"/>
          <table:table-cell table:content-validation-name="val1" table:style-name="ce23"/>
          <table:table-cell table:content-validation-name="val1" table:style-name="ce24"/>
          <table:table-cell table:style-name="ce50"/>
          <table:table-cell table:style-name="ce51"/>
          <table:table-cell table:style-name="ce61"/>
          <table:table-cell table:style-name="ce60"/>
          <table:table-cell table:style-name="ce50"/>
          <table:table-cell table:style-name="ce51"/>
          <table:table-cell table:style-name="ce64"/>
          <table:table-cell table:style-name="ce62"/>
          <table:table-cell table:style-name="ce25"/>
          <table:table-cell table:style-name="ce24"/>
          <table:table-cell table:content-validation-name="val1" table:style-name="ce26"/>
          <table:table-cell table:content-validation-name="val1" table:style-name="ce27"/>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number-columns-repeated="2" table:style-name="ce28"/>
          <table:table-cell table:style-name="ce29"/>
          <table:table-cell table:content-validation-name="val2" table:style-name="ce28"/>
          <table:table-cell table:content-validation-name="val2" table:style-name="ce28"/>
          <table:table-cell table:style-name="ce29"/>
          <table:table-cell table:style-name="ce30"/>
          <table:table-cell table:content-validation-name="val1" table:style-name="ce3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4">
          <table:table-cell table:style-name="ce8"/>
          <table:table-cell table:style-name="ce48"/>
          <table:table-cell table:style-name="ce49"/>
          <table:table-cell table:style-name="ce50"/>
          <table:table-cell table:style-name="ce51"/>
          <table:table-cell table:style-name="ce52"/>
          <table:table-cell table:style-name="ce43"/>
          <table:table-cell table:style-name="ce45"/>
          <table:table-cell table:style-name="ce44"/>
          <table:table-cell table:style-name="ce47"/>
          <table:table-cell table:style-name="ce46"/>
          <table:table-cell table:style-name="ce50"/>
          <table:table-cell table:style-name="ce51"/>
          <table:table-cell table:style-name="ce50"/>
          <table:table-cell table:style-name="ce51"/>
          <table:table-cell table:content-validation-name="val1" table:style-name="ce23"/>
          <table:table-cell table:content-validation-name="val1" table:style-name="ce24"/>
          <table:table-cell table:style-name="ce50"/>
          <table:table-cell table:style-name="ce51"/>
          <table:table-cell table:style-name="ce61"/>
          <table:table-cell table:style-name="ce60"/>
          <table:table-cell table:style-name="ce50"/>
          <table:table-cell table:style-name="ce51"/>
          <table:table-cell table:style-name="ce64"/>
          <table:table-cell table:style-name="ce62"/>
          <table:table-cell table:style-name="ce25"/>
          <table:table-cell table:style-name="ce24"/>
          <table:table-cell table:content-validation-name="val1" table:style-name="ce26"/>
          <table:table-cell table:content-validation-name="val1" table:style-name="ce27"/>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style-name="ce30"/>
          <table:table-cell table:content-validation-name="val2" table:style-name="ce32"/>
          <table:table-cell table:content-validation-name="val2" table:style-name="ce32"/>
          <table:table-cell table:number-columns-repeated="2" table:style-name="ce30"/>
          <table:table-cell table:content-validation-name="val1" table:style-name="ce33"/>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2"/>
          <table:table-cell table:content-validation-name="val1" table:style-name="ce3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3" table:style-name="ro4">
          <table:table-cell table:number-columns-repeated="16384"/>
        </table:table-row>
        <table:named-expressions>
          <table:named-range table:name="Print_Area" table:cell-range-address="Data_sheet.$A$1:Data_sheet.$AO$18"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32_1_32_3" style:display-name=" 1 3" style:family="table-cell" style:data-style-name="N0">
      <style:table-cell-properties style:vertical-align="automatic" fo:background-color="transparent"/>
      <style:text-properties fo:font-size="10pt" style:font-size-asian="10pt" style:font-size-complex="10pt"/>
    </style:style>
    <style:style style:name="_32_1_32_4" style:display-name=" 1 4"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2_32_3" style:display-name="% 2 2 3" style:family="table-cell" style:data-style-name="N0">
      <style:table-cell-properties style:vertical-align="automatic" fo:background-color="transparent"/>
      <style:text-properties fo:font-size="10pt" style:font-size-asian="10pt" style:font-size-complex="10pt"/>
    </style:style>
    <style:style style:name="_37__32_2_32_2_32_4" style:display-name="% 2 2 4"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2_32_4" style:display-name="% 2 4" style:family="table-cell" style:data-style-name="N0">
      <style:table-cell-properties style:vertical-align="automatic" fo:background-color="transparent"/>
    </style:style>
    <style:style style:name="_37__32_2_32_5" style:display-name="% 2 5"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3_32_3" style:display-name="% 3 3" style:family="table-cell" style:data-style-name="N0">
      <style:table-cell-properties style:vertical-align="automatic" fo:background-color="transparent"/>
    </style:style>
    <style:style style:name="_37__32_3_32_4" style:display-name="% 3 4"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32_6" style:display-name="% 6" style:family="table-cell" style:data-style-name="N0">
      <style:table-cell-properties style:vertical-align="automatic" fo:background-color="transparent"/>
    </style:style>
    <style:style style:name="_37__32_7" style:display-name="% 7"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Apr_32_12_32_template_32_v1_32_3" style:display-name="%_Apr 12 template v1 3" style:family="table-cell" style:data-style-name="N0">
      <style:table-cell-properties style:vertical-align="automatic" fo:background-color="transparent"/>
    </style:style>
    <style:style style:name="_37__Apr_32_12_32_template_32_v1_32_4" style:display-name="%_Apr 12 template v1 4"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37__Checking_32_file_32_3" style:display-name="%_Checking file 3" style:family="table-cell" style:data-style-name="N0">
      <style:table-cell-properties style:vertical-align="automatic" fo:background-color="transparent"/>
    </style:style>
    <style:style style:name="_37__Checking_32_file_32_4" style:display-name="%_Checking file 4"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3" style:display-name="_PERSONAL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4" style:display-name="_PERSONAL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3" style:display-name="_PERSONAL_1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4" style:display-name="_PERSONAL_1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3" style:display-name="¬µrk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4" style:display-name="¬µrk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3" style:display-name="2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4" style:display-name="2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4" style:display-name="2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5" style:display-name="2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3" style:display-name="2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4" style:display-name="2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5" style:display-name="2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6" style:display-name="2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3" style:display-name="20% - Accent1 2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4" style:display-name="20% - Accent1 2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4" style:display-name="20% - Accent1 2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5" style:display-name="20% - Accent1 2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3" style:display-name="20% - Accent1 2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4" style:display-name="20% - Accent1 2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6" style:display-name="20% - Accent1 2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7" style:display-name="20% - Accent1 2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3" style:display-name="2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4" style:display-name="2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4" style:display-name="2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5" style:display-name="2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3" style:display-name="2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4" style:display-name="2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5" style:display-name="2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6" style:display-name="2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3" style:display-name="20% - Accent1 3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4" style:display-name="20% - Accent1 3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4" style:display-name="20% - Accent1 3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5" style:display-name="20% - Accent1 3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3" style:display-name="20% - Accent1 3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4" style:display-name="20% - Accent1 3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6" style:display-name="20% - Accent1 3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7" style:display-name="20% - Accent1 3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3" style:display-name="2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4" style:display-name="2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4" style:display-name="2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5" style:display-name="2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3" style:display-name="2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4" style:display-name="2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5" style:display-name="2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6" style:display-name="2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3" style:display-name="20% - Accent1 4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4" style:display-name="20% - Accent1 4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4" style:display-name="20% - Accent1 4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5" style:display-name="20% - Accent1 4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3" style:display-name="20% - Accent1 4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4" style:display-name="20% - Accent1 4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6" style:display-name="20% - Accent1 4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7" style:display-name="20% - Accent1 4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3" style:display-name="2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4" style:display-name="2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4" style:display-name="2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5" style:display-name="2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3" style:display-name="2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4" style:display-name="2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5" style:display-name="2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6" style:display-name="2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3" style:display-name="20% - Accent1 5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4" style:display-name="20% - Accent1 5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4" style:display-name="20% - Accent1 5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5" style:display-name="20% - Accent1 5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3" style:display-name="20% - Accent1 5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4" style:display-name="20% - Accent1 5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6" style:display-name="20% - Accent1 5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7" style:display-name="20% - Accent1 5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3" style:display-name="20% - Accent1 6 2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4" style:display-name="20% - Accent1 6 2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4" style:display-name="20% - Accent1 6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5" style:display-name="20% - Accent1 6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3" style:display-name="20% - Accent1 6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4" style:display-name="20% - Accent1 6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5" style:display-name="20% - Accent1 6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6" style:display-name="20% - Accent1 6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3" style:display-name="20% - Accent2 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4" style:display-name="20% - Accent2 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4" style:display-name="20% - Accent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5" style:display-name="20% - Accent2 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3" style:display-name="20% - Accent2 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4" style:display-name="20% - Accent2 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5" style:display-name="20% - Accent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6" style:display-name="20% - Accent2 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3" style:display-name="20% - Accent2 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4" style:display-name="20% - Accent2 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4" style:display-name="20% - Accent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5" style:display-name="20% - Accent2 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3" style:display-name="20% - Accent2 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4" style:display-name="20% - Accent2 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6" style:display-name="20% - Accent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7" style:display-name="20% - Accent2 2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3" style:display-name="20% - Accent2 3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4" style:display-name="20% - Accent2 3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4" style:display-name="20% - Accent2 3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5" style:display-name="20% - Accent2 3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3" style:display-name="20% - Accent2 3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4" style:display-name="20% - Accent2 3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5" style:display-name="20% - Accent2 3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6" style:display-name="20% - Accent2 3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3" style:display-name="20% - Accent2 3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4" style:display-name="20% - Accent2 3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4" style:display-name="20% - Accent2 3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5" style:display-name="20% - Accent2 3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3" style:display-name="20% - Accent2 3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4" style:display-name="20% - Accent2 3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6" style:display-name="20% - Accent2 3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7" style:display-name="20% - Accent2 3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3" style:display-name="20% - Accent2 4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4" style:display-name="20% - Accent2 4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4" style:display-name="20% - Accent2 4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5" style:display-name="20% - Accent2 4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3" style:display-name="20% - Accent2 4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4" style:display-name="20% - Accent2 4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5" style:display-name="20% - Accent2 4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6" style:display-name="20% - Accent2 4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3" style:display-name="20% - Accent2 4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4" style:display-name="20% - Accent2 4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4" style:display-name="20% - Accent2 4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5" style:display-name="20% - Accent2 4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3" style:display-name="20% - Accent2 4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4" style:display-name="20% - Accent2 4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6" style:display-name="20% - Accent2 4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7" style:display-name="20% - Accent2 4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3" style:display-name="20% - Accent2 5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4" style:display-name="20% - Accent2 5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4" style:display-name="20% - Accent2 5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5" style:display-name="20% - Accent2 5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3" style:display-name="20% - Accent2 5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4" style:display-name="20% - Accent2 5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5" style:display-name="20% - Accent2 5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6" style:display-name="20% - Accent2 5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3" style:display-name="20% - Accent2 5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4" style:display-name="20% - Accent2 5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4" style:display-name="20% - Accent2 5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5" style:display-name="20% - Accent2 5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3" style:display-name="20% - Accent2 5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4" style:display-name="20% - Accent2 5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6" style:display-name="20% - Accent2 5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7" style:display-name="20% - Accent2 5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3" style:display-name="20% - Accent2 6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4" style:display-name="20% - Accent2 6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4" style:display-name="20% - Accent2 6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5" style:display-name="20% - Accent2 6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3" style:display-name="20% - Accent2 6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4" style:display-name="20% - Accent2 6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5" style:display-name="20% - Accent2 6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6" style:display-name="20% - Accent2 6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3" style:display-name="20% - Accent3 2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4" style:display-name="20% - Accent3 2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4" style:display-name="20% - Accent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5" style:display-name="20% - Accent3 2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3" style:display-name="20% - Accent3 2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4" style:display-name="20% - Accent3 2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5" style:display-name="20% - Accent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6" style:display-name="20% - Accent3 2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3" style:display-name="20% - Accent3 2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4" style:display-name="20% - Accent3 2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4" style:display-name="20% - Accent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5" style:display-name="20% - Accent3 2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3" style:display-name="20% - Accent3 2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4" style:display-name="20% - Accent3 2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6" style:display-name="20% - Accent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7" style:display-name="20% - Accent3 2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3" style:display-name="20% - Accent3 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4" style:display-name="20% - Accent3 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4" style:display-name="20% - Accent3 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5" style:display-name="20% - Accent3 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3" style:display-name="20% - Accent3 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4" style:display-name="20% - Accent3 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5" style:display-name="20% - Accent3 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6" style:display-name="20% - Accent3 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3" style:display-name="20% - Accent3 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4" style:display-name="20% - Accent3 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4" style:display-name="20% - Accent3 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5" style:display-name="20% - Accent3 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3" style:display-name="20% - Accent3 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4" style:display-name="20% - Accent3 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6" style:display-name="20% - Accent3 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7" style:display-name="20% - Accent3 3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3" style:display-name="20% - Accent3 4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4" style:display-name="20% - Accent3 4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4" style:display-name="20% - Accent3 4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5" style:display-name="20% - Accent3 4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3" style:display-name="20% - Accent3 4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4" style:display-name="20% - Accent3 4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5" style:display-name="20% - Accent3 4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6" style:display-name="20% - Accent3 4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3" style:display-name="20% - Accent3 4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4" style:display-name="20% - Accent3 4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4" style:display-name="20% - Accent3 4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5" style:display-name="20% - Accent3 4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3" style:display-name="20% - Accent3 4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4" style:display-name="20% - Accent3 4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6" style:display-name="20% - Accent3 4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7" style:display-name="20% - Accent3 4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3" style:display-name="20% - Accent3 5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4" style:display-name="20% - Accent3 5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4" style:display-name="20% - Accent3 5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5" style:display-name="20% - Accent3 5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3" style:display-name="20% - Accent3 5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4" style:display-name="20% - Accent3 5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5" style:display-name="20% - Accent3 5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6" style:display-name="20% - Accent3 5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3" style:display-name="20% - Accent3 5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4" style:display-name="20% - Accent3 5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4" style:display-name="20% - Accent3 5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5" style:display-name="20% - Accent3 5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3" style:display-name="20% - Accent3 5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4" style:display-name="20% - Accent3 5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6" style:display-name="20% - Accent3 5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7" style:display-name="20% - Accent3 5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3" style:display-name="20% - Accent3 6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4" style:display-name="20% - Accent3 6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4" style:display-name="20% - Accent3 6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5" style:display-name="20% - Accent3 6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3" style:display-name="20% - Accent3 6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4" style:display-name="20% - Accent3 6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5" style:display-name="20% - Accent3 6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6" style:display-name="20% - Accent3 6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3" style:display-name="2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4" style:display-name="2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4" style:display-name="2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5" style:display-name="2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3" style:display-name="2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4" style:display-name="2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5" style:display-name="2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6" style:display-name="2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3" style:display-name="20% - Accent4 2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4" style:display-name="20% - Accent4 2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4" style:display-name="20% - Accent4 2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5" style:display-name="20% - Accent4 2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3" style:display-name="20% - Accent4 2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4" style:display-name="20% - Accent4 2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6" style:display-name="20% - Accent4 2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7" style:display-name="20% - Accent4 2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3" style:display-name="2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4" style:display-name="2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4" style:display-name="2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5" style:display-name="2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3" style:display-name="2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4" style:display-name="2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5" style:display-name="2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6" style:display-name="2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3" style:display-name="20% - Accent4 3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4" style:display-name="20% - Accent4 3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4" style:display-name="20% - Accent4 3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5" style:display-name="20% - Accent4 3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3" style:display-name="20% - Accent4 3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4" style:display-name="20% - Accent4 3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6" style:display-name="20% - Accent4 3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7" style:display-name="20% - Accent4 3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3" style:display-name="2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4" style:display-name="2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4" style:display-name="2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5" style:display-name="2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3" style:display-name="2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4" style:display-name="2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5" style:display-name="2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6" style:display-name="2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3" style:display-name="20% - Accent4 4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4" style:display-name="20% - Accent4 4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4" style:display-name="20% - Accent4 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5" style:display-name="20% - Accent4 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3" style:display-name="20% - Accent4 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4" style:display-name="20% - Accent4 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6" style:display-name="20% - Accent4 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7" style:display-name="20% - Accent4 4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3" style:display-name="2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4" style:display-name="2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4" style:display-name="2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5" style:display-name="2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3" style:display-name="2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4" style:display-name="2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5" style:display-name="2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6" style:display-name="2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3" style:display-name="20% - Accent4 5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4" style:display-name="20% - Accent4 5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4" style:display-name="20% - Accent4 5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5" style:display-name="20% - Accent4 5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3" style:display-name="20% - Accent4 5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4" style:display-name="20% - Accent4 5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6" style:display-name="20% - Accent4 5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7" style:display-name="20% - Accent4 5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3" style:display-name="20% - Accent4 6 2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4" style:display-name="20% - Accent4 6 2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4" style:display-name="20% - Accent4 6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5" style:display-name="20% - Accent4 6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3" style:display-name="20% - Accent4 6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4" style:display-name="20% - Accent4 6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5" style:display-name="20% - Accent4 6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6" style:display-name="20% - Accent4 6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3" style:display-name="20% - Accent5 2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4" style:display-name="20% - Accent5 2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4" style:display-name="20% - Accent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5" style:display-name="20% - Accent5 2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3" style:display-name="20% - Accent5 2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4" style:display-name="20% - Accent5 2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5" style:display-name="20% - Accent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6" style:display-name="20% - Accent5 2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3" style:display-name="20% - Accent5 2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4" style:display-name="20% - Accent5 2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4" style:display-name="20% - Accent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5" style:display-name="20% - Accent5 2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3" style:display-name="20% - Accent5 2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4" style:display-name="20% - Accent5 2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6" style:display-name="20% - Accent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7" style:display-name="20% - Accent5 2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3" style:display-name="20% - Accent5 3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4" style:display-name="20% - Accent5 3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4" style:display-name="20% - Accent5 3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5" style:display-name="20% - Accent5 3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3" style:display-name="20% - Accent5 3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4" style:display-name="20% - Accent5 3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5" style:display-name="20% - Accent5 3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6" style:display-name="20% - Accent5 3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3" style:display-name="20% - Accent5 3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4" style:display-name="20% - Accent5 3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4" style:display-name="20% - Accent5 3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5" style:display-name="20% - Accent5 3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3" style:display-name="20% - Accent5 3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4" style:display-name="20% - Accent5 3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6" style:display-name="20% - Accent5 3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7" style:display-name="20% - Accent5 3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3" style:display-name="20% - Accent5 4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4" style:display-name="20% - Accent5 4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4" style:display-name="20% - Accent5 4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5" style:display-name="20% - Accent5 4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3" style:display-name="20% - Accent5 4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4" style:display-name="20% - Accent5 4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5" style:display-name="20% - Accent5 4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6" style:display-name="20% - Accent5 4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3" style:display-name="20% - Accent5 4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4" style:display-name="20% - Accent5 4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4" style:display-name="20% - Accent5 4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5" style:display-name="20% - Accent5 4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3" style:display-name="20% - Accent5 4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4" style:display-name="20% - Accent5 4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6" style:display-name="20% - Accent5 4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7" style:display-name="20% - Accent5 4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3" style:display-name="20% - Accent5 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4" style:display-name="20% - Accent5 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4" style:display-name="20% - Accent5 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5" style:display-name="20% - Accent5 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3" style:display-name="20% - Accent5 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4" style:display-name="20% - Accent5 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5" style:display-name="20% - Accent5 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6" style:display-name="20% - Accent5 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3" style:display-name="20% - Accent5 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4" style:display-name="20% - Accent5 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4" style:display-name="20% - Accent5 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5" style:display-name="20% - Accent5 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3" style:display-name="20% - Accent5 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4" style:display-name="20% - Accent5 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6" style:display-name="20% - Accent5 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7" style:display-name="20% - Accent5 5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3" style:display-name="20% - Accent5 6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4" style:display-name="20% - Accent5 6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4" style:display-name="20% - Accent5 6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5" style:display-name="20% - Accent5 6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3" style:display-name="20% - Accent5 6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4" style:display-name="20% - Accent5 6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5" style:display-name="20% - Accent5 6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6" style:display-name="20% - Accent5 6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3" style:display-name="20% - Accent6 2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4" style:display-name="20% - Accent6 2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4" style:display-name="20% - Accent6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5" style:display-name="20% - Accent6 2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3" style:display-name="20% - Accent6 2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4" style:display-name="20% - Accent6 2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5" style:display-name="20% - Accent6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6" style:display-name="20% - Accent6 2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3" style:display-name="20% - Accent6 2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4" style:display-name="20% - Accent6 2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4" style:display-name="20% - Accent6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5" style:display-name="20% - Accent6 2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3" style:display-name="20% - Accent6 2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4" style:display-name="20% - Accent6 2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6" style:display-name="20% - Accent6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7" style:display-name="20% - Accent6 2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3" style:display-name="20% - Accent6 3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4" style:display-name="20% - Accent6 3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4" style:display-name="20% - Accent6 3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5" style:display-name="20% - Accent6 3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3" style:display-name="20% - Accent6 3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4" style:display-name="20% - Accent6 3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5" style:display-name="20% - Accent6 3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6" style:display-name="20% - Accent6 3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3" style:display-name="20% - Accent6 3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4" style:display-name="20% - Accent6 3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4" style:display-name="20% - Accent6 3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5" style:display-name="20% - Accent6 3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3" style:display-name="20% - Accent6 3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4" style:display-name="20% - Accent6 3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6" style:display-name="20% - Accent6 3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7" style:display-name="20% - Accent6 3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3" style:display-name="20% - Accent6 4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4" style:display-name="20% - Accent6 4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4" style:display-name="20% - Accent6 4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5" style:display-name="20% - Accent6 4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3" style:display-name="20% - Accent6 4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4" style:display-name="20% - Accent6 4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5" style:display-name="20% - Accent6 4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6" style:display-name="20% - Accent6 4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3" style:display-name="20% - Accent6 4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4" style:display-name="20% - Accent6 4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4" style:display-name="20% - Accent6 4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5" style:display-name="20% - Accent6 4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3" style:display-name="20% - Accent6 4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4" style:display-name="20% - Accent6 4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6" style:display-name="20% - Accent6 4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7" style:display-name="20% - Accent6 4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3" style:display-name="20% - Accent6 5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4" style:display-name="20% - Accent6 5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4" style:display-name="20% - Accent6 5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5" style:display-name="20% - Accent6 5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3" style:display-name="20% - Accent6 5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4" style:display-name="20% - Accent6 5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5" style:display-name="20% - Accent6 5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6" style:display-name="20% - Accent6 5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3" style:display-name="20% - Accent6 5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4" style:display-name="20% - Accent6 5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4" style:display-name="20% - Accent6 5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5" style:display-name="20% - Accent6 5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3" style:display-name="20% - Accent6 5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4" style:display-name="20% - Accent6 5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6" style:display-name="20% - Accent6 5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7" style:display-name="20% - Accent6 5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3" style:display-name="20% - Accent6 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4" style:display-name="20% - Accent6 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4" style:display-name="20% - Accent6 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5" style:display-name="20% - Accent6 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3" style:display-name="20% - Accent6 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4" style:display-name="20% - Accent6 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5" style:display-name="20% - Accent6 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6" style:display-name="20% - Accent6 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3" style:display-name="4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4" style:display-name="4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4" style:display-name="4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5" style:display-name="4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3" style:display-name="4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4" style:display-name="4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5" style:display-name="4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6" style:display-name="4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3" style:display-name="40% - Accent1 2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4" style:display-name="40% - Accent1 2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4" style:display-name="40% - Accent1 2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5" style:display-name="40% - Accent1 2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3" style:display-name="40% - Accent1 2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4" style:display-name="40% - Accent1 2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6" style:display-name="40% - Accent1 2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7" style:display-name="40% - Accent1 2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3" style:display-name="4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4" style:display-name="4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4" style:display-name="4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5" style:display-name="4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3" style:display-name="4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4" style:display-name="4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5" style:display-name="4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6" style:display-name="4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3" style:display-name="40% - Accent1 3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4" style:display-name="40% - Accent1 3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4" style:display-name="40% - Accent1 3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5" style:display-name="40% - Accent1 3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3" style:display-name="40% - Accent1 3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4" style:display-name="40% - Accent1 3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6" style:display-name="40% - Accent1 3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7" style:display-name="40% - Accent1 3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3" style:display-name="4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4" style:display-name="4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4" style:display-name="4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5" style:display-name="4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3" style:display-name="4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4" style:display-name="4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5" style:display-name="4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6" style:display-name="4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3" style:display-name="40% - Accent1 4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4" style:display-name="40% - Accent1 4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4" style:display-name="40% - Accent1 4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5" style:display-name="40% - Accent1 4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3" style:display-name="40% - Accent1 4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4" style:display-name="40% - Accent1 4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6" style:display-name="40% - Accent1 4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7" style:display-name="40% - Accent1 4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3" style:display-name="4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4" style:display-name="4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4" style:display-name="4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5" style:display-name="4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3" style:display-name="4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4" style:display-name="4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5" style:display-name="4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6" style:display-name="4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3" style:display-name="40% - Accent1 5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4" style:display-name="40% - Accent1 5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4" style:display-name="40% - Accent1 5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5" style:display-name="40% - Accent1 5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3" style:display-name="40% - Accent1 5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4" style:display-name="40% - Accent1 5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6" style:display-name="40% - Accent1 5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7" style:display-name="40% - Accent1 5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3" style:display-name="40% - Accent1 6 2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4" style:display-name="40% - Accent1 6 2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4" style:display-name="40% - Accent1 6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5" style:display-name="40% - Accent1 6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3" style:display-name="40% - Accent1 6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4" style:display-name="40% - Accent1 6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5" style:display-name="40% - Accent1 6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6" style:display-name="40% - Accent1 6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3" style:display-name="40% - Accent2 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4" style:display-name="40% - Accent2 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4" style:display-name="40% - Accent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5" style:display-name="40% - Accent2 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3" style:display-name="40% - Accent2 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4" style:display-name="40% - Accent2 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5" style:display-name="40% - Accent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6" style:display-name="40% - Accent2 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3" style:display-name="40% - Accent2 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4" style:display-name="40% - Accent2 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4" style:display-name="40% - Accent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5" style:display-name="40% - Accent2 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3" style:display-name="40% - Accent2 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4" style:display-name="40% - Accent2 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6" style:display-name="40% - Accent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7" style:display-name="40% - Accent2 2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3" style:display-name="40% - Accent2 3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4" style:display-name="40% - Accent2 3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4" style:display-name="40% - Accent2 3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5" style:display-name="40% - Accent2 3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3" style:display-name="40% - Accent2 3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4" style:display-name="40% - Accent2 3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5" style:display-name="40% - Accent2 3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6" style:display-name="40% - Accent2 3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3" style:display-name="40% - Accent2 3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4" style:display-name="40% - Accent2 3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4" style:display-name="40% - Accent2 3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5" style:display-name="40% - Accent2 3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3" style:display-name="40% - Accent2 3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4" style:display-name="40% - Accent2 3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6" style:display-name="40% - Accent2 3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7" style:display-name="40% - Accent2 3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3" style:display-name="40% - Accent2 4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4" style:display-name="40% - Accent2 4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4" style:display-name="40% - Accent2 4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5" style:display-name="40% - Accent2 4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3" style:display-name="40% - Accent2 4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4" style:display-name="40% - Accent2 4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5" style:display-name="40% - Accent2 4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6" style:display-name="40% - Accent2 4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3" style:display-name="40% - Accent2 4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4" style:display-name="40% - Accent2 4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4" style:display-name="40% - Accent2 4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5" style:display-name="40% - Accent2 4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3" style:display-name="40% - Accent2 4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4" style:display-name="40% - Accent2 4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6" style:display-name="40% - Accent2 4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7" style:display-name="40% - Accent2 4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3" style:display-name="40% - Accent2 5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4" style:display-name="40% - Accent2 5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4" style:display-name="40% - Accent2 5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5" style:display-name="40% - Accent2 5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3" style:display-name="40% - Accent2 5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4" style:display-name="40% - Accent2 5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5" style:display-name="40% - Accent2 5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6" style:display-name="40% - Accent2 5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3" style:display-name="40% - Accent2 5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4" style:display-name="40% - Accent2 5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4" style:display-name="40% - Accent2 5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5" style:display-name="40% - Accent2 5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3" style:display-name="40% - Accent2 5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4" style:display-name="40% - Accent2 5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6" style:display-name="40% - Accent2 5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7" style:display-name="40% - Accent2 5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3" style:display-name="40% - Accent2 6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4" style:display-name="40% - Accent2 6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4" style:display-name="40% - Accent2 6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5" style:display-name="40% - Accent2 6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3" style:display-name="40% - Accent2 6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4" style:display-name="40% - Accent2 6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5" style:display-name="40% - Accent2 6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6" style:display-name="40% - Accent2 6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3" style:display-name="40% - Accent3 2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4" style:display-name="40% - Accent3 2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4" style:display-name="40% - Accent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5" style:display-name="40% - Accent3 2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3" style:display-name="40% - Accent3 2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4" style:display-name="40% - Accent3 2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5" style:display-name="40% - Accent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6" style:display-name="40% - Accent3 2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3" style:display-name="40% - Accent3 2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4" style:display-name="40% - Accent3 2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4" style:display-name="40% - Accent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5" style:display-name="40% - Accent3 2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3" style:display-name="40% - Accent3 2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4" style:display-name="40% - Accent3 2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6" style:display-name="40% - Accent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7" style:display-name="40% - Accent3 2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3" style:display-name="40% - Accent3 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4" style:display-name="40% - Accent3 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4" style:display-name="40% - Accent3 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5" style:display-name="40% - Accent3 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3" style:display-name="40% - Accent3 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4" style:display-name="40% - Accent3 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5" style:display-name="40% - Accent3 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6" style:display-name="40% - Accent3 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3" style:display-name="40% - Accent3 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4" style:display-name="40% - Accent3 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4" style:display-name="40% - Accent3 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5" style:display-name="40% - Accent3 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3" style:display-name="40% - Accent3 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4" style:display-name="40% - Accent3 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6" style:display-name="40% - Accent3 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7" style:display-name="40% - Accent3 3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3" style:display-name="40% - Accent3 4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4" style:display-name="40% - Accent3 4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4" style:display-name="40% - Accent3 4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5" style:display-name="40% - Accent3 4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3" style:display-name="40% - Accent3 4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4" style:display-name="40% - Accent3 4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5" style:display-name="40% - Accent3 4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6" style:display-name="40% - Accent3 4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3" style:display-name="40% - Accent3 4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4" style:display-name="40% - Accent3 4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4" style:display-name="40% - Accent3 4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5" style:display-name="40% - Accent3 4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3" style:display-name="40% - Accent3 4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4" style:display-name="40% - Accent3 4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6" style:display-name="40% - Accent3 4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7" style:display-name="40% - Accent3 4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3" style:display-name="40% - Accent3 5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4" style:display-name="40% - Accent3 5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4" style:display-name="40% - Accent3 5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5" style:display-name="40% - Accent3 5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3" style:display-name="40% - Accent3 5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4" style:display-name="40% - Accent3 5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5" style:display-name="40% - Accent3 5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6" style:display-name="40% - Accent3 5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3" style:display-name="40% - Accent3 5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4" style:display-name="40% - Accent3 5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4" style:display-name="40% - Accent3 5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5" style:display-name="40% - Accent3 5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3" style:display-name="40% - Accent3 5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4" style:display-name="40% - Accent3 5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6" style:display-name="40% - Accent3 5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7" style:display-name="40% - Accent3 5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3" style:display-name="40% - Accent3 6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4" style:display-name="40% - Accent3 6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4" style:display-name="40% - Accent3 6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5" style:display-name="40% - Accent3 6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3" style:display-name="40% - Accent3 6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4" style:display-name="40% - Accent3 6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5" style:display-name="40% - Accent3 6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6" style:display-name="40% - Accent3 6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3" style:display-name="4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4" style:display-name="4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4" style:display-name="4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5" style:display-name="4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3" style:display-name="4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4" style:display-name="4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5" style:display-name="4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6" style:display-name="4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3" style:display-name="40% - Accent4 2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4" style:display-name="40% - Accent4 2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4" style:display-name="40% - Accent4 2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5" style:display-name="40% - Accent4 2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3" style:display-name="40% - Accent4 2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4" style:display-name="40% - Accent4 2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6" style:display-name="40% - Accent4 2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7" style:display-name="40% - Accent4 2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3" style:display-name="4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4" style:display-name="4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4" style:display-name="4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5" style:display-name="4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3" style:display-name="4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4" style:display-name="4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5" style:display-name="4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6" style:display-name="4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3" style:display-name="40% - Accent4 3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4" style:display-name="40% - Accent4 3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4" style:display-name="40% - Accent4 3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5" style:display-name="40% - Accent4 3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3" style:display-name="40% - Accent4 3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4" style:display-name="40% - Accent4 3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6" style:display-name="40% - Accent4 3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7" style:display-name="40% - Accent4 3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3" style:display-name="4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4" style:display-name="4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4" style:display-name="4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5" style:display-name="4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3" style:display-name="4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4" style:display-name="4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5" style:display-name="4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6" style:display-name="4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3" style:display-name="40% - Accent4 4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4" style:display-name="40% - Accent4 4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4" style:display-name="40% - Accent4 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5" style:display-name="40% - Accent4 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3" style:display-name="40% - Accent4 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4" style:display-name="40% - Accent4 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6" style:display-name="40% - Accent4 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7" style:display-name="40% - Accent4 4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3" style:display-name="4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4" style:display-name="4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4" style:display-name="4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5" style:display-name="4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3" style:display-name="4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4" style:display-name="4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5" style:display-name="4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6" style:display-name="4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3" style:display-name="40% - Accent4 5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4" style:display-name="40% - Accent4 5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4" style:display-name="40% - Accent4 5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5" style:display-name="40% - Accent4 5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3" style:display-name="40% - Accent4 5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4" style:display-name="40% - Accent4 5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6" style:display-name="40% - Accent4 5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7" style:display-name="40% - Accent4 5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3" style:display-name="40% - Accent4 6 2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4" style:display-name="40% - Accent4 6 2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4" style:display-name="40% - Accent4 6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5" style:display-name="40% - Accent4 6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3" style:display-name="40% - Accent4 6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4" style:display-name="40% - Accent4 6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5" style:display-name="40% - Accent4 6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6" style:display-name="40% - Accent4 6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3" style:display-name="40% - Accent5 2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4" style:display-name="40% - Accent5 2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4" style:display-name="40% - Accent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5" style:display-name="40% - Accent5 2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3" style:display-name="40% - Accent5 2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4" style:display-name="40% - Accent5 2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5" style:display-name="40% - Accent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6" style:display-name="40% - Accent5 2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3" style:display-name="40% - Accent5 2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4" style:display-name="40% - Accent5 2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4" style:display-name="40% - Accent5 2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5" style:display-name="40% - Accent5 2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3" style:display-name="40% - Accent5 2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4" style:display-name="40% - Accent5 2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6" style:display-name="40% - Accent5 2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7" style:display-name="40% - Accent5 2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3" style:display-name="40% - Accent5 3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4" style:display-name="40% - Accent5 3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4" style:display-name="40% - Accent5 3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5" style:display-name="40% - Accent5 3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3" style:display-name="40% - Accent5 3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4" style:display-name="40% - Accent5 3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5" style:display-name="40% - Accent5 3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6" style:display-name="40% - Accent5 3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3" style:display-name="40% - Accent5 3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4" style:display-name="40% - Accent5 3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4" style:display-name="40% - Accent5 3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5" style:display-name="40% - Accent5 3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3" style:display-name="40% - Accent5 3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4" style:display-name="40% - Accent5 3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6" style:display-name="40% - Accent5 3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7" style:display-name="40% - Accent5 3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3" style:display-name="40% - Accent5 4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4" style:display-name="40% - Accent5 4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4" style:display-name="40% - Accent5 4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5" style:display-name="40% - Accent5 4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3" style:display-name="40% - Accent5 4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4" style:display-name="40% - Accent5 4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5" style:display-name="40% - Accent5 4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6" style:display-name="40% - Accent5 4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3" style:display-name="40% - Accent5 4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4" style:display-name="40% - Accent5 4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4" style:display-name="40% - Accent5 4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5" style:display-name="40% - Accent5 4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3" style:display-name="40% - Accent5 4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4" style:display-name="40% - Accent5 4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6" style:display-name="40% - Accent5 4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7" style:display-name="40% - Accent5 4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3" style:display-name="40% - Accent5 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4" style:display-name="40% - Accent5 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4" style:display-name="40% - Accent5 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5" style:display-name="40% - Accent5 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3" style:display-name="40% - Accent5 5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4" style:display-name="40% - Accent5 5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5" style:display-name="40% - Accent5 5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6" style:display-name="40% - Accent5 5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3" style:display-name="40% - Accent5 5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4" style:display-name="40% - Accent5 5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4" style:display-name="40% - Accent5 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5" style:display-name="40% - Accent5 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3" style:display-name="40% - Accent5 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4" style:display-name="40% - Accent5 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6" style:display-name="40% - Accent5 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7" style:display-name="40% - Accent5 5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3" style:display-name="40% - Accent5 6 2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4" style:display-name="40% - Accent5 6 2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4" style:display-name="40% - Accent5 6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5" style:display-name="40% - Accent5 6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3" style:display-name="40% - Accent5 6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4" style:display-name="40% - Accent5 6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5" style:display-name="40% - Accent5 6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6" style:display-name="40% - Accent5 6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3" style:display-name="40% - Accent6 2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4" style:display-name="40% - Accent6 2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4" style:display-name="40% - Accent6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5" style:display-name="40% - Accent6 2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3" style:display-name="40% - Accent6 2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4" style:display-name="40% - Accent6 2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5" style:display-name="40% - Accent6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6" style:display-name="40% - Accent6 2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3" style:display-name="40% - Accent6 2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4" style:display-name="40% - Accent6 2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4" style:display-name="40% - Accent6 2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5" style:display-name="40% - Accent6 2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3" style:display-name="40% - Accent6 2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4" style:display-name="40% - Accent6 2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6" style:display-name="40% - Accent6 2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7" style:display-name="40% - Accent6 2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3" style:display-name="40% - Accent6 3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4" style:display-name="40% - Accent6 3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4" style:display-name="40% - Accent6 3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5" style:display-name="40% - Accent6 3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3" style:display-name="40% - Accent6 3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4" style:display-name="40% - Accent6 3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5" style:display-name="40% - Accent6 3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6" style:display-name="40% - Accent6 3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3" style:display-name="40% - Accent6 3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4" style:display-name="40% - Accent6 3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4" style:display-name="40% - Accent6 3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5" style:display-name="40% - Accent6 3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3" style:display-name="40% - Accent6 3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4" style:display-name="40% - Accent6 3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6" style:display-name="40% - Accent6 3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7" style:display-name="40% - Accent6 3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3" style:display-name="40% - Accent6 4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4" style:display-name="40% - Accent6 4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4" style:display-name="40% - Accent6 4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5" style:display-name="40% - Accent6 4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3" style:display-name="40% - Accent6 4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4" style:display-name="40% - Accent6 4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5" style:display-name="40% - Accent6 4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6" style:display-name="40% - Accent6 4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3" style:display-name="40% - Accent6 4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4" style:display-name="40% - Accent6 4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4" style:display-name="40% - Accent6 4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5" style:display-name="40% - Accent6 4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3" style:display-name="40% - Accent6 4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4" style:display-name="40% - Accent6 4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6" style:display-name="40% - Accent6 4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7" style:display-name="40% - Accent6 4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3" style:display-name="40% - Accent6 5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4" style:display-name="40% - Accent6 5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4" style:display-name="40% - Accent6 5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5" style:display-name="40% - Accent6 5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3" style:display-name="40% - Accent6 5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4" style:display-name="40% - Accent6 5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5" style:display-name="40% - Accent6 5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6" style:display-name="40% - Accent6 5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3" style:display-name="40% - Accent6 5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4" style:display-name="40% - Accent6 5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4" style:display-name="40% - Accent6 5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5" style:display-name="40% - Accent6 5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3" style:display-name="40% - Accent6 5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4" style:display-name="40% - Accent6 5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6" style:display-name="40% - Accent6 5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7" style:display-name="40% - Accent6 5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3" style:display-name="40% - Accent6 6 2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4" style:display-name="40% - Accent6 6 2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4" style:display-name="40% - Accent6 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5" style:display-name="40% - Accent6 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3" style:display-name="40% - Accent6 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4" style:display-name="40% - Accent6 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5" style:display-name="40% - Accent6 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6" style:display-name="40% - Accent6 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3" style:display-name="60% - 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4" style:display-name="60% - 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4" style:display-name="60% - Accent1 2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5" style:display-name="60% - Accent1 2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3" style:display-name="60% - 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4" style:display-name="60% - 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4" style:display-name="60% - Accent1 3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5" style:display-name="60% - Accent1 3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3" style:display-name="60% - 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4" style:display-name="60% - 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4" style:display-name="60% - Accent1 4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5" style:display-name="60% - Accent1 4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3" style:display-name="60% - 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4" style:display-name="60% - 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4" style:display-name="60% - Accent1 5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5" style:display-name="60% - Accent1 5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3" style:display-name="60% - Accent1 6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4" style:display-name="60% - Accent1 6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3" style:display-name="60% - Accent2 2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4" style:display-name="60% - Accent2 2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4" style:display-name="60% - Accent2 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5" style:display-name="60% - Accent2 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3" style:display-name="60% - Accent2 3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4" style:display-name="60% - Accent2 3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4" style:display-name="60% - Accent2 3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5" style:display-name="60% - Accent2 3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3" style:display-name="60% - Accent2 4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4" style:display-name="60% - Accent2 4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4" style:display-name="60% - Accent2 4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5" style:display-name="60% - Accent2 4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3" style:display-name="60% - Accent2 5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4" style:display-name="60% - Accent2 5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4" style:display-name="60% - Accent2 5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5" style:display-name="60% - Accent2 5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3" style:display-name="60% - Accent2 6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4" style:display-name="60% - Accent2 6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3" style:display-name="60% - Accent3 2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4" style:display-name="60% - Accent3 2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4" style:display-name="60% - Accent3 2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5" style:display-name="60% - Accent3 2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3" style:display-name="60% - Accent3 3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4" style:display-name="60% - Accent3 3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4" style:display-name="60% - Accent3 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5" style:display-name="60% - Accent3 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3" style:display-name="60% - Accent3 4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4" style:display-name="60% - Accent3 4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4" style:display-name="60% - Accent3 4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5" style:display-name="60% - Accent3 4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3" style:display-name="60% - Accent3 5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4" style:display-name="60% - Accent3 5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4" style:display-name="60% - Accent3 5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5" style:display-name="60% - Accent3 5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3" style:display-name="60% - Accent3 6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4" style:display-name="60% - Accent3 6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3" style:display-name="60% - Accent4 2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4" style:display-name="60% - Accent4 2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4" style:display-name="60% - Accent4 2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5" style:display-name="60% - Accent4 2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3" style:display-name="60% - Accent4 3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4" style:display-name="60% - Accent4 3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4" style:display-name="60% - Accent4 3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5" style:display-name="60% - Accent4 3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3" style:display-name="60% - Accent4 4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4" style:display-name="60% - Accent4 4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4" style:display-name="60% - Accent4 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5" style:display-name="60% - Accent4 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3" style:display-name="60% - Accent4 5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4" style:display-name="60% - Accent4 5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4" style:display-name="60% - Accent4 5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5" style:display-name="60% - Accent4 5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3" style:display-name="60% - Accent4 6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4" style:display-name="60% - Accent4 6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3" style:display-name="60% - Accent5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4" style:display-name="60% - Accent5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4" style:display-name="60% - Accent5 2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5" style:display-name="60% - Accent5 2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3" style:display-name="60% - Accent5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4" style:display-name="60% - Accent5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4" style:display-name="60% - Accent5 3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5" style:display-name="60% - Accent5 3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3" style:display-name="60% - Accent5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4" style:display-name="60% - Accent5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4" style:display-name="60% - Accent5 4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5" style:display-name="60% - Accent5 4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3" style:display-name="60% - Accent5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4" style:display-name="60% - Accent5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4" style:display-name="60% - Accent5 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5" style:display-name="60% - Accent5 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3" style:display-name="60% - Accent5 6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4" style:display-name="60% - Accent5 6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3" style:display-name="60% - Accent6 2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4" style:display-name="60% - Accent6 2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4" style:display-name="60% - Accent6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5" style:display-name="60% - Accent6 2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3" style:display-name="60% - Accent6 3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4" style:display-name="60% - Accent6 3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4" style:display-name="60% - Accent6 3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5" style:display-name="60% - Accent6 3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3" style:display-name="60% - Accent6 4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4" style:display-name="60% - Accent6 4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4" style:display-name="60% - Accent6 4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5" style:display-name="60% - Accent6 4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3" style:display-name="60% - Accent6 5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4" style:display-name="60% - Accent6 5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4" style:display-name="60% - Accent6 5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5" style:display-name="60% - Accent6 5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3" style:display-name="60% - Accent6 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4" style:display-name="60% - Accent6 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3" style:display-name="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4" style:display-name="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4" style:display-name="Accent1 2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5" style:display-name="Accent1 2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3" style:display-name="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4" style:display-name="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4" style:display-name="Accent1 3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5" style:display-name="Accent1 3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3" style:display-name="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4" style:display-name="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4" style:display-name="Accent1 4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5" style:display-name="Accent1 4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3" style:display-name="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4" style:display-name="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4" style:display-name="Accent1 5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5" style:display-name="Accent1 5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3" style:display-name="Accent1 6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4" style:display-name="Accent1 6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3" style:display-name="Accent2 2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4" style:display-name="Accent2 2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4" style:display-name="Accent2 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5" style:display-name="Accent2 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3" style:display-name="Accent2 3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4" style:display-name="Accent2 3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4" style:display-name="Accent2 3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5" style:display-name="Accent2 3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3" style:display-name="Accent2 4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4" style:display-name="Accent2 4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4" style:display-name="Accent2 4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5" style:display-name="Accent2 4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3" style:display-name="Accent2 5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4" style:display-name="Accent2 5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4" style:display-name="Accent2 5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5" style:display-name="Accent2 5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3" style:display-name="Accent2 6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4" style:display-name="Accent2 6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3" style:display-name="Accent3 2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4" style:display-name="Accent3 2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4" style:display-name="Accent3 2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5" style:display-name="Accent3 2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3" style:display-name="Accent3 3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4" style:display-name="Accent3 3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4" style:display-name="Accent3 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5" style:display-name="Accent3 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3" style:display-name="Accent3 4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4" style:display-name="Accent3 4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4" style:display-name="Accent3 4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5" style:display-name="Accent3 4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3" style:display-name="Accent3 5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4" style:display-name="Accent3 5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4" style:display-name="Accent3 5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5" style:display-name="Accent3 5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3" style:display-name="Accent3 6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4" style:display-name="Accent3 6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3" style:display-name="Accent4 2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4" style:display-name="Accent4 2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4" style:display-name="Accent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5" style:display-name="Accent4 2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3" style:display-name="Accent4 3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4" style:display-name="Accent4 3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4" style:display-name="Accent4 3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5" style:display-name="Accent4 3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3" style:display-name="Accent4 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4" style:display-name="Accent4 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4" style:display-name="Accent4 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5" style:display-name="Accent4 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3" style:display-name="Accent4 5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4" style:display-name="Accent4 5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4" style:display-name="Accent4 5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5" style:display-name="Accent4 5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3" style:display-name="Accent4 6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4" style:display-name="Accent4 6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3" style:display-name="Accent5 2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4" style:display-name="Accent5 2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4" style:display-name="Accent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5" style:display-name="Accent5 2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3" style:display-name="Accent5 3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4" style:display-name="Accent5 3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4" style:display-name="Accent5 3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5" style:display-name="Accent5 3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3" style:display-name="Accent5 4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4" style:display-name="Accent5 4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4" style:display-name="Accent5 4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5" style:display-name="Accent5 4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3" style:display-name="Accent5 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4" style:display-name="Accent5 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4" style:display-name="Accent5 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5" style:display-name="Accent5 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3" style:display-name="Accent5 6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4" style:display-name="Accent5 6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3" style:display-name="Accent6 2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4" style:display-name="Accent6 2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4" style:display-name="Accent6 2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5" style:display-name="Accent6 2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3" style:display-name="Accent6 3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4" style:display-name="Accent6 3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4" style:display-name="Accent6 3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5" style:display-name="Accent6 3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3" style:display-name="Accent6 4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4" style:display-name="Accent6 4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4" style:display-name="Accent6 4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5" style:display-name="Accent6 4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3" style:display-name="Accent6 5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4" style:display-name="Accent6 5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4" style:display-name="Accent6 5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5" style:display-name="Accent6 5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3" style:display-name="Accent6 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4" style:display-name="Accent6 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_197_rMndDag_32_3" style:display-name="ÅrMndDag 3" style:family="table-cell" style:data-style-name="N36"/>
    <style:style style:name="_197_rMndDag_32_4" style:display-name="ÅrMndDag 4"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3" style:display-name="B&amp;W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4" style:display-name="B&amp;W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3" style:display-name="B&amp;Wbold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4" style:display-name="B&amp;Wbold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3" style:display-name="Bad 2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4" style:display-name="Bad 2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4" style:display-name="Bad 2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5" style:display-name="Bad 2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3" style:display-name="Bad 3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4" style:display-name="Bad 3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4" style:display-name="Bad 3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5" style:display-name="Bad 3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3" style:display-name="Bad 4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4" style:display-name="Bad 4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4" style:display-name="Bad 4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5" style:display-name="Bad 4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3" style:display-name="Bad 5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4" style:display-name="Bad 5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4" style:display-name="Bad 5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5" style:display-name="Bad 5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3" style:display-name="Bad 6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4" style:display-name="Bad 6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ld_32_11_32_3" style:display-name="Bold 11 3" style:family="table-cell" style:data-style-name="N41">
      <style:text-properties fo:font-size="11pt" style:font-size-asian="11pt" style:font-size-complex="11pt" fo:font-weight="bold" style:font-weight-asian="bold" style:font-weight-complex="bold"/>
    </style:style>
    <style:style style:name="Bold_32_11_32_4" style:display-name="Bold 11 4"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3" style:display-name="Border 2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4" style:display-name="Border 2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4" style:display-name="Border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5" style:display-name="Border 5"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Brand_32_Default_32_3" style:display-name="Brand Default 3" style:family="table-cell" style:data-style-name="N43">
      <style:table-cell-properties fo:background-color="transparent"/>
      <style:text-properties fo:font-size="9pt" style:font-size-asian="9pt" style:font-size-complex="9pt"/>
    </style:style>
    <style:style style:name="Brand_32_Default_32_4" style:display-name="Brand Default 4"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Blue_32_3" style:display-name="Calc - Blue 3" style:family="table-cell" style:data-style-name="N46">
      <style:table-cell-properties fo:border="thin dashed #333333" style:vertical-align="middle" fo:background-color="#FFFFCC"/>
      <style:text-properties fo:font-size="10pt" style:font-size-asian="10pt" style:font-size-complex="10pt"/>
    </style:style>
    <style:style style:name="Calc_32_-_32_Blue_32_4" style:display-name="Calc - Blue 4"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Feed_32_3" style:display-name="Calc - Feed 3" style:family="table-cell" style:data-style-name="N1">
      <style:table-cell-properties fo:border="thin dashed #333333" style:vertical-align="middle" fo:background-color="#660066"/>
      <style:text-properties fo:font-size="10pt" style:font-size-asian="10pt" style:font-size-complex="10pt"/>
    </style:style>
    <style:style style:name="Calc_32_-_32_Feed_32_4" style:display-name="Calc - Feed 4"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3" style:display-name="Calc - Green 3"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4" style:display-name="Calc - Green 4"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Grey_32_3" style:display-name="Calc - Grey 3" style:family="table-cell" style:data-style-name="N47">
      <style:table-cell-properties fo:border="thin dashed #333333" style:vertical-align="middle" fo:background-color="#C0C0C0"/>
      <style:text-properties fo:font-size="10pt" style:font-size-asian="10pt" style:font-size-complex="10pt"/>
    </style:style>
    <style:style style:name="Calc_32_-_32_Grey_32_4" style:display-name="Calc - Grey 4"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3" style:display-name="Calc - White 3"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4" style:display-name="Calc - White 4"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_32_3" style:display-name="Calc 3" style:family="table-cell" style:data-style-name="N0">
      <style:table-cell-properties fo:border="thin dashed #333333" style:vertical-align="middle" fo:background-color="#CCFFFF"/>
      <style:text-properties fo:font-size="10pt" style:font-size-asian="10pt" style:font-size-complex="10pt"/>
    </style:style>
    <style:style style:name="Calc_32_4" style:display-name="Calc 4" style:family="table-cell" style:data-style-name="N0">
      <style:table-cell-properties fo:border="thin dashed #333333" style:vertical-align="middle" fo:background-color="#CCFFFF"/>
      <style:text-properties fo:font-size="10pt" style:font-size-asian="10pt" style:font-size-complex="10pt"/>
    </style:style>
    <style:style style:name="Calc_32_5" style:display-name="Calc 5" style:family="table-cell" style:data-style-name="N0">
      <style:table-cell-properties fo:border="thin dashed #333333" style:vertical-align="middle" fo:background-color="#CCFFFF"/>
      <style:text-properties fo:font-size="10pt" style:font-size-asian="10pt" style:font-size-complex="10pt"/>
    </style:style>
    <style:style style:name="Calc_32_6" style:display-name="Calc 6"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3" style:display-name="Calculation 2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4" style:display-name="Calculation 2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4" style:display-name="Calculation 2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5" style:display-name="Calculation 2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3" style:display-name="Calculation 3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4" style:display-name="Calculation 3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4" style:display-name="Calculation 3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5" style:display-name="Calculation 3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3" style:display-name="Calculation 4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4" style:display-name="Calculation 4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4" style:display-name="Calculation 4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5" style:display-name="Calculation 4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3" style:display-name="Calculation 5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4" style:display-name="Calculation 5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4" style:display-name="Calculation 5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5" style:display-name="Calculation 5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3" style:display-name="Calculation 6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4" style:display-name="Calculation 6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3" style:display-name="Caption 3"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4" style:display-name="Caption 4"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3" style:display-name="Celkem 3"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4" style:display-name="Celkem 4"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3" style:display-name="Check Cell 2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4" style:display-name="Check Cell 2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4" style:display-name="Check Cell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5" style:display-name="Check Cell 2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3" style:display-name="Check Cell 3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4" style:display-name="Check Cell 3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4" style:display-name="Check Cell 3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5" style:display-name="Check Cell 3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3" style:display-name="Check Cell 4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4" style:display-name="Check Cell 4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4" style:display-name="Check Cell 4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5" style:display-name="Check Cell 4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3" style:display-name="Check Cell 5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4" style:display-name="Check Cell 5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4" style:display-name="Check Cell 5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5" style:display-name="Check Cell 5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3" style:display-name="Check Cell 6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4" style:display-name="Check Cell 6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3" style:display-name="ColHead 3"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4" style:display-name="ColHead 4"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2_32_3" style:display-name="Comma 10 2 2 3" style:family="table-cell" style:data-style-name="N51"/>
    <style:style style:name="Comma_32_10_32_2_32_2_32_4" style:display-name="Comma 10 2 2 4"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3_32_3" style:display-name="Comma 10 2 3 3" style:family="table-cell" style:data-style-name="N51"/>
    <style:style style:name="Comma_32_10_32_2_32_3_32_4" style:display-name="Comma 10 2 3 4" style:family="table-cell" style:data-style-name="N51"/>
    <style:style style:name="Comma_32_10_32_2_32_4" style:display-name="Comma 10 2 4" style:family="table-cell" style:data-style-name="N51"/>
    <style:style style:name="Comma_32_10_32_2_32_5" style:display-name="Comma 10 2 5" style:family="table-cell" style:data-style-name="N51"/>
    <style:style style:name="Comma_32_10_32_2_32_6" style:display-name="Comma 10 2 6"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3_32_3" style:display-name="Comma 10 3 3" style:family="table-cell" style:data-style-name="N51"/>
    <style:style style:name="Comma_32_10_32_3_32_4" style:display-name="Comma 10 3 4" style:family="table-cell" style:data-style-name="N51"/>
    <style:style style:name="Comma_32_10_32_4" style:display-name="Comma 10 4" style:family="table-cell" style:data-style-name="N51"/>
    <style:style style:name="Comma_32_10_32_5" style:display-name="Comma 10 5" style:family="table-cell" style:data-style-name="N51"/>
    <style:style style:name="Comma_32_10_32_6" style:display-name="Comma 10 6"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2_32_3" style:display-name="Comma 11 2 3" style:family="table-cell" style:data-style-name="N51"/>
    <style:style style:name="Comma_32_11_32_2_32_4" style:display-name="Comma 11 2 4" style:family="table-cell" style:data-style-name="N51"/>
    <style:style style:name="Comma_32_11_32_3" style:display-name="Comma 11 3" style:family="table-cell" style:data-style-name="N51"/>
    <style:style style:name="Comma_32_11_32_4" style:display-name="Comma 11 4" style:family="table-cell" style:data-style-name="N51"/>
    <style:style style:name="Comma_32_11_32_5" style:display-name="Comma 11 5"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2_32_3" style:display-name="Comma 12 3" style:family="table-cell" style:data-style-name="N51"/>
    <style:style style:name="Comma_32_12_32_4" style:display-name="Comma 12 4"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13_32_3" style:display-name="Comma 13 3" style:family="table-cell" style:data-style-name="N51"/>
    <style:style style:name="Comma_32_13_32_4" style:display-name="Comma 13 4" style:family="table-cell" style:data-style-name="N51"/>
    <style:style style:name="Comma_32_2" style:display-name="Comma 2" style:family="table-cell" style:data-style-name="N51"/>
    <style:style style:name="Comma_32_2_32_10" style:display-name="Comma 2 10"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2_32_3" style:display-name="Comma 2 2 2 2 3" style:family="table-cell" style:data-style-name="N51"/>
    <style:style style:name="Comma_32_2_32_2_32_2_32_2_32_4" style:display-name="Comma 2 2 2 2 4" style:family="table-cell" style:data-style-name="N51"/>
    <style:style style:name="Comma_32_2_32_2_32_2_32_3" style:display-name="Comma 2 2 2 3" style:family="table-cell" style:data-style-name="N51"/>
    <style:style style:name="Comma_32_2_32_2_32_2_32_4" style:display-name="Comma 2 2 2 4" style:family="table-cell" style:data-style-name="N51"/>
    <style:style style:name="Comma_32_2_32_2_32_2_32_5" style:display-name="Comma 2 2 2 5"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3_32_3" style:display-name="Comma 2 2 3 3" style:family="table-cell" style:data-style-name="N51"/>
    <style:style style:name="Comma_32_2_32_2_32_3_32_4" style:display-name="Comma 2 2 3 4"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2_32_3" style:display-name="Comma 2 2 4 2 3" style:family="table-cell" style:data-style-name="N51"/>
    <style:style style:name="Comma_32_2_32_2_32_4_32_2_32_4" style:display-name="Comma 2 2 4 2 4" style:family="table-cell" style:data-style-name="N51"/>
    <style:style style:name="Comma_32_2_32_2_32_4_32_3" style:display-name="Comma 2 2 4 3" style:family="table-cell" style:data-style-name="N51"/>
    <style:style style:name="Comma_32_2_32_2_32_4_32_4" style:display-name="Comma 2 2 4 4" style:family="table-cell" style:data-style-name="N51"/>
    <style:style style:name="Comma_32_2_32_2_32_4_32_5" style:display-name="Comma 2 2 4 5"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5_32_3" style:display-name="Comma 2 2 5 3" style:family="table-cell" style:data-style-name="N51"/>
    <style:style style:name="Comma_32_2_32_2_32_5_32_4" style:display-name="Comma 2 2 5 4" style:family="table-cell" style:data-style-name="N51"/>
    <style:style style:name="Comma_32_2_32_2_32_6" style:display-name="Comma 2 2 6" style:family="table-cell" style:data-style-name="N51"/>
    <style:style style:name="Comma_32_2_32_2_32_7" style:display-name="Comma 2 2 7" style:family="table-cell" style:data-style-name="N51"/>
    <style:style style:name="Comma_32_2_32_2_32_8" style:display-name="Comma 2 2 8"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3_32_3" style:display-name="Comma 2 3 3" style:family="table-cell" style:data-style-name="N51"/>
    <style:style style:name="Comma_32_2_32_3_32_4" style:display-name="Comma 2 3 4"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4_32_3" style:display-name="Comma 2 4 3" style:family="table-cell" style:data-style-name="N51"/>
    <style:style style:name="Comma_32_2_32_4_32_4" style:display-name="Comma 2 4 4"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5_32_3" style:display-name="Comma 2 5 3" style:family="table-cell" style:data-style-name="N51"/>
    <style:style style:name="Comma_32_2_32_5_32_4" style:display-name="Comma 2 5 4"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6_32_3" style:display-name="Comma 2 6 3" style:family="table-cell" style:data-style-name="N51"/>
    <style:style style:name="Comma_32_2_32_6_32_4" style:display-name="Comma 2 6 4"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7_32_3" style:display-name="Comma 2 7 3" style:family="table-cell" style:data-style-name="N51"/>
    <style:style style:name="Comma_32_2_32_7_32_4" style:display-name="Comma 2 7 4" style:family="table-cell" style:data-style-name="N51"/>
    <style:style style:name="Comma_32_2_32_8" style:display-name="Comma 2 8" style:family="table-cell" style:data-style-name="N51"/>
    <style:style style:name="Comma_32_2_32_9" style:display-name="Comma 2 9"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2_32_3" style:display-name="Comma 3 2 2 3" style:family="table-cell" style:data-style-name="N51"/>
    <style:style style:name="Comma_32_3_32_2_32_2_32_4" style:display-name="Comma 3 2 2 4" style:family="table-cell" style:data-style-name="N51"/>
    <style:style style:name="Comma_32_3_32_2_32_3" style:display-name="Comma 3 2 3" style:family="table-cell" style:data-style-name="N51"/>
    <style:style style:name="Comma_32_3_32_2_32_4" style:display-name="Comma 3 2 4" style:family="table-cell" style:data-style-name="N51"/>
    <style:style style:name="Comma_32_3_32_2_32_5" style:display-name="Comma 3 2 5"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3_32_3" style:display-name="Comma 3 3 3" style:family="table-cell" style:data-style-name="N51"/>
    <style:style style:name="Comma_32_3_32_3_32_4" style:display-name="Comma 3 3 4"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4_32_3" style:display-name="Comma 3 4 3" style:family="table-cell" style:data-style-name="N51"/>
    <style:style style:name="Comma_32_3_32_4_32_4" style:display-name="Comma 3 4 4"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5_32_3" style:display-name="Comma 3 5 3" style:family="table-cell" style:data-style-name="N51"/>
    <style:style style:name="Comma_32_3_32_5_32_4" style:display-name="Comma 3 5 4"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3_32_8" style:display-name="Comma 3 8" style:family="table-cell" style:data-style-name="N51"/>
    <style:style style:name="Comma_32_3_32_9" style:display-name="Comma 3 9"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2_32_3" style:display-name="Comma 4 2 3" style:family="table-cell" style:data-style-name="N51"/>
    <style:style style:name="Comma_32_4_32_2_32_4" style:display-name="Comma 4 2 4" style:family="table-cell" style:data-style-name="N51"/>
    <style:style style:name="Comma_32_4_32_3" style:display-name="Comma 4 3" style:family="table-cell" style:data-style-name="N51"/>
    <style:style style:name="Comma_32_4_32_4" style:display-name="Comma 4 4" style:family="table-cell" style:data-style-name="N51"/>
    <style:style style:name="Comma_32_4_32_5" style:display-name="Comma 4 5"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2_32_3" style:display-name="Comma 5 2 2 3" style:family="table-cell" style:data-style-name="N51"/>
    <style:style style:name="Comma_32_5_32_2_32_2_32_4" style:display-name="Comma 5 2 2 4" style:family="table-cell" style:data-style-name="N51"/>
    <style:style style:name="Comma_32_5_32_2_32_3" style:display-name="Comma 5 2 3" style:family="table-cell" style:data-style-name="N51"/>
    <style:style style:name="Comma_32_5_32_2_32_4" style:display-name="Comma 5 2 4" style:family="table-cell" style:data-style-name="N51"/>
    <style:style style:name="Comma_32_5_32_2_32_5" style:display-name="Comma 5 2 5"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3_32_3" style:display-name="Comma 5 3 3" style:family="table-cell" style:data-style-name="N51"/>
    <style:style style:name="Comma_32_5_32_3_32_4" style:display-name="Comma 5 3 4" style:family="table-cell" style:data-style-name="N51"/>
    <style:style style:name="Comma_32_5_32_4" style:display-name="Comma 5 4" style:family="table-cell" style:data-style-name="N51"/>
    <style:style style:name="Comma_32_5_32_5" style:display-name="Comma 5 5" style:family="table-cell" style:data-style-name="N51"/>
    <style:style style:name="Comma_32_5_32_6" style:display-name="Comma 5 6"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2_32_3" style:display-name="Comma 6 2 3" style:family="table-cell" style:data-style-name="N51"/>
    <style:style style:name="Comma_32_6_32_2_32_4" style:display-name="Comma 6 2 4" style:family="table-cell" style:data-style-name="N51"/>
    <style:style style:name="Comma_32_6_32_3" style:display-name="Comma 6 3" style:family="table-cell" style:data-style-name="N51"/>
    <style:style style:name="Comma_32_6_32_4" style:display-name="Comma 6 4" style:family="table-cell" style:data-style-name="N51"/>
    <style:style style:name="Comma_32_6_32_5" style:display-name="Comma 6 5"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2_32_3" style:display-name="Comma 7 2 2 3" style:family="table-cell" style:data-style-name="N51"/>
    <style:style style:name="Comma_32_7_32_2_32_2_32_4" style:display-name="Comma 7 2 2 4" style:family="table-cell" style:data-style-name="N51"/>
    <style:style style:name="Comma_32_7_32_2_32_3" style:display-name="Comma 7 2 3" style:family="table-cell" style:data-style-name="N51"/>
    <style:style style:name="Comma_32_7_32_2_32_4" style:display-name="Comma 7 2 4" style:family="table-cell" style:data-style-name="N51"/>
    <style:style style:name="Comma_32_7_32_2_32_5" style:display-name="Comma 7 2 5"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3_32_3" style:display-name="Comma 7 3 3" style:family="table-cell" style:data-style-name="N51"/>
    <style:style style:name="Comma_32_7_32_3_32_4" style:display-name="Comma 7 3 4"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4_32_3" style:display-name="Comma 7 4 3" style:family="table-cell" style:data-style-name="N51"/>
    <style:style style:name="Comma_32_7_32_4_32_4" style:display-name="Comma 7 4 4"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7_32_7" style:display-name="Comma 7 7" style:family="table-cell" style:data-style-name="N51"/>
    <style:style style:name="Comma_32_7_32_8" style:display-name="Comma 7 8"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2_32_3" style:display-name="Comma 8 2 3" style:family="table-cell" style:data-style-name="N51"/>
    <style:style style:name="Comma_32_8_32_2_32_4" style:display-name="Comma 8 2 4"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3_32_3" style:display-name="Comma 8 3 3" style:family="table-cell" style:data-style-name="N51"/>
    <style:style style:name="Comma_32_8_32_3_32_4" style:display-name="Comma 8 3 4" style:family="table-cell" style:data-style-name="N51"/>
    <style:style style:name="Comma_32_8_32_4" style:display-name="Comma 8 4" style:family="table-cell" style:data-style-name="N51"/>
    <style:style style:name="Comma_32_8_32_5" style:display-name="Comma 8 5" style:family="table-cell" style:data-style-name="N51"/>
    <style:style style:name="Comma_32_8_32_6" style:display-name="Comma 8 6" style:family="table-cell" style:data-style-name="N51"/>
    <style:style style:name="Comma_32_9" style:display-name="Comma 9" style:family="table-cell" style:data-style-name="N51"/>
    <style:style style:name="Comma_32_9_32_2" style:display-name="Comma 9 2" style:family="table-cell" style:data-style-name="N51"/>
    <style:style style:name="Comma_32_9_32_3" style:display-name="Comma 9 3" style:family="table-cell" style:data-style-name="N51"/>
    <style:style style:name="Comma_32_9_32_4" style:display-name="Comma 9 4"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mma0_32_3" style:display-name="Comma0 3" style:family="table-cell" style:data-style-name="N0">
      <style:text-properties style:font-name="MS Sans Serif" style:font-name-asian="MS Sans Serif" style:font-name-complex="MS Sans Serif" fo:font-size="10pt" style:font-size-asian="10pt" style:font-size-complex="10pt"/>
    </style:style>
    <style:style style:name="Comma0_32_4" style:display-name="Comma0 4"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3" style:display-name="cope 2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4" style:display-name="cope 2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4" style:display-name="cope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5" style:display-name="cope 5"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3" style:display-name="Curren - Style1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4" style:display-name="Curren - Style1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3" style:display-name="Curren - Style2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4" style:display-name="Curren - Style2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3" style:display-name="Curren - Style3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4" style:display-name="Curren - Style3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3" style:display-name="Curren - Style4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4" style:display-name="Curren - Style4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3" style:display-name="Curren - Style5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4" style:display-name="Curren - Style5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3" style:display-name="Curren - Style6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4" style:display-name="Curren - Style6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0_41__32_3" style:display-name="Currency (0) 3" style:family="table-cell" style:data-style-name="N52"/>
    <style:style style:name="Currency_32__40_0_41__32_4" style:display-name="Currency (0) 4"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40_2_41__32_3" style:display-name="Currency (2) 3" style:family="table-cell" style:data-style-name="N53"/>
    <style:style style:name="Currency_32__40_2_41__32_4" style:display-name="Currency (2) 4"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3" style:display-name="Currency [2]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4" style:display-name="Currency [2]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4" style:display-name="Currency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5" style:display-name="Currency [2] 5"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2_32_3" style:display-name="Currency 2 2 2 3" style:family="table-cell" style:data-style-name="N54"/>
    <style:style style:name="Currency_32_2_32_2_32_2_32_4" style:display-name="Currency 2 2 2 4" style:family="table-cell" style:data-style-name="N54"/>
    <style:style style:name="Currency_32_2_32_2_32_3" style:display-name="Currency 2 2 3" style:family="table-cell" style:data-style-name="N54"/>
    <style:style style:name="Currency_32_2_32_2_32_4" style:display-name="Currency 2 2 4" style:family="table-cell" style:data-style-name="N54"/>
    <style:style style:name="Currency_32_2_32_2_32_5" style:display-name="Currency 2 2 5"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3_32_3" style:display-name="Currency 2 3 3" style:family="table-cell" style:data-style-name="N54"/>
    <style:style style:name="Currency_32_2_32_3_32_4" style:display-name="Currency 2 3 4"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4_32_3" style:display-name="Currency 2 4 3" style:family="table-cell" style:data-style-name="N54"/>
    <style:style style:name="Currency_32_2_32_4_32_4" style:display-name="Currency 2 4 4"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5_32_3" style:display-name="Currency 2 5 3" style:family="table-cell" style:data-style-name="N54"/>
    <style:style style:name="Currency_32_2_32_5_32_4" style:display-name="Currency 2 5 4"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2_32_8" style:display-name="Currency 2 8" style:family="table-cell" style:data-style-name="N54"/>
    <style:style style:name="Currency_32_2_32_9" style:display-name="Currency 2 9"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3_32_3" style:display-name="Currency 3 3" style:family="table-cell" style:data-style-name="N54"/>
    <style:style style:name="Currency_32_3_32_4" style:display-name="Currency 3 4"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2_32_3" style:display-name="Currency 4 2 3" style:family="table-cell" style:data-style-name="N54"/>
    <style:style style:name="Currency_32_4_32_2_32_4" style:display-name="Currency 4 2 4" style:family="table-cell" style:data-style-name="N54"/>
    <style:style style:name="Currency_32_4_32_3" style:display-name="Currency 4 3" style:family="table-cell" style:data-style-name="N54"/>
    <style:style style:name="Currency_32_4_32_4" style:display-name="Currency 4 4" style:family="table-cell" style:data-style-name="N54"/>
    <style:style style:name="Currency_32_4_32_5" style:display-name="Currency 4 5"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_32_5_32_3" style:display-name="Currency 5 3" style:family="table-cell" style:data-style-name="N54"/>
    <style:style style:name="Currency_32_5_32_4" style:display-name="Currency 5 4"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Currency0_32_3" style:display-name="Currency0 3" style:family="table-cell" style:data-style-name="N0">
      <style:text-properties style:font-name="MS Sans Serif" style:font-name-asian="MS Sans Serif" style:font-name-complex="MS Sans Serif" fo:font-size="10pt" style:font-size-asian="10pt" style:font-size-complex="10pt"/>
    </style:style>
    <style:style style:name="Currency0_32_4" style:display-name="Currency0 4"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erOgTimer_32_3" style:display-name="DagerOgTimer 3" style:family="table-cell" style:data-style-name="N55"/>
    <style:style style:name="DagerOgTimer_32_4" style:display-name="DagerOgTimer 4" style:family="table-cell" style:data-style-name="N55"/>
    <style:style style:name="DagOgDato" style:family="table-cell" style:data-style-name="N56"/>
    <style:style style:name="DagOgDato_32_2" style:display-name="DagOgDato 2" style:family="table-cell" style:data-style-name="N56"/>
    <style:style style:name="DagOgDato_32_3" style:display-name="DagOgDato 3" style:family="table-cell" style:data-style-name="N56"/>
    <style:style style:name="DagOgDato_32_4" style:display-name="DagOgDato 4" style:family="table-cell" style:data-style-name="N56"/>
    <style:style style:name="DagOgDatoLang" style:family="table-cell" style:data-style-name="N56"/>
    <style:style style:name="DagOgDatoLang_32_2" style:display-name="DagOgDatoLang 2" style:family="table-cell" style:data-style-name="N56"/>
    <style:style style:name="DagOgDatoLang_32_3" style:display-name="DagOgDatoLang 3" style:family="table-cell" style:data-style-name="N56"/>
    <style:style style:name="DagOgDatoLang_32_4" style:display-name="DagOgDatoLang 4" style:family="table-cell" style:data-style-name="N56"/>
    <style:style style:name="Date" style:family="table-cell" style:data-style-name="N20"/>
    <style:style style:name="Date_32_2" style:display-name="Date 2" style:family="table-cell" style:data-style-name="N20"/>
    <style:style style:name="Date_32_3" style:display-name="Date 3" style:family="table-cell" style:data-style-name="N20"/>
    <style:style style:name="Date_32_4" style:display-name="Date 4"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e-Time_32_3" style:display-name="Date-Time 3" style:family="table-cell" style:data-style-name="N57">
      <style:table-cell-properties style:vertical-align="automatic" style:repeat-content="false"/>
      <style:paragraph-properties fo:text-align="start" fo:margin-left="0cm"/>
    </style:style>
    <style:style style:name="Date-Time_32_4" style:display-name="Date-Time 4"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o_32_3" style:display-name="Dato 3" style:family="table-cell" style:data-style-name="N19"/>
    <style:style style:name="Dato_32_4" style:display-name="Dato 4"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3" style:display-name="Datum 3"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4" style:display-name="Datum 4"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1_32_3" style:display-name="Decimal 1 3" style:family="table-cell" style:data-style-name="N59"/>
    <style:style style:name="Decimal_32_1_32_4" style:display-name="Decimal 1 4"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2_32_3" style:display-name="Decimal 2 3" style:family="table-cell" style:data-style-name="N60"/>
    <style:style style:name="Decimal_32_2_32_4" style:display-name="Decimal 2 4" style:family="table-cell" style:data-style-name="N60"/>
    <style:style style:name="Decimal_32_3" style:display-name="Decimal 3" style:family="table-cell" style:data-style-name="N61"/>
    <style:style style:name="Decimal_32_3_32_2" style:display-name="Decimal 3 2" style:family="table-cell" style:data-style-name="N61"/>
    <style:style style:name="Decimal_32_3_32_3" style:display-name="Decimal 3 3" style:family="table-cell" style:data-style-name="N61"/>
    <style:style style:name="Decimal_32_3_32_4" style:display-name="Decimal 3 4"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3" style:display-name="ET měna 3"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4" style:display-name="ET měna 4"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3" style:display-name="ET procenta 3"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4" style:display-name="ET procenta 4"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ception_32_3" style:display-name="Exception 3" style:family="table-cell" style:data-style-name="N0">
      <style:table-cell-properties fo:border="thin dotted #660066" style:vertical-align="middle" fo:background-color="#FFCC00"/>
      <style:text-properties fo:font-size="10pt" style:font-size-asian="10pt" style:font-size-complex="10pt"/>
    </style:style>
    <style:style style:name="Exception_32_4" style:display-name="Exception 4"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3" style:display-name="Explanatory Text 2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4" style:display-name="Explanatory Text 2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4" style:display-name="Explanatory Text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5" style:display-name="Explanatory Text 2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3" style:display-name="Explanatory Text 3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4" style:display-name="Explanatory Text 3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4" style:display-name="Explanatory Text 3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5" style:display-name="Explanatory Text 3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3" style:display-name="Explanatory Text 4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4" style:display-name="Explanatory Text 4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4" style:display-name="Explanatory Text 4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5" style:display-name="Explanatory Text 4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3" style:display-name="Explanatory Text 5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4" style:display-name="Explanatory Text 5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4" style:display-name="Explanatory Text 5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5" style:display-name="Explanatory Text 5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3" style:display-name="Explanatory Text 6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4" style:display-name="Explanatory Text 6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EY_32_House_32_3" style:display-name="EY House 3" style:family="table-cell" style:data-style-name="N0">
      <style:text-properties style:font-name="Times New Roman" style:font-name-asian="Times New Roman" style:font-name-complex="Times New Roman" style:font-family-generic="roman"/>
    </style:style>
    <style:style style:name="EY_32_House_32_4" style:display-name="EY House 4"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3" style:display-name="Feeder Field 2 3"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4" style:display-name="Feeder Field 2 4"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eeder_32_Field_32_4" style:display-name="Feeder Field 4" style:family="table-cell" style:data-style-name="N0">
      <style:table-cell-properties fo:border="thin solid #333333" style:vertical-align="middle" fo:background-color="#C0C0C0"/>
      <style:text-properties fo:font-size="10pt" style:font-size-asian="10pt" style:font-size-complex="10pt"/>
    </style:style>
    <style:style style:name="Feeder_32_Field_32_5" style:display-name="Feeder Field 5"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3" style:display-name="Fixed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4" style:display-name="Fixed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footer_32_3" style:display-name="footer 3" style:family="table-cell" style:data-style-name="N0">
      <style:table-cell-properties style:vertical-align="automatic"/>
    </style:style>
    <style:style style:name="footer_32_4" style:display-name="footer 4"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3" style:display-name="Good 2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4" style:display-name="Good 2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4" style:display-name="Good 2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5" style:display-name="Good 2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3" style:display-name="Good 3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4" style:display-name="Good 3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4" style:display-name="Good 3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5" style:display-name="Good 3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3" style:display-name="Good 4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4" style:display-name="Good 4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4" style:display-name="Good 4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5" style:display-name="Good 4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3" style:display-name="Good 5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4" style:display-name="Good 5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4" style:display-name="Good 5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5" style:display-name="Good 5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3" style:display-name="Good 6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4" style:display-name="Good 6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_32_3" style:display-name="Grey 3" style:family="table-cell" style:data-style-name="N44">
      <style:table-cell-properties fo:background-color="#C0C0C0"/>
      <style:text-properties fo:font-size="8pt" style:font-size-asian="8pt" style:font-size-complex="8pt"/>
    </style:style>
    <style:style style:name="Grey_32_4" style:display-name="Grey 4"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3" style:display-name="Greyed out 3"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4" style:display-name="Greyed out 4"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er_32_3" style:display-name="Header 3" style:family="table-cell" style:data-style-name="N0">
      <style:table-cell-properties fo:background-color="transparent"/>
    </style:style>
    <style:style style:name="Header_32_4" style:display-name="Header 4"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3" style:display-name="Heading 1 2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4" style:display-name="Heading 1 2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4" style:display-name="Heading 1 2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5" style:display-name="Heading 1 2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3" style:display-name="Heading 1 3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4" style:display-name="Heading 1 3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4" style:display-name="Heading 1 3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5" style:display-name="Heading 1 3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3" style:display-name="Heading 1 4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4" style:display-name="Heading 1 4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4" style:display-name="Heading 1 4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5" style:display-name="Heading 1 4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3" style:display-name="Heading 1 5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4" style:display-name="Heading 1 5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4" style:display-name="Heading 1 5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5" style:display-name="Heading 1 5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3" style:display-name="Heading 1 6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4" style:display-name="Heading 1 6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3" style:display-name="Heading 2 2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4" style:display-name="Heading 2 2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4" style:display-name="Heading 2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5" style:display-name="Heading 2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3" style:display-name="Heading 2 3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4" style:display-name="Heading 2 3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4" style:display-name="Heading 2 3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5" style:display-name="Heading 2 3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3" style:display-name="Heading 2 4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4" style:display-name="Heading 2 4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4" style:display-name="Heading 2 4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5" style:display-name="Heading 2 4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3" style:display-name="Heading 2 5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4" style:display-name="Heading 2 5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4" style:display-name="Heading 2 5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5" style:display-name="Heading 2 5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3" style:display-name="Heading 2 6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4" style:display-name="Heading 2 6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3" style:display-name="Heading 3 2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4" style:display-name="Heading 3 2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4" style:display-name="Heading 3 2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5" style:display-name="Heading 3 2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3" style:display-name="Heading 3 3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4" style:display-name="Heading 3 3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4" style:display-name="Heading 3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5" style:display-name="Heading 3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3" style:display-name="Heading 3 4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4" style:display-name="Heading 3 4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4" style:display-name="Heading 3 4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5" style:display-name="Heading 3 4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3" style:display-name="Heading 3 5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4" style:display-name="Heading 3 5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4" style:display-name="Heading 3 5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5" style:display-name="Heading 3 5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3" style:display-name="Heading 3 6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4" style:display-name="Heading 3 6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3" style:display-name="Heading 4 2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4" style:display-name="Heading 4 2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4" style:display-name="Heading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5" style:display-name="Heading 4 2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3" style:display-name="Heading 4 3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4" style:display-name="Heading 4 3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4" style:display-name="Heading 4 3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5" style:display-name="Heading 4 3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3" style:display-name="Heading 4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4" style:display-name="Heading 4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4" style:display-name="Heading 4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5" style:display-name="Heading 4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3" style:display-name="Heading 4 5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4" style:display-name="Heading 4 5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4" style:display-name="Heading 4 5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5" style:display-name="Heading 4 5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3" style:display-name="Heading 4 6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4" style:display-name="Heading 4 6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6" style:display-name="Heading 6"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7" style:display-name="Heading 7"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3" style:display-name="Heading1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4" style:display-name="Heading1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3" style:display-name="Heading2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4" style:display-name="Heading2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3" style:display-name="Hyperlink 2 2 3"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4" style:display-name="Hyperlink 2 2 4"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2_32_4" style:display-name="Hyperlink 2 4" style:family="table-cell" style:data-style-name="N0">
      <style:text-properties fo:color="#0000FF" fo:font-size="9pt" style:font-size-asian="9pt" style:font-size-complex="9pt" style:text-underline-style="solid" style:text-underline-type="single"/>
    </style:style>
    <style:style style:name="Hyperlink_32_2_32_5" style:display-name="Hyperlink 2 5"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3_32_3" style:display-name="Hyperlink 3 3" style:family="table-cell" style:data-style-name="N0">
      <style:text-properties fo:color="#0000FF" style:text-underline-style="solid" style:text-underline-type="single"/>
    </style:style>
    <style:style style:name="Hyperlink_32_3_32_4" style:display-name="Hyperlink 3 4"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4_32_3" style:display-name="Hyperlink 4 3" style:family="table-cell" style:data-style-name="N0">
      <style:text-properties fo:color="#0000FF" fo:font-size="10pt" style:font-size-asian="10pt" style:font-size-complex="10pt" style:text-underline-style="solid" style:text-underline-type="single"/>
    </style:style>
    <style:style style:name="Hyperlink_32_4_32_4" style:display-name="Hyperlink 4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2_32_3" style:display-name="Hyperlink 5 2 3" style:family="table-cell" style:data-style-name="N0">
      <style:text-properties fo:color="#0000FF" style:text-underline-style="solid" style:text-underline-type="single"/>
    </style:style>
    <style:style style:name="Hyperlink_32_5_32_2_32_4" style:display-name="Hyperlink 5 2 4"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4" style:display-name="Hyperlink 5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5" style:display-name="Hyperlink 5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3" style:display-name="Hyperlink 6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4" style:display-name="Hyperlink 6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3" style:display-name="Input % 3"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4" style:display-name="Input % 4"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2_32_3" style:display-name="Input [yellow] 2 3" style:family="table-cell" style:data-style-name="N14">
      <style:table-cell-properties fo:background-color="#FFFFCC"/>
      <style:text-properties fo:font-size="8pt" style:font-size-asian="8pt" style:font-size-complex="8pt"/>
    </style:style>
    <style:style style:name="Input_32__91_yellow_93__32_2_32_4" style:display-name="Input [yellow] 2 4"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_91_yellow_93__32_4" style:display-name="Input [yellow] 4" style:family="table-cell" style:data-style-name="N14">
      <style:table-cell-properties fo:background-color="#FFFFCC"/>
      <style:text-properties fo:font-size="8pt" style:font-size-asian="8pt" style:font-size-complex="8pt"/>
    </style:style>
    <style:style style:name="Input_32__91_yellow_93__32_5" style:display-name="Input [yellow] 5"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3" style:display-name="Input 1 3"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4" style:display-name="Input 1 4"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3" style:display-name="Input 2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4" style:display-name="Input 2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3" style:display-name="Input 2 3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4" style:display-name="Input 2 3 4"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5" style:display-name="Input 2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6" style:display-name="Input 2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3" style:display-name="Input 3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4" style:display-name="Input 3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4" style:display-name="Input 3 4"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5" style:display-name="Input 3 5"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3" style:display-name="Input 4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4" style:display-name="Input 4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4" style:display-name="Input 4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5" style:display-name="Input 4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3" style:display-name="Input 5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4" style:display-name="Input 5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4" style:display-name="Input 5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5" style:display-name="Input 5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3" style:display-name="Input 6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4" style:display-name="Input 6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3" style:display-name="Italic 3"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4" style:display-name="Italic 4"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Bunn_32_3" style:display-name="JusterBunn 3" style:family="table-cell" style:data-style-name="N0">
      <style:table-cell-properties style:vertical-align="automatic"/>
    </style:style>
    <style:style style:name="JusterBunn_32_4" style:display-name="JusterBunn 4"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Midtstill_32_3" style:display-name="JusterMidtstill 3" style:family="table-cell" style:data-style-name="N0">
      <style:table-cell-properties style:vertical-align="automatic"/>
    </style:style>
    <style:style style:name="JusterMidtstill_32_4" style:display-name="JusterMidtstill 4"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JusterTopp_32_3" style:display-name="JusterTopp 3" style:family="table-cell" style:data-style-name="N0">
      <style:table-cell-properties style:vertical-align="top"/>
    </style:style>
    <style:style style:name="JusterTopp_32_4" style:display-name="JusterTopp 4"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lokkeslett_32_3" style:display-name="Klokkeslett 3" style:family="table-cell" style:data-style-name="N68"/>
    <style:style style:name="Klokkeslett_32_4" style:display-name="Klokkeslett 4" style:family="table-cell" style:data-style-name="N68"/>
    <style:style style:name="Konto" style:family="table-cell" style:data-style-name="N69"/>
    <style:style style:name="Konto_32_2" style:display-name="Konto 2" style:family="table-cell" style:data-style-name="N69"/>
    <style:style style:name="Konto_32_3" style:display-name="Konto 3" style:family="table-cell" style:data-style-name="N69"/>
    <style:style style:name="Konto_32_4" style:display-name="Konto 4"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3" style:display-name="KPMG Heading 1 3"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4" style:display-name="KPMG Heading 1 4"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3" style:display-name="KPMG Heading 2 3"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4" style:display-name="KPMG Heading 2 4"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3" style:display-name="KPMG Heading 3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4" style:display-name="KPMG Heading 3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3" style:display-name="KPMG Heading 4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4" style:display-name="KPMG Heading 4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3" style:display-name="KPMG Normal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4" style:display-name="KPMG Normal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3" style:display-name="KPMG Normal Text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4" style:display-name="KPMG Normal Text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3" style:display-name="KPMGcolheader 3"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4" style:display-name="KPMGcolheader 4"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_32_3" style:display-name="KPMGnormal 3" style:family="table-cell" style:data-style-name="N70"/>
    <style:style style:name="KPMGnormal_32_4" style:display-name="KPMGnormal 4"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3" style:display-name="KPMGnormalindent 3"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4" style:display-name="KPMGnormalindent 4"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3" style:display-name="KPMGnormalindent2 3"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4" style:display-name="KPMGnormalindent2 4"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number_32_3" style:display-name="KPMGnumber 3" style:family="table-cell" style:data-style-name="N70">
      <style:text-properties style:font-name="Univers 45 Light" style:font-name-asian="Univers 45 Light" style:font-name-complex="Univers 45 Light" fo:font-size="8pt" style:font-size-asian="8pt" style:font-size-complex="8pt"/>
    </style:style>
    <style:style style:name="KPMGnumber_32_4" style:display-name="KPMGnumber 4"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3" style:display-name="KPMGpercent 3"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4" style:display-name="KPMGpercent 4"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3" style:display-name="KPMGpercentrow 3"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4" style:display-name="KPMGpercentrow 4"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3" style:display-name="KPMGsubheader 3"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4" style:display-name="KPMGsubheader 4"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3" style:display-name="Linked Cell 2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4" style:display-name="Linked Cell 2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4" style:display-name="Linked Cell 2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5" style:display-name="Linked Cell 2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3" style:display-name="Linked Cell 3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4" style:display-name="Linked Cell 3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4" style:display-name="Linked Cell 3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5" style:display-name="Linked Cell 3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3" style:display-name="Linked Cell 4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4" style:display-name="Linked Cell 4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4" style:display-name="Linked Cell 4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5" style:display-name="Linked Cell 4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3" style:display-name="Linked Cell 5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4" style:display-name="Linked Cell 5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4" style:display-name="Linked Cell 5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5" style:display-name="Linked Cell 5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3" style:display-name="Linked Cell 6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4" style:display-name="Linked Cell 6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3" style:display-name="M·n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4" style:display-name="M·n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Month_32_3" style:display-name="Month 3" style:family="table-cell" style:data-style-name="N80"/>
    <style:style style:name="Month_32_4" style:display-name="Month 4"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3" style:display-name="Nadpis1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4" style:display-name="Nadpis1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3" style:display-name="Nadpis2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4" style:display-name="Nadpis2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3" style:display-name="Named Range 3" style:family="table-cell" style:data-style-name="N0">
      <style:table-cell-properties fo:border="thin dotted #FF0000"/>
    </style:style>
    <style:style style:name="Named_32_Range_32_4" style:display-name="Named Range 4"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3" style:display-name="Named Range Tag 3"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4" style:display-name="Named Range Tag 4"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3" style:display-name="Neutral 2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4" style:display-name="Neutral 2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4" style:display-name="Neutral 2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5" style:display-name="Neutral 2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3" style:display-name="Neutral 3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4" style:display-name="Neutral 3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4" style:display-name="Neutral 3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5" style:display-name="Neutral 3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3" style:display-name="Neutral 4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4" style:display-name="Neutral 4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4" style:display-name="Neutral 4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5" style:display-name="Neutral 4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3" style:display-name="Neutral 5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4" style:display-name="Neutral 5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4" style:display-name="Neutral 5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5" style:display-name="Neutral 5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3" style:display-name="Neutral 6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4" style:display-name="Neutral 6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3" style:display-name="Normal - Style1 3"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4" style:display-name="Normal - Style1 4"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3" style:display-name="Normal - Style7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4" style:display-name="Normal - Style7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3" style:display-name="Normal - Style8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4" style:display-name="Normal - Style8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2_32_3" style:display-name="Normal 10 2 3" style:family="table-cell" style:data-style-name="N0">
      <style:table-cell-properties style:vertical-align="automatic" fo:background-color="transparent"/>
      <style:text-properties fo:font-size="10pt" style:font-size-asian="10pt" style:font-size-complex="10pt"/>
    </style:style>
    <style:style style:name="Normal_32_10_32_2_32_4" style:display-name="Normal 10 2 4"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3_32_3" style:display-name="Normal 10 3 3" style:family="table-cell" style:data-style-name="N0">
      <style:table-cell-properties style:vertical-align="automatic" fo:wrap-option="wrap" fo:background-color="transparent"/>
      <style:text-properties fo:font-size="10pt" style:font-size-asian="10pt" style:font-size-complex="10pt"/>
    </style:style>
    <style:style style:name="Normal_32_10_32_3_32_4" style:display-name="Normal 10 3 4"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5" style:display-name="Normal 10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6" style:display-name="Normal 10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2_32_3" style:display-name="Normal 11 2 3" style:family="table-cell" style:data-style-name="N0">
      <style:table-cell-properties style:vertical-align="automatic" fo:background-color="transparent"/>
      <style:text-properties fo:font-size="10pt" style:font-size-asian="10pt" style:font-size-complex="10pt"/>
    </style:style>
    <style:style style:name="Normal_32_11_32_2_32_4" style:display-name="Normal 11 2 4"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3_32_3" style:display-name="Normal 11 3 3" style:family="table-cell" style:data-style-name="N0">
      <style:table-cell-properties style:vertical-align="automatic" fo:background-color="transparent"/>
      <style:text-properties fo:font-size="8pt" style:font-size-asian="8pt" style:font-size-complex="8pt"/>
    </style:style>
    <style:style style:name="Normal_32_11_32_3_32_4" style:display-name="Normal 11 3 4"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1_32_5" style:display-name="Normal 11 5" style:family="table-cell" style:data-style-name="N0">
      <style:table-cell-properties style:vertical-align="automatic" fo:wrap-option="wrap" fo:background-color="transparent"/>
      <style:text-properties fo:font-size="10pt" style:font-size-asian="10pt" style:font-size-complex="10pt"/>
    </style:style>
    <style:style style:name="Normal_32_11_32_6" style:display-name="Normal 11 6"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2_32_3" style:display-name="Normal 12 2 3" style:family="table-cell" style:data-style-name="N0">
      <style:table-cell-properties style:vertical-align="automatic" fo:background-color="transparent"/>
      <style:text-properties fo:font-size="10pt" style:font-size-asian="10pt" style:font-size-complex="10pt"/>
    </style:style>
    <style:style style:name="Normal_32_12_32_2_32_4" style:display-name="Normal 12 2 4"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2_32_4" style:display-name="Normal 12 4" style:family="table-cell" style:data-style-name="N0">
      <style:table-cell-properties style:vertical-align="automatic" fo:wrap-option="wrap" fo:background-color="transparent"/>
      <style:text-properties fo:font-size="10pt" style:font-size-asian="10pt" style:font-size-complex="10pt"/>
    </style:style>
    <style:style style:name="Normal_32_12_32_5" style:display-name="Normal 12 5"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2_32_3" style:display-name="Normal 13 2 3" style:family="table-cell" style:data-style-name="N0">
      <style:table-cell-properties style:vertical-align="automatic" fo:background-color="transparent"/>
      <style:text-properties fo:font-size="10pt" style:font-size-asian="10pt" style:font-size-complex="10pt"/>
    </style:style>
    <style:style style:name="Normal_32_13_32_2_32_4" style:display-name="Normal 13 2 4"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3_32_4" style:display-name="Normal 13 4" style:family="table-cell" style:data-style-name="N0">
      <style:table-cell-properties style:vertical-align="automatic" fo:wrap-option="wrap" fo:background-color="transparent"/>
      <style:text-properties fo:font-size="10pt" style:font-size-asian="10pt" style:font-size-complex="10pt"/>
    </style:style>
    <style:style style:name="Normal_32_13_32_5" style:display-name="Normal 13 5"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2_32_3" style:display-name="Normal 14 2 3" style:family="table-cell" style:data-style-name="N0">
      <style:table-cell-properties style:vertical-align="automatic" fo:background-color="transparent"/>
      <style:text-properties fo:font-size="10pt" style:font-size-asian="10pt" style:font-size-complex="10pt"/>
    </style:style>
    <style:style style:name="Normal_32_14_32_2_32_4" style:display-name="Normal 14 2 4"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4_32_4" style:display-name="Normal 14 4" style:family="table-cell" style:data-style-name="N0">
      <style:table-cell-properties style:vertical-align="automatic" fo:wrap-option="wrap" fo:background-color="transparent"/>
      <style:text-properties fo:font-size="10pt" style:font-size-asian="10pt" style:font-size-complex="10pt"/>
    </style:style>
    <style:style style:name="Normal_32_14_32_5" style:display-name="Normal 14 5"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2_32_3" style:display-name="Normal 15 2 3" style:family="table-cell" style:data-style-name="N0">
      <style:table-cell-properties style:vertical-align="automatic" fo:background-color="transparent"/>
      <style:text-properties fo:font-size="10pt" style:font-size-asian="10pt" style:font-size-complex="10pt"/>
    </style:style>
    <style:style style:name="Normal_32_15_32_2_32_4" style:display-name="Normal 15 2 4"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5_32_4" style:display-name="Normal 15 4" style:family="table-cell" style:data-style-name="N82">
      <style:table-cell-properties style:vertical-align="automatic" fo:background-color="transparent"/>
      <style:text-properties fo:font-size="10pt" style:font-size-asian="10pt" style:font-size-complex="10pt"/>
    </style:style>
    <style:style style:name="Normal_32_15_32_5" style:display-name="Normal 15 5"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6_32_3" style:display-name="Normal 16 3" style:family="table-cell" style:data-style-name="N0">
      <style:table-cell-properties style:vertical-align="automatic" fo:background-color="transparent"/>
      <style:text-properties fo:font-size="10pt" style:font-size-asian="10pt" style:font-size-complex="10pt"/>
    </style:style>
    <style:style style:name="Normal_32_16_32_4" style:display-name="Normal 16 4"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7_32_3" style:display-name="Normal 17 3" style:family="table-cell" style:data-style-name="N0">
      <style:table-cell-properties style:vertical-align="automatic" fo:background-color="transparent"/>
      <style:text-properties fo:font-size="10pt" style:font-size-asian="10pt" style:font-size-complex="10pt"/>
    </style:style>
    <style:style style:name="Normal_32_17_32_4" style:display-name="Normal 17 4"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8_32_3" style:display-name="Normal 18 3" style:family="table-cell" style:data-style-name="N0">
      <style:table-cell-properties style:vertical-align="automatic" fo:background-color="transparent"/>
      <style:text-properties fo:font-size="10pt" style:font-size-asian="10pt" style:font-size-complex="10pt"/>
    </style:style>
    <style:style style:name="Normal_32_18_32_4" style:display-name="Normal 18 4"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19_32_3" style:display-name="Normal 19 3" style:family="table-cell" style:data-style-name="N0">
      <style:table-cell-properties style:vertical-align="automatic" fo:background-color="transparent"/>
      <style:text-properties fo:font-size="10pt" style:font-size-asian="10pt" style:font-size-complex="10pt"/>
    </style:style>
    <style:style style:name="Normal_32_19_32_4" style:display-name="Normal 19 4"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0_32_3" style:display-name="Normal 2 10 3" style:family="table-cell" style:data-style-name="N0">
      <style:table-cell-properties style:vertical-align="automatic" fo:background-color="transparent"/>
      <style:text-properties fo:font-size="10pt" style:font-size-asian="10pt" style:font-size-complex="10pt"/>
    </style:style>
    <style:style style:name="Normal_32_2_32_10_32_4" style:display-name="Normal 2 10 4"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1_32_3" style:display-name="Normal 2 11 3" style:family="table-cell" style:data-style-name="N0">
      <style:table-cell-properties style:vertical-align="automatic" fo:background-color="transparent"/>
    </style:style>
    <style:style style:name="Normal_32_2_32_11_32_4" style:display-name="Normal 2 11 4"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2_32_3" style:display-name="Normal 2 12 3" style:family="table-cell" style:data-style-name="N0">
      <style:table-cell-properties style:vertical-align="automatic" fo:background-color="transparent"/>
      <style:text-properties style:font-name="Calibri" style:font-name-asian="Calibri" style:font-name-complex="Calibri"/>
    </style:style>
    <style:style style:name="Normal_32_2_32_12_32_4" style:display-name="Normal 2 12 4"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3_32_3" style:display-name="Normal 2 13 3" style:family="table-cell" style:data-style-name="N0">
      <style:table-cell-properties style:vertical-align="automatic" fo:background-color="transparent"/>
      <style:text-properties fo:font-size="10pt" style:font-size-asian="10pt" style:font-size-complex="10pt"/>
    </style:style>
    <style:style style:name="Normal_32_2_32_13_32_4" style:display-name="Normal 2 13 4"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15" style:display-name="Normal 2 15" style:family="table-cell" style:data-style-name="N0">
      <style:text-properties fo:font-size="10pt" style:font-size-asian="10pt" style:font-size-complex="10pt"/>
    </style:style>
    <style:style style:name="Normal_32_2_32_16" style:display-name="Normal 2 16"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2_32_3" style:display-name="Normal 2 2 2 3" style:family="table-cell" style:data-style-name="N0">
      <style:table-cell-properties style:vertical-align="automatic" fo:background-color="transparent"/>
      <style:text-properties fo:font-size="10pt" style:font-size-asian="10pt" style:font-size-complex="10pt"/>
    </style:style>
    <style:style style:name="Normal_32_2_32_2_32_2_32_4" style:display-name="Normal 2 2 2 4"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fo:font-size="10pt" style:font-size-asian="10pt" style:font-size-complex="10pt"/>
    </style:style>
    <style:style style:name="Normal_32_2_32_2_32_3_32_4" style:display-name="Normal 2 2 3 4"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4_32_3" style:display-name="Normal 2 2 4 3" style:family="table-cell" style:data-style-name="N0">
      <style:table-cell-properties style:vertical-align="automatic" fo:background-color="transparent"/>
      <style:text-properties fo:font-size="10pt" style:font-size-asian="10pt" style:font-size-complex="10pt"/>
    </style:style>
    <style:style style:name="Normal_32_2_32_2_32_4_32_4" style:display-name="Normal 2 2 4 4"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5_32_3" style:display-name="Normal 2 2 5 3" style:family="table-cell" style:data-style-name="N0">
      <style:table-cell-properties style:vertical-align="automatic" fo:background-color="transparent"/>
      <style:text-properties fo:font-size="10pt" style:font-size-asian="10pt" style:font-size-complex="10pt"/>
    </style:style>
    <style:style style:name="Normal_32_2_32_2_32_5_32_4" style:display-name="Normal 2 2 5 4"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6_32_3" style:display-name="Normal 2 2 6 3" style:family="table-cell" style:data-style-name="N0">
      <style:table-cell-properties style:vertical-align="automatic" fo:background-color="transparent"/>
      <style:text-properties fo:font-size="10pt" style:font-size-asian="10pt" style:font-size-complex="10pt"/>
    </style:style>
    <style:style style:name="Normal_32_2_32_2_32_6_32_4" style:display-name="Normal 2 2 6 4"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2_32_8" style:display-name="Normal 2 2 8" style:family="table-cell" style:data-style-name="N0">
      <style:table-cell-properties style:vertical-align="automatic" fo:background-color="transparent"/>
      <style:text-properties fo:font-size="10pt" style:font-size-asian="10pt" style:font-size-complex="10pt"/>
    </style:style>
    <style:style style:name="Normal_32_2_32_2_32_9" style:display-name="Normal 2 2 9"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3" style:display-name="Normal 2 3 2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4" style:display-name="Normal 2 3 2 4"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3_32_4" style:display-name="Normal 2 3 4" style:family="table-cell" style:data-style-name="N0">
      <style:table-cell-properties style:vertical-align="automatic" fo:background-color="transparent"/>
      <style:text-properties fo:font-size="10pt" style:font-size-asian="10pt" style:font-size-complex="10pt"/>
    </style:style>
    <style:style style:name="Normal_32_2_32_3_32_5" style:display-name="Normal 2 3 5"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4_32_3" style:display-name="Normal 2 4 3" style:family="table-cell" style:data-style-name="N0">
      <style:table-cell-properties style:vertical-align="automatic" fo:background-color="transparent"/>
      <style:text-properties fo:font-size="10pt" style:font-size-asian="10pt" style:font-size-complex="10pt"/>
    </style:style>
    <style:style style:name="Normal_32_2_32_4_32_4" style:display-name="Normal 2 4 4"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5_32_3" style:display-name="Normal 2 5 3" style:family="table-cell" style:data-style-name="N0">
      <style:table-cell-properties style:vertical-align="automatic" fo:background-color="transparent"/>
      <style:text-properties fo:font-size="10pt" style:font-size-asian="10pt" style:font-size-complex="10pt"/>
    </style:style>
    <style:style style:name="Normal_32_2_32_5_32_4" style:display-name="Normal 2 5 4"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6_32_3" style:display-name="Normal 2 6 3" style:family="table-cell" style:data-style-name="N0">
      <style:table-cell-properties style:vertical-align="automatic" fo:background-color="transparent"/>
      <style:text-properties fo:font-size="10pt" style:font-size-asian="10pt" style:font-size-complex="10pt"/>
    </style:style>
    <style:style style:name="Normal_32_2_32_6_32_4" style:display-name="Normal 2 6 4"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7_32_3" style:display-name="Normal 2 7 3" style:family="table-cell" style:data-style-name="N0">
      <style:table-cell-properties style:vertical-align="automatic" fo:background-color="transparent"/>
      <style:text-properties fo:font-size="10pt" style:font-size-asian="10pt" style:font-size-complex="10pt"/>
    </style:style>
    <style:style style:name="Normal_32_2_32_7_32_4" style:display-name="Normal 2 7 4"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8_32_3" style:display-name="Normal 2 8 3" style:family="table-cell" style:data-style-name="N0">
      <style:table-cell-properties style:vertical-align="automatic" fo:background-color="transparent"/>
      <style:text-properties fo:font-size="10pt" style:font-size-asian="10pt" style:font-size-complex="10pt"/>
    </style:style>
    <style:style style:name="Normal_32_2_32_8_32_4" style:display-name="Normal 2 8 4"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32_9_32_3" style:display-name="Normal 2 9 3" style:family="table-cell" style:data-style-name="N0">
      <style:table-cell-properties style:vertical-align="automatic" fo:background-color="transparent"/>
      <style:text-properties fo:font-size="8pt" style:font-size-asian="8pt" style:font-size-complex="8pt"/>
    </style:style>
    <style:style style:name="Normal_32_2_32_9_32_4" style:display-name="Normal 2 9 4"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2_32_3" style:display-name="Normal 20 2 3" style:family="table-cell" style:data-style-name="N0">
      <style:table-cell-properties style:vertical-align="automatic" fo:background-color="transparent"/>
      <style:text-properties fo:font-size="10pt" style:font-size-asian="10pt" style:font-size-complex="10pt"/>
    </style:style>
    <style:style style:name="Normal_32_20_32_2_32_4" style:display-name="Normal 20 2 4"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0_32_4" style:display-name="Normal 20 4" style:family="table-cell" style:data-style-name="N0">
      <style:table-cell-properties style:vertical-align="automatic" fo:background-color="transparent"/>
      <style:text-properties fo:font-size="10pt" style:font-size-asian="10pt" style:font-size-complex="10pt"/>
    </style:style>
    <style:style style:name="Normal_32_20_32_5" style:display-name="Normal 20 5"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1_32_3" style:display-name="Normal 21 3" style:family="table-cell" style:data-style-name="N0">
      <style:table-cell-properties style:vertical-align="automatic" fo:background-color="transparent"/>
      <style:text-properties fo:font-size="10pt" style:font-size-asian="10pt" style:font-size-complex="10pt"/>
    </style:style>
    <style:style style:name="Normal_32_21_32_4" style:display-name="Normal 21 4"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2_32_3" style:display-name="Normal 22 3" style:family="table-cell" style:data-style-name="N0">
      <style:table-cell-properties style:vertical-align="automatic" fo:background-color="transparent"/>
      <style:text-properties fo:font-size="10pt" style:font-size-asian="10pt" style:font-size-complex="10pt"/>
    </style:style>
    <style:style style:name="Normal_32_22_32_4" style:display-name="Normal 22 4"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3_32_3" style:display-name="Normal 23 3" style:family="table-cell" style:data-style-name="N0">
      <style:table-cell-properties style:vertical-align="automatic" fo:background-color="transparent"/>
      <style:text-properties fo:font-size="10pt" style:font-size-asian="10pt" style:font-size-complex="10pt"/>
    </style:style>
    <style:style style:name="Normal_32_23_32_4" style:display-name="Normal 23 4"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2_32_3" style:display-name="Normal 24 2 3" style:family="table-cell" style:data-style-name="N0">
      <style:table-cell-properties style:vertical-align="automatic" fo:background-color="transparent"/>
      <style:text-properties fo:font-size="10pt" style:font-size-asian="10pt" style:font-size-complex="10pt"/>
    </style:style>
    <style:style style:name="Normal_32_24_32_2_32_4" style:display-name="Normal 24 2 4"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4_32_4" style:display-name="Normal 24 4" style:family="table-cell" style:data-style-name="N0">
      <style:table-cell-properties style:vertical-align="automatic" fo:background-color="transparent"/>
      <style:text-properties fo:font-size="10pt" style:font-size-asian="10pt" style:font-size-complex="10pt"/>
    </style:style>
    <style:style style:name="Normal_32_24_32_5" style:display-name="Normal 24 5"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5_32_3" style:display-name="Normal 25 3" style:family="table-cell" style:data-style-name="N0">
      <style:table-cell-properties style:vertical-align="automatic" fo:background-color="transparent"/>
      <style:text-properties fo:font-size="10pt" style:font-size-asian="10pt" style:font-size-complex="10pt"/>
    </style:style>
    <style:style style:name="Normal_32_25_32_4" style:display-name="Normal 25 4"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3" style:display-name="Normal 26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4" style:display-name="Normal 26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3" style:display-name="Normal 26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4" style:display-name="Normal 26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5" style:display-name="Normal 26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6" style:display-name="Normal 26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3" style:display-name="Normal 26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4" style:display-name="Normal 26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5" style:display-name="Normal 2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6" style:display-name="Normal 26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7_32_3" style:display-name="Normal 27 3" style:family="table-cell" style:data-style-name="N0">
      <style:table-cell-properties style:vertical-align="automatic" fo:background-color="transparent"/>
      <style:text-properties fo:font-size="10pt" style:font-size-asian="10pt" style:font-size-complex="10pt"/>
    </style:style>
    <style:style style:name="Normal_32_27_32_4" style:display-name="Normal 27 4"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8_32_3" style:display-name="Normal 28 3" style:family="table-cell" style:data-style-name="N0">
      <style:table-cell-properties style:vertical-align="automatic" fo:background-color="transparent"/>
      <style:text-properties fo:font-size="10pt" style:font-size-asian="10pt" style:font-size-complex="10pt"/>
    </style:style>
    <style:style style:name="Normal_32_28_32_4" style:display-name="Normal 28 4"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29_32_3" style:display-name="Normal 29 3" style:family="table-cell" style:data-style-name="N0">
      <style:table-cell-properties style:vertical-align="automatic" fo:background-color="transparent"/>
      <style:text-properties fo:font-size="10pt" style:font-size-asian="10pt" style:font-size-complex="10pt"/>
    </style:style>
    <style:style style:name="Normal_32_29_32_4" style:display-name="Normal 29 4"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3" style:display-name="Normal 3 2 1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4" style:display-name="Normal 3 2 1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4" style:display-name="Normal 3 2 1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5" style:display-name="Normal 3 2 1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3" style:display-name="Normal 3 2 1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4" style:display-name="Normal 3 2 1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5" style:display-name="Normal 3 2 1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6" style:display-name="Normal 3 2 1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3" style:display-name="Normal 3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4" style:display-name="Normal 3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3" style:display-name="Normal 3 2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4" style:display-name="Normal 3 2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5" style:display-name="Normal 3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6" style:display-name="Normal 3 2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3" style:display-name="Normal 3 2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4" style:display-name="Normal 3 2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3_32_4" style:display-name="Normal 3 2 3 4" style:family="table-cell" style:data-style-name="N0">
      <style:table-cell-properties style:vertical-align="automatic" fo:background-color="transparent"/>
      <style:text-properties fo:font-size="10pt" style:font-size-asian="10pt" style:font-size-complex="10pt"/>
    </style:style>
    <style:style style:name="Normal_32_3_32_2_32_3_32_5" style:display-name="Normal 3 2 3 5"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5" style:display-name="Normal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6" style:display-name="Normal 3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2_32_3" style:display-name="Normal 3 3 2 2 3" style:family="table-cell" style:data-style-name="N0">
      <style:table-cell-properties style:vertical-align="automatic" fo:background-color="transparent"/>
      <style:text-properties fo:font-size="10pt" style:font-size-asian="10pt" style:font-size-complex="10pt"/>
    </style:style>
    <style:style style:name="Normal_32_3_32_3_32_2_32_2_32_4" style:display-name="Normal 3 3 2 2 4"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2_32_4" style:display-name="Normal 3 3 2 4" style:family="table-cell" style:data-style-name="N0">
      <style:table-cell-properties style:vertical-align="automatic" fo:background-color="transparent"/>
    </style:style>
    <style:style style:name="Normal_32_3_32_3_32_2_32_5" style:display-name="Normal 3 3 2 5"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3_32_3" style:display-name="Normal 3 3 3 3" style:family="table-cell" style:data-style-name="N0">
      <style:table-cell-properties style:vertical-align="automatic" fo:background-color="transparent"/>
    </style:style>
    <style:style style:name="Normal_32_3_32_3_32_3_32_4" style:display-name="Normal 3 3 3 4"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3_32_6" style:display-name="Normal 3 3 6" style:family="table-cell" style:data-style-name="N0">
      <style:table-cell-properties style:vertical-align="automatic" fo:background-color="transparent"/>
    </style:style>
    <style:style style:name="Normal_32_3_32_3_32_7" style:display-name="Normal 3 3 7"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2_32_3" style:display-name="Normal 3 4 2 3" style:family="table-cell" style:data-style-name="N0">
      <style:table-cell-properties style:vertical-align="automatic" fo:background-color="transparent"/>
      <style:text-properties fo:font-size="10pt" style:font-size-asian="10pt" style:font-size-complex="10pt"/>
    </style:style>
    <style:style style:name="Normal_32_3_32_4_32_2_32_4" style:display-name="Normal 3 4 2 4"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4" style:display-name="Normal 3 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5" style:display-name="Normal 3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3" style:display-name="Normal 3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4" style:display-name="Normal 3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3" style:display-name="Normal 3 5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4" style:display-name="Normal 3 5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5_32_5" style:display-name="Normal 3 5 5" style:family="table-cell" style:data-style-name="N0">
      <style:table-cell-properties style:vertical-align="automatic" fo:background-color="transparent"/>
    </style:style>
    <style:style style:name="Normal_32_3_32_5_32_6" style:display-name="Normal 3 5 6"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7" style:display-name="Normal 3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8" style:display-name="Normal 3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0_32_3" style:display-name="Normal 30 3" style:family="table-cell" style:data-style-name="N0">
      <style:table-cell-properties style:vertical-align="automatic" fo:background-color="transparent"/>
      <style:text-properties fo:font-size="10pt" style:font-size-asian="10pt" style:font-size-complex="10pt"/>
    </style:style>
    <style:style style:name="Normal_32_30_32_4" style:display-name="Normal 30 4"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1_32_3" style:display-name="Normal 31 3" style:family="table-cell" style:data-style-name="N0">
      <style:table-cell-properties style:vertical-align="automatic" fo:background-color="transparent"/>
      <style:text-properties fo:font-size="10pt" style:font-size-asian="10pt" style:font-size-complex="10pt"/>
    </style:style>
    <style:style style:name="Normal_32_31_32_4" style:display-name="Normal 31 4"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2_32_3" style:display-name="Normal 32 3" style:family="table-cell" style:data-style-name="N0">
      <style:table-cell-properties style:vertical-align="automatic" fo:background-color="transparent"/>
      <style:text-properties fo:font-size="10pt" style:font-size-asian="10pt" style:font-size-complex="10pt"/>
    </style:style>
    <style:style style:name="Normal_32_32_32_4" style:display-name="Normal 32 4"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3_32_3" style:display-name="Normal 33 3" style:family="table-cell" style:data-style-name="N0">
      <style:table-cell-properties style:vertical-align="automatic" fo:background-color="transparent"/>
      <style:text-properties fo:font-size="10pt" style:font-size-asian="10pt" style:font-size-complex="10pt"/>
    </style:style>
    <style:style style:name="Normal_32_33_32_4" style:display-name="Normal 33 4"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4_32_3" style:display-name="Normal 34 3" style:family="table-cell" style:data-style-name="N0">
      <style:table-cell-properties style:vertical-align="automatic" fo:background-color="transparent"/>
      <style:text-properties fo:font-size="10pt" style:font-size-asian="10pt" style:font-size-complex="10pt"/>
    </style:style>
    <style:style style:name="Normal_32_34_32_4" style:display-name="Normal 34 4"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5_32_3" style:display-name="Normal 35 3" style:family="table-cell" style:data-style-name="N0">
      <style:table-cell-properties style:vertical-align="automatic" fo:background-color="transparent"/>
      <style:text-properties fo:font-size="10pt" style:font-size-asian="10pt" style:font-size-complex="10pt"/>
    </style:style>
    <style:style style:name="Normal_32_35_32_4" style:display-name="Normal 35 4"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6_32_3" style:display-name="Normal 36 3" style:family="table-cell" style:data-style-name="N0">
      <style:table-cell-properties style:vertical-align="automatic" fo:background-color="transparent"/>
      <style:text-properties fo:font-size="10pt" style:font-size-asian="10pt" style:font-size-complex="10pt"/>
    </style:style>
    <style:style style:name="Normal_32_36_32_4" style:display-name="Normal 36 4"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7_32_3" style:display-name="Normal 37 3" style:family="table-cell" style:data-style-name="N0">
      <style:table-cell-properties style:vertical-align="automatic" fo:background-color="transparent"/>
      <style:text-properties fo:font-size="10pt" style:font-size-asian="10pt" style:font-size-complex="10pt"/>
    </style:style>
    <style:style style:name="Normal_32_37_32_4" style:display-name="Normal 37 4"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8_32_3" style:display-name="Normal 38 3" style:family="table-cell" style:data-style-name="N0">
      <style:table-cell-properties style:vertical-align="automatic" fo:background-color="transparent"/>
      <style:text-properties fo:font-size="10pt" style:font-size-asian="10pt" style:font-size-complex="10pt"/>
    </style:style>
    <style:style style:name="Normal_32_38_32_4" style:display-name="Normal 38 4"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39_32_3" style:display-name="Normal 39 3" style:family="table-cell" style:data-style-name="N0">
      <style:table-cell-properties style:vertical-align="automatic" fo:background-color="transparent"/>
      <style:text-properties fo:font-size="10pt" style:font-size-asian="10pt" style:font-size-complex="10pt"/>
    </style:style>
    <style:style style:name="Normal_32_39_32_4" style:display-name="Normal 39 4"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2_32_3" style:display-name="Normal 4 2 2 3" style:family="table-cell" style:data-style-name="N0">
      <style:table-cell-properties style:vertical-align="automatic" fo:background-color="transparent"/>
      <style:text-properties fo:font-size="10pt" style:font-size-asian="10pt" style:font-size-complex="10pt"/>
    </style:style>
    <style:style style:name="Normal_32_4_32_2_32_2_32_4" style:display-name="Normal 4 2 2 4"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2_32_4" style:display-name="Normal 4 2 4" style:family="table-cell" style:data-style-name="N0">
      <style:table-cell-properties style:vertical-align="automatic" fo:wrap-option="wrap" fo:background-color="transparent"/>
      <style:text-properties fo:font-size="10pt" style:font-size-asian="10pt" style:font-size-complex="10pt"/>
    </style:style>
    <style:style style:name="Normal_32_4_32_2_32_5" style:display-name="Normal 4 2 5"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3_32_3" style:display-name="Normal 4 3 3" style:family="table-cell" style:data-style-name="N0">
      <style:table-cell-properties style:vertical-align="automatic" fo:background-color="transparent"/>
      <style:text-properties fo:font-size="10pt" style:font-size-asian="10pt" style:font-size-complex="10pt"/>
    </style:style>
    <style:style style:name="Normal_32_4_32_3_32_4" style:display-name="Normal 4 3 4"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4_32_3" style:display-name="Normal 4 4 3" style:family="table-cell" style:data-style-name="N0">
      <style:table-cell-properties style:vertical-align="automatic" fo:background-color="transparent"/>
      <style:text-properties fo:font-size="10pt" style:font-size-asian="10pt" style:font-size-complex="10pt"/>
    </style:style>
    <style:style style:name="Normal_32_4_32_4_32_4" style:display-name="Normal 4 4 4"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3" style:display-name="Normal 4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4" style:display-name="Normal 4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6_32_3" style:display-name="Normal 4 6 3" style:family="table-cell" style:data-style-name="N0">
      <style:table-cell-properties style:vertical-align="automatic" fo:background-color="transparent"/>
      <style:text-properties fo:font-size="10pt" style:font-size-asian="10pt" style:font-size-complex="10pt"/>
    </style:style>
    <style:style style:name="Normal_32_4_32_6_32_4" style:display-name="Normal 4 6 4"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_32_8" style:display-name="Normal 4 8" style:family="table-cell" style:data-style-name="N0">
      <style:table-cell-properties style:vertical-align="automatic" fo:background-color="transparent"/>
      <style:text-properties fo:font-size="11pt" style:font-size-asian="11pt" style:font-size-complex="11pt"/>
    </style:style>
    <style:style style:name="Normal_32_4_32_9" style:display-name="Normal 4 9"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0_32_3" style:display-name="Normal 40 3" style:family="table-cell" style:data-style-name="N0">
      <style:table-cell-properties style:vertical-align="automatic" fo:background-color="transparent"/>
      <style:text-properties fo:font-size="10pt" style:font-size-asian="10pt" style:font-size-complex="10pt"/>
    </style:style>
    <style:style style:name="Normal_32_40_32_4" style:display-name="Normal 40 4"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1_32_3" style:display-name="Normal 41 3" style:family="table-cell" style:data-style-name="N0">
      <style:table-cell-properties style:vertical-align="automatic" fo:background-color="transparent"/>
      <style:text-properties fo:font-size="10pt" style:font-size-asian="10pt" style:font-size-complex="10pt"/>
    </style:style>
    <style:style style:name="Normal_32_41_32_4" style:display-name="Normal 41 4"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3" style:display-name="Normal 4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4" style:display-name="Normal 4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4" style:display-name="Normal 4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5" style:display-name="Normal 4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3" style:display-name="Normal 43 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4" style:display-name="Normal 43 4"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3" style:display-name="Normal 4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4" style:display-name="Normal 4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4" style:display-name="Normal 4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5" style:display-name="Normal 4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3" style:display-name="Normal 4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4" style:display-name="Normal 4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4" style:display-name="Normal 4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5" style:display-name="Normal 4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3" style:display-name="Normal 4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4" style:display-name="Normal 4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4" style:display-name="Normal 4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5" style:display-name="Normal 4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7_32_3" style:display-name="Normal 47 3" style:family="table-cell" style:data-style-name="N0">
      <style:table-cell-properties style:vertical-align="automatic" fo:background-color="transparent"/>
      <style:text-properties fo:font-size="10pt" style:font-size-asian="10pt" style:font-size-complex="10pt"/>
    </style:style>
    <style:style style:name="Normal_32_47_32_4" style:display-name="Normal 47 4"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8_32_3" style:display-name="Normal 48 3" style:family="table-cell" style:data-style-name="N0">
      <style:table-cell-properties style:vertical-align="automatic" fo:background-color="transparent"/>
      <style:text-properties fo:font-size="10pt" style:font-size-asian="10pt" style:font-size-complex="10pt"/>
    </style:style>
    <style:style style:name="Normal_32_48_32_4" style:display-name="Normal 48 4"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3" style:display-name="Normal 49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4" style:display-name="Normal 49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3" style:display-name="Normal 49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4" style:display-name="Normal 49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5" style:display-name="Normal 4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6" style:display-name="Normal 49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12" style:display-name="Normal 5 12" style:family="table-cell" style:data-style-name="N0">
      <style:table-cell-properties style:vertical-align="automatic" fo:background-color="transparent"/>
      <style:text-properties fo:font-size="10pt" style:font-size-asian="10pt" style:font-size-complex="10pt"/>
    </style:style>
    <style:style style:name="Normal_32_5_32_13" style:display-name="Normal 5 13"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2_32_3" style:display-name="Normal 5 2 2 3" style:family="table-cell" style:data-style-name="N0">
      <style:table-cell-properties style:vertical-align="automatic" fo:background-color="transparent"/>
    </style:style>
    <style:style style:name="Normal_32_5_32_2_32_2_32_4" style:display-name="Normal 5 2 2 4"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3_32_3" style:display-name="Normal 5 2 3 3" style:family="table-cell" style:data-style-name="N0">
      <style:table-cell-properties style:vertical-align="automatic" fo:background-color="transparent"/>
    </style:style>
    <style:style style:name="Normal_32_5_32_2_32_3_32_4" style:display-name="Normal 5 2 3 4"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4_32_3" style:display-name="Normal 5 2 4 3" style:family="table-cell" style:data-style-name="N0">
      <style:table-cell-properties style:vertical-align="automatic" fo:background-color="transparent"/>
      <style:text-properties fo:font-size="10pt" style:font-size-asian="10pt" style:font-size-complex="10pt"/>
    </style:style>
    <style:style style:name="Normal_32_5_32_2_32_4_32_4" style:display-name="Normal 5 2 4 4"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2_32_6" style:display-name="Normal 5 2 6" style:family="table-cell" style:data-style-name="N0">
      <style:table-cell-properties style:vertical-align="automatic" fo:background-color="transparent"/>
    </style:style>
    <style:style style:name="Normal_32_5_32_2_32_7" style:display-name="Normal 5 2 7"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2_32_3" style:display-name="Normal 5 3 2 3" style:family="table-cell" style:data-style-name="N0">
      <style:table-cell-properties style:vertical-align="automatic" fo:background-color="transparent"/>
      <style:text-properties fo:font-size="10pt" style:font-size-asian="10pt" style:font-size-complex="10pt"/>
    </style:style>
    <style:style style:name="Normal_32_5_32_3_32_2_32_4" style:display-name="Normal 5 3 2 4"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3" style:display-name="Normal 5 3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4" style:display-name="Normal 5 3 3 4"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3_32_5" style:display-name="Normal 5 3 5" style:family="table-cell" style:data-style-name="N0">
      <style:table-cell-properties style:vertical-align="automatic" fo:background-color="transparent"/>
      <style:text-properties fo:font-size="10pt" style:font-size-asian="10pt" style:font-size-complex="10pt"/>
    </style:style>
    <style:style style:name="Normal_32_5_32_3_32_6" style:display-name="Normal 5 3 6"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4_32_3" style:display-name="Normal 5 4 3" style:family="table-cell" style:data-style-name="N0">
      <style:table-cell-properties style:vertical-align="automatic" fo:background-color="transparent"/>
      <style:text-properties fo:font-size="10pt" style:font-size-asian="10pt" style:font-size-complex="10pt"/>
    </style:style>
    <style:style style:name="Normal_32_5_32_4_32_4" style:display-name="Normal 5 4 4"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5_32_3" style:display-name="Normal 5 5 3" style:family="table-cell" style:data-style-name="N0">
      <style:table-cell-properties style:vertical-align="automatic" fo:background-color="transparent"/>
    </style:style>
    <style:style style:name="Normal_32_5_32_5_32_4" style:display-name="Normal 5 5 4"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6_32_3" style:display-name="Normal 5 6 3" style:family="table-cell" style:data-style-name="N0">
      <style:table-cell-properties style:vertical-align="automatic" fo:background-color="transparent"/>
    </style:style>
    <style:style style:name="Normal_32_5_32_6_32_4" style:display-name="Normal 5 6 4"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7_32_3" style:display-name="Normal 5 7 3" style:family="table-cell" style:data-style-name="N0">
      <style:table-cell-properties style:vertical-align="automatic" fo:background-color="transparent"/>
      <style:text-properties fo:font-size="10pt" style:font-size-asian="10pt" style:font-size-complex="10pt"/>
    </style:style>
    <style:style style:name="Normal_32_5_32_7_32_4" style:display-name="Normal 5 7 4"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3" style:display-name="Normal 5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4" style:display-name="Normal 5 8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32_9_32_3" style:display-name="Normal 5 9 3" style:family="table-cell" style:data-style-name="N0">
      <style:table-cell-properties style:vertical-align="automatic" fo:background-color="transparent"/>
      <style:text-properties fo:font-size="10pt" style:font-size-asian="10pt" style:font-size-complex="10pt"/>
    </style:style>
    <style:style style:name="Normal_32_5_32_9_32_4" style:display-name="Normal 5 9 4"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0_32_3" style:display-name="Normal 50 3" style:family="table-cell" style:data-style-name="N0">
      <style:table-cell-properties style:vertical-align="automatic" fo:background-color="transparent"/>
      <style:text-properties fo:font-size="10pt" style:font-size-asian="10pt" style:font-size-complex="10pt"/>
    </style:style>
    <style:style style:name="Normal_32_50_32_4" style:display-name="Normal 50 4"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3" style:display-name="Normal 51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4" style:display-name="Normal 51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4" style:display-name="Normal 51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5" style:display-name="Normal 51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2_32_3" style:display-name="Normal 52 2 3" style:family="table-cell" style:data-style-name="N0">
      <style:table-cell-properties style:vertical-align="automatic" fo:background-color="transparent"/>
      <style:text-properties fo:font-size="10pt" style:font-size-asian="10pt" style:font-size-complex="10pt"/>
    </style:style>
    <style:style style:name="Normal_32_52_32_2_32_4" style:display-name="Normal 52 2 4"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2_32_4" style:display-name="Normal 52 4" style:family="table-cell" style:data-style-name="N0">
      <style:table-cell-properties style:vertical-align="automatic" fo:background-color="transparent"/>
      <style:text-properties fo:font-size="10pt" style:font-size-asian="10pt" style:font-size-complex="10pt"/>
    </style:style>
    <style:style style:name="Normal_32_52_32_5" style:display-name="Normal 52 5"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3_32_3" style:display-name="Normal 53 3" style:family="table-cell" style:data-style-name="N0">
      <style:table-cell-properties style:vertical-align="automatic" fo:background-color="transparent"/>
      <style:text-properties fo:font-size="10pt" style:font-size-asian="10pt" style:font-size-complex="10pt"/>
    </style:style>
    <style:style style:name="Normal_32_53_32_4" style:display-name="Normal 53 4"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4_32_3" style:display-name="Normal 54 3" style:family="table-cell" style:data-style-name="N0">
      <style:table-cell-properties style:vertical-align="automatic" fo:background-color="transparent"/>
      <style:text-properties fo:font-size="10pt" style:font-size-asian="10pt" style:font-size-complex="10pt"/>
    </style:style>
    <style:style style:name="Normal_32_54_32_4" style:display-name="Normal 54 4"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5_32_3" style:display-name="Normal 55 3" style:family="table-cell" style:data-style-name="N0">
      <style:table-cell-properties style:vertical-align="automatic" fo:background-color="transparent"/>
      <style:text-properties fo:font-size="10pt" style:font-size-asian="10pt" style:font-size-complex="10pt"/>
    </style:style>
    <style:style style:name="Normal_32_55_32_4" style:display-name="Normal 55 4"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6_32_3" style:display-name="Normal 56 3" style:family="table-cell" style:data-style-name="N0">
      <style:table-cell-properties style:vertical-align="automatic" fo:background-color="transparent"/>
      <style:text-properties fo:font-size="10pt" style:font-size-asian="10pt" style:font-size-complex="10pt"/>
    </style:style>
    <style:style style:name="Normal_32_56_32_4" style:display-name="Normal 56 4"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7_32_3" style:display-name="Normal 57 3" style:family="table-cell" style:data-style-name="N0">
      <style:table-cell-properties style:vertical-align="automatic" fo:background-color="transparent"/>
      <style:text-properties fo:font-size="10pt" style:font-size-asian="10pt" style:font-size-complex="10pt"/>
    </style:style>
    <style:style style:name="Normal_32_57_32_4" style:display-name="Normal 57 4"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8_32_3" style:display-name="Normal 58 3" style:family="table-cell" style:data-style-name="N0">
      <style:table-cell-properties style:vertical-align="automatic" fo:background-color="transparent"/>
      <style:text-properties fo:font-size="10pt" style:font-size-asian="10pt" style:font-size-complex="10pt"/>
    </style:style>
    <style:style style:name="Normal_32_58_32_4" style:display-name="Normal 58 4"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59_32_3" style:display-name="Normal 59 3" style:family="table-cell" style:data-style-name="N0">
      <style:table-cell-properties style:vertical-align="automatic" fo:background-color="transparent"/>
      <style:text-properties fo:font-size="10pt" style:font-size-asian="10pt" style:font-size-complex="10pt"/>
    </style:style>
    <style:style style:name="Normal_32_59_32_4" style:display-name="Normal 59 4"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2_32_3" style:display-name="Normal 6 2 2 3" style:family="table-cell" style:data-style-name="N0">
      <style:table-cell-properties style:vertical-align="automatic" fo:background-color="transparent"/>
    </style:style>
    <style:style style:name="Normal_32_6_32_2_32_2_32_4" style:display-name="Normal 6 2 2 4"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3_32_3" style:display-name="Normal 6 2 3 3" style:family="table-cell" style:data-style-name="N0">
      <style:table-cell-properties style:vertical-align="automatic" fo:background-color="transparent"/>
    </style:style>
    <style:style style:name="Normal_32_6_32_2_32_3_32_4" style:display-name="Normal 6 2 3 4"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2_32_5" style:display-name="Normal 6 2 5" style:family="table-cell" style:data-style-name="N0">
      <style:table-cell-properties style:vertical-align="automatic" fo:wrap-option="wrap" fo:background-color="transparent"/>
      <style:text-properties fo:font-size="10pt" style:font-size-asian="10pt" style:font-size-complex="10pt"/>
    </style:style>
    <style:style style:name="Normal_32_6_32_2_32_6" style:display-name="Normal 6 2 6"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3_32_3" style:display-name="Normal 6 3 3" style:family="table-cell" style:data-style-name="N0">
      <style:table-cell-properties style:vertical-align="automatic" fo:background-color="transparent"/>
      <style:text-properties fo:font-size="10pt" style:font-size-asian="10pt" style:font-size-complex="10pt"/>
    </style:style>
    <style:style style:name="Normal_32_6_32_3_32_4" style:display-name="Normal 6 3 4"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4_32_3" style:display-name="Normal 6 4 3" style:family="table-cell" style:data-style-name="N0">
      <style:table-cell-properties style:vertical-align="automatic" fo:background-color="transparent"/>
      <style:text-properties fo:font-size="10pt" style:font-size-asian="10pt" style:font-size-complex="10pt"/>
    </style:style>
    <style:style style:name="Normal_32_6_32_4_32_4" style:display-name="Normal 6 4 4"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_32_6" style:display-name="Normal 6 6" style:family="table-cell" style:data-style-name="N0">
      <style:table-cell-properties style:vertical-align="automatic" fo:background-color="transparent"/>
    </style:style>
    <style:style style:name="Normal_32_6_32_7" style:display-name="Normal 6 7"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3" style:display-name="Normal 60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4" style:display-name="Normal 60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0_32_4" style:display-name="Normal 60 4" style:family="table-cell" style:data-style-name="N0">
      <style:table-cell-properties style:vertical-align="automatic" fo:background-color="transparent"/>
      <style:text-properties fo:font-size="10pt" style:font-size-asian="10pt" style:font-size-complex="10pt"/>
    </style:style>
    <style:style style:name="Normal_32_60_32_5" style:display-name="Normal 60 5"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1_32_3" style:display-name="Normal 61 3" style:family="table-cell" style:data-style-name="N0">
      <style:table-cell-properties style:vertical-align="automatic" fo:background-color="transparent"/>
      <style:text-properties fo:font-size="10pt" style:font-size-asian="10pt" style:font-size-complex="10pt"/>
    </style:style>
    <style:style style:name="Normal_32_61_32_4" style:display-name="Normal 61 4"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2_32_3" style:display-name="Normal 62 3" style:family="table-cell" style:data-style-name="N0">
      <style:table-cell-properties style:vertical-align="automatic" fo:background-color="transparent"/>
      <style:text-properties fo:font-size="10pt" style:font-size-asian="10pt" style:font-size-complex="10pt"/>
    </style:style>
    <style:style style:name="Normal_32_62_32_4" style:display-name="Normal 62 4"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3_32_3" style:display-name="Normal 63 3" style:family="table-cell" style:data-style-name="N0">
      <style:table-cell-properties style:vertical-align="automatic" fo:background-color="transparent"/>
      <style:text-properties fo:font-size="10pt" style:font-size-asian="10pt" style:font-size-complex="10pt"/>
    </style:style>
    <style:style style:name="Normal_32_63_32_4" style:display-name="Normal 63 4"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4_32_3" style:display-name="Normal 64 3" style:family="table-cell" style:data-style-name="N0">
      <style:table-cell-properties style:vertical-align="automatic" fo:background-color="transparent"/>
      <style:text-properties fo:font-size="10pt" style:font-size-asian="10pt" style:font-size-complex="10pt"/>
    </style:style>
    <style:style style:name="Normal_32_64_32_4" style:display-name="Normal 64 4"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5_32_3" style:display-name="Normal 65 3" style:family="table-cell" style:data-style-name="N0">
      <style:table-cell-properties style:vertical-align="automatic" fo:background-color="transparent"/>
      <style:text-properties fo:font-size="10pt" style:font-size-asian="10pt" style:font-size-complex="10pt"/>
    </style:style>
    <style:style style:name="Normal_32_65_32_4" style:display-name="Normal 65 4"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6_32_3" style:display-name="Normal 66 3" style:family="table-cell" style:data-style-name="N0">
      <style:table-cell-properties style:vertical-align="automatic" fo:background-color="transparent"/>
      <style:text-properties fo:font-size="10pt" style:font-size-asian="10pt" style:font-size-complex="10pt"/>
    </style:style>
    <style:style style:name="Normal_32_66_32_4" style:display-name="Normal 66 4"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7_32_3" style:display-name="Normal 67 3" style:family="table-cell" style:data-style-name="N0">
      <style:table-cell-properties style:vertical-align="automatic" fo:background-color="transparent"/>
      <style:text-properties fo:font-size="10pt" style:font-size-asian="10pt" style:font-size-complex="10pt"/>
    </style:style>
    <style:style style:name="Normal_32_67_32_4" style:display-name="Normal 67 4"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8_32_3" style:display-name="Normal 68 3" style:family="table-cell" style:data-style-name="N0">
      <style:table-cell-properties style:vertical-align="automatic" fo:background-color="transparent"/>
      <style:text-properties fo:font-size="10pt" style:font-size-asian="10pt" style:font-size-complex="10pt"/>
    </style:style>
    <style:style style:name="Normal_32_68_32_4" style:display-name="Normal 68 4"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69_32_3" style:display-name="Normal 69 3" style:family="table-cell" style:data-style-name="N0">
      <style:table-cell-properties style:vertical-align="automatic" fo:background-color="transparent"/>
      <style:text-properties fo:font-size="10pt" style:font-size-asian="10pt" style:font-size-complex="10pt"/>
    </style:style>
    <style:style style:name="Normal_32_69_32_4" style:display-name="Normal 69 4"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3" style:display-name="Normal 7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4" style:display-name="Normal 7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4" style:display-name="Normal 7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5" style:display-name="Normal 7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3_32_3" style:display-name="Normal 7 2 3 3" style:family="table-cell" style:data-style-name="N0">
      <style:table-cell-properties style:vertical-align="automatic" fo:background-color="transparent"/>
      <style:text-properties fo:font-size="10pt" style:font-size-asian="10pt" style:font-size-complex="10pt"/>
    </style:style>
    <style:style style:name="Normal_32_7_32_2_32_3_32_4" style:display-name="Normal 7 2 3 4"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2_32_5" style:display-name="Normal 7 2 5" style:family="table-cell" style:data-style-name="N0">
      <style:table-cell-properties style:vertical-align="automatic" fo:wrap-option="wrap" fo:background-color="transparent"/>
      <style:text-properties fo:font-size="10pt" style:font-size-asian="10pt" style:font-size-complex="10pt"/>
    </style:style>
    <style:style style:name="Normal_32_7_32_2_32_6" style:display-name="Normal 7 2 6"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_32_4_32_3" style:display-name="Normal 7 4 3" style:family="table-cell" style:data-style-name="N0">
      <style:table-cell-properties style:vertical-align="automatic" fo:background-color="transparent"/>
      <style:text-properties fo:font-size="10pt" style:font-size-asian="10pt" style:font-size-complex="10pt"/>
    </style:style>
    <style:style style:name="Normal_32_7_32_4_32_4" style:display-name="Normal 7 4 4" style:family="table-cell" style:data-style-name="N0">
      <style:table-cell-properties style:vertical-align="automatic" fo:background-color="transparent"/>
      <style:text-properties fo:font-size="10pt" style:font-size-asian="10pt" style:font-size-complex="10pt"/>
    </style:style>
    <style:style style:name="Normal_32_7_32_5" style:display-name="Normal 7 5" style:family="table-cell" style:data-style-name="N0">
      <style:table-cell-properties style:vertical-align="automatic" fo:background-color="transparent"/>
      <style:text-properties fo:font-size="10pt" style:font-size-asian="10pt" style:font-size-complex="10pt"/>
    </style:style>
    <style:style style:name="Normal_32_7_32_6" style:display-name="Normal 7 6"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0_32_3" style:display-name="Normal 70 3" style:family="table-cell" style:data-style-name="N0">
      <style:table-cell-properties style:vertical-align="automatic" fo:background-color="transparent"/>
      <style:text-properties fo:font-size="10pt" style:font-size-asian="10pt" style:font-size-complex="10pt"/>
    </style:style>
    <style:style style:name="Normal_32_70_32_4" style:display-name="Normal 70 4"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1_32_3" style:display-name="Normal 71 3" style:family="table-cell" style:data-style-name="N0">
      <style:table-cell-properties style:vertical-align="automatic" fo:background-color="transparent"/>
      <style:text-properties fo:font-size="10pt" style:font-size-asian="10pt" style:font-size-complex="10pt"/>
    </style:style>
    <style:style style:name="Normal_32_71_32_4" style:display-name="Normal 71 4"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2_32_3" style:display-name="Normal 72 3" style:family="table-cell" style:data-style-name="N0">
      <style:table-cell-properties style:vertical-align="automatic" fo:background-color="transparent"/>
      <style:text-properties fo:font-size="10pt" style:font-size-asian="10pt" style:font-size-complex="10pt"/>
    </style:style>
    <style:style style:name="Normal_32_72_32_4" style:display-name="Normal 72 4"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3" style:display-name="Normal 7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4" style:display-name="Normal 7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75" style:display-name="Normal 75" style:family="table-cell" style:data-style-name="N0">
      <style:table-cell-properties style:vertical-align="automatic" fo:background-color="transparent"/>
    </style:style>
    <style:style style:name="Normal_32_76" style:display-name="Normal 76" style:family="table-cell" style:data-style-name="N0">
      <style:table-cell-properties style:vertical-align="automatic" fo:background-color="transparent"/>
    </style:style>
    <style:style style:name="Normal_32_77" style:display-name="Normal 77" style:family="table-cell" style:data-style-name="N0">
      <style:table-cell-properties style:vertical-align="automatic" fo:background-color="transparent"/>
    </style:style>
    <style:style style:name="Normal_32_78" style:display-name="Normal 78"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10" style:display-name="Normal 8 10"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3" style:display-name="Normal 8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4" style:display-name="Normal 8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4" style:display-name="Normal 8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5" style:display-name="Normal 8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3_32_3" style:display-name="Normal 8 2 3 3" style:family="table-cell" style:data-style-name="N0">
      <style:table-cell-properties style:vertical-align="automatic" fo:background-color="transparent"/>
      <style:text-properties fo:font-size="10pt" style:font-size-asian="10pt" style:font-size-complex="10pt"/>
    </style:style>
    <style:style style:name="Normal_32_8_32_2_32_3_32_4" style:display-name="Normal 8 2 3 4"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3" style:display-name="Normal 8 2 4 3"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4" style:display-name="Normal 8 2 4 4"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2_32_6" style:display-name="Normal 8 2 6" style:family="table-cell" style:data-style-name="N0">
      <style:table-cell-properties style:vertical-align="automatic" fo:background-color="transparent"/>
    </style:style>
    <style:style style:name="Normal_32_8_32_2_32_7" style:display-name="Normal 8 2 7"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3" style:display-name="Normal 8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4" style:display-name="Normal 8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4" style:display-name="Normal 8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5" style:display-name="Normal 8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3" style:display-name="Normal 8 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4" style:display-name="Normal 8 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5" style:display-name="Normal 8 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6" style:display-name="Normal 8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3" style:display-name="Normal 8 4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4" style:display-name="Normal 8 4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4" style:display-name="Normal 8 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5" style:display-name="Normal 8 4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4_32_4" style:display-name="Normal 8 4 4" style:family="table-cell" style:data-style-name="N0">
      <style:table-cell-properties style:vertical-align="automatic" fo:background-color="transparent"/>
      <style:text-properties fo:font-size="10pt" style:font-size-asian="10pt" style:font-size-complex="10pt"/>
    </style:style>
    <style:style style:name="Normal_32_8_32_4_32_5" style:display-name="Normal 8 4 5"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3" style:display-name="Normal 8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4" style:display-name="Normal 8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4" style:display-name="Normal 8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5" style:display-name="Normal 8 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6_32_3" style:display-name="Normal 8 6 3" style:family="table-cell" style:data-style-name="N0">
      <style:table-cell-properties style:vertical-align="automatic" fo:background-color="transparent"/>
    </style:style>
    <style:style style:name="Normal_32_8_32_6_32_4" style:display-name="Normal 8 6 4"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8_32_9" style:display-name="Normal 8 9"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2_32_3" style:display-name="Normal 9 2 2 3" style:family="table-cell" style:data-style-name="N0">
      <style:table-cell-properties style:vertical-align="automatic" fo:background-color="transparent"/>
      <style:text-properties fo:font-size="10pt" style:font-size-asian="10pt" style:font-size-complex="10pt"/>
    </style:style>
    <style:style style:name="Normal_32_9_32_2_32_2_32_4" style:display-name="Normal 9 2 2 4"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2_32_4" style:display-name="Normal 9 2 4" style:family="table-cell" style:data-style-name="N0">
      <style:table-cell-properties style:vertical-align="automatic" fo:wrap-option="wrap" fo:background-color="transparent"/>
      <style:text-properties fo:font-size="10pt" style:font-size-asian="10pt" style:font-size-complex="10pt"/>
    </style:style>
    <style:style style:name="Normal_32_9_32_2_32_5" style:display-name="Normal 9 2 5"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3_32_3" style:display-name="Normal 9 3 3" style:family="table-cell" style:data-style-name="N0">
      <style:table-cell-properties style:vertical-align="automatic" fo:background-color="transparent"/>
      <style:text-properties fo:font-size="10pt" style:font-size-asian="10pt" style:font-size-complex="10pt"/>
    </style:style>
    <style:style style:name="Normal_32_9_32_3_32_4" style:display-name="Normal 9 3 4"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4_32_3" style:display-name="Normal 9 4 3" style:family="table-cell" style:data-style-name="N0">
      <style:table-cell-properties style:vertical-align="automatic" fo:background-color="transparent"/>
      <style:text-properties fo:font-size="10pt" style:font-size-asian="10pt" style:font-size-complex="10pt"/>
    </style:style>
    <style:style style:name="Normal_32_9_32_4_32_4" style:display-name="Normal 9 4 4"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3" style:display-name="Normal 9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4" style:display-name="Normal 9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6_32_3" style:display-name="Normal 9 6 3" style:family="table-cell" style:data-style-name="N0">
      <style:table-cell-properties style:vertical-align="automatic" fo:background-color="transparent"/>
    </style:style>
    <style:style style:name="Normal_32_9_32_6_32_4" style:display-name="Normal 9 6 4"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_32_8" style:display-name="Normal 9 8" style:family="table-cell" style:data-style-name="N0">
      <style:table-cell-properties style:vertical-align="automatic" fo:background-color="transparent"/>
    </style:style>
    <style:style style:name="Normal_32_9_32_9" style:display-name="Normal 9 9"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al_32_91_32_3" style:display-name="Normal 91 3" style:family="table-cell" style:data-style-name="N0">
      <style:table-cell-properties style:vertical-align="automatic" fo:background-color="transparent"/>
      <style:text-properties fo:font-size="10pt" style:font-size-asian="10pt" style:font-size-complex="10pt"/>
    </style:style>
    <style:style style:name="Normal_32_91_32_4" style:display-name="Normal 91 4"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2_32_3" style:display-name="Note 2 2 2 3" style:family="table-cell" style:data-style-name="N0">
      <style:table-cell-properties fo:border="thin solid #B2B2B2" fo:background-color="#FFFFCC"/>
    </style:style>
    <style:style style:name="Note_32_2_32_2_32_2_32_4" style:display-name="Note 2 2 2 4"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2_32_4" style:display-name="Note 2 2 4" style:family="table-cell" style:data-style-name="N0">
      <style:table-cell-properties fo:border="thin solid #B2B2B2" fo:background-color="#FFFFCC"/>
    </style:style>
    <style:style style:name="Note_32_2_32_2_32_5" style:display-name="Note 2 2 5"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3_32_3" style:display-name="Note 2 3 3" style:family="table-cell" style:data-style-name="N0">
      <style:table-cell-properties fo:border="thin solid #B2B2B2" fo:background-color="#FFFFCC"/>
    </style:style>
    <style:style style:name="Note_32_2_32_3_32_4" style:display-name="Note 2 3 4"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2_32_5" style:display-name="Note 2 5" style:family="table-cell" style:data-style-name="N0">
      <style:table-cell-properties fo:border="thin solid #B2B2B2" fo:background-color="#FFFFCC"/>
    </style:style>
    <style:style style:name="Note_32_2_32_6" style:display-name="Note 2 6"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2_32_3" style:display-name="Note 3 2 2 3" style:family="table-cell" style:data-style-name="N0">
      <style:table-cell-properties fo:border="thin solid #B2B2B2" fo:background-color="#FFFFCC"/>
    </style:style>
    <style:style style:name="Note_32_3_32_2_32_2_32_4" style:display-name="Note 3 2 2 4"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2_32_4" style:display-name="Note 3 2 4" style:family="table-cell" style:data-style-name="N0">
      <style:table-cell-properties fo:border="thin solid #B2B2B2" fo:background-color="#FFFFCC"/>
    </style:style>
    <style:style style:name="Note_32_3_32_2_32_5" style:display-name="Note 3 2 5"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2_32_3" style:display-name="Note 3 3 2 3" style:family="table-cell" style:data-style-name="N0">
      <style:table-cell-properties fo:border="thin solid #B2B2B2" fo:background-color="#FFFFCC"/>
    </style:style>
    <style:style style:name="Note_32_3_32_3_32_2_32_4" style:display-name="Note 3 3 2 4"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3_32_4" style:display-name="Note 3 3 4" style:family="table-cell" style:data-style-name="N0">
      <style:table-cell-properties fo:border="thin solid #B2B2B2" fo:background-color="#FFFFCC"/>
    </style:style>
    <style:style style:name="Note_32_3_32_3_32_5" style:display-name="Note 3 3 5"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4_32_3" style:display-name="Note 3 4 3" style:family="table-cell" style:data-style-name="N0">
      <style:table-cell-properties fo:border="thin solid #B2B2B2" fo:background-color="#FFFFCC"/>
    </style:style>
    <style:style style:name="Note_32_3_32_4_32_4" style:display-name="Note 3 4 4"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3_32_6" style:display-name="Note 3 6" style:family="table-cell" style:data-style-name="N0">
      <style:table-cell-properties fo:border="thin solid #B2B2B2" fo:background-color="#FFFFCC"/>
    </style:style>
    <style:style style:name="Note_32_3_32_7" style:display-name="Note 3 7"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2_32_3" style:display-name="Note 4 2 2 3" style:family="table-cell" style:data-style-name="N0">
      <style:table-cell-properties fo:border="thin solid #B2B2B2" fo:background-color="#FFFFCC"/>
    </style:style>
    <style:style style:name="Note_32_4_32_2_32_2_32_4" style:display-name="Note 4 2 2 4"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2_32_4" style:display-name="Note 4 2 4" style:family="table-cell" style:data-style-name="N0">
      <style:table-cell-properties fo:border="thin solid #B2B2B2" fo:background-color="#FFFFCC"/>
    </style:style>
    <style:style style:name="Note_32_4_32_2_32_5" style:display-name="Note 4 2 5"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2_32_3" style:display-name="Note 4 3 2 3" style:family="table-cell" style:data-style-name="N0">
      <style:table-cell-properties fo:border="thin solid #B2B2B2" fo:background-color="#FFFFCC"/>
    </style:style>
    <style:style style:name="Note_32_4_32_3_32_2_32_4" style:display-name="Note 4 3 2 4"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3_32_4" style:display-name="Note 4 3 4" style:family="table-cell" style:data-style-name="N0">
      <style:table-cell-properties fo:border="thin solid #B2B2B2" fo:background-color="#FFFFCC"/>
    </style:style>
    <style:style style:name="Note_32_4_32_3_32_5" style:display-name="Note 4 3 5"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4_32_3" style:display-name="Note 4 4 3" style:family="table-cell" style:data-style-name="N0">
      <style:table-cell-properties fo:border="thin solid #B2B2B2" fo:background-color="#FFFFCC"/>
    </style:style>
    <style:style style:name="Note_32_4_32_4_32_4" style:display-name="Note 4 4 4"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4_32_6" style:display-name="Note 4 6" style:family="table-cell" style:data-style-name="N0">
      <style:table-cell-properties fo:border="thin solid #B2B2B2" fo:background-color="#FFFFCC"/>
    </style:style>
    <style:style style:name="Note_32_4_32_7" style:display-name="Note 4 7"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2_32_3" style:display-name="Note 5 2 2 3" style:family="table-cell" style:data-style-name="N0">
      <style:table-cell-properties fo:border="thin solid #B2B2B2" fo:background-color="#FFFFCC"/>
    </style:style>
    <style:style style:name="Note_32_5_32_2_32_2_32_4" style:display-name="Note 5 2 2 4"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2_32_4" style:display-name="Note 5 2 4" style:family="table-cell" style:data-style-name="N0">
      <style:table-cell-properties fo:border="thin solid #B2B2B2" fo:background-color="#FFFFCC"/>
    </style:style>
    <style:style style:name="Note_32_5_32_2_32_5" style:display-name="Note 5 2 5"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2_32_3" style:display-name="Note 5 3 2 3" style:family="table-cell" style:data-style-name="N0">
      <style:table-cell-properties fo:border="thin solid #B2B2B2" fo:background-color="#FFFFCC"/>
    </style:style>
    <style:style style:name="Note_32_5_32_3_32_2_32_4" style:display-name="Note 5 3 2 4"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3_32_4" style:display-name="Note 5 3 4" style:family="table-cell" style:data-style-name="N0">
      <style:table-cell-properties fo:border="thin solid #B2B2B2" fo:background-color="#FFFFCC"/>
    </style:style>
    <style:style style:name="Note_32_5_32_3_32_5" style:display-name="Note 5 3 5"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4_32_3" style:display-name="Note 5 4 3" style:family="table-cell" style:data-style-name="N0">
      <style:table-cell-properties fo:border="thin solid #B2B2B2" fo:background-color="#FFFFCC"/>
    </style:style>
    <style:style style:name="Note_32_5_32_4_32_4" style:display-name="Note 5 4 4"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5_32_6" style:display-name="Note 5 6" style:family="table-cell" style:data-style-name="N0">
      <style:table-cell-properties fo:border="thin solid #B2B2B2" fo:background-color="#FFFFCC"/>
    </style:style>
    <style:style style:name="Note_32_5_32_7" style:display-name="Note 5 7"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2_32_3" style:display-name="Note 6 2 2 3" style:family="table-cell" style:data-style-name="N0">
      <style:table-cell-properties fo:border="thin solid #B2B2B2" fo:background-color="#FFFFCC"/>
    </style:style>
    <style:style style:name="Note_32_6_32_2_32_2_32_4" style:display-name="Note 6 2 2 4"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2_32_4" style:display-name="Note 6 2 4" style:family="table-cell" style:data-style-name="N0">
      <style:table-cell-properties fo:border="thin solid #B2B2B2" fo:background-color="#FFFFCC"/>
    </style:style>
    <style:style style:name="Note_32_6_32_2_32_5" style:display-name="Note 6 2 5"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3_32_3" style:display-name="Note 6 3 3" style:family="table-cell" style:data-style-name="N0">
      <style:table-cell-properties fo:border="thin solid #B2B2B2" fo:background-color="#FFFFCC"/>
    </style:style>
    <style:style style:name="Note_32_6_32_3_32_4" style:display-name="Note 6 3 4"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6_32_5" style:display-name="Note 6 5" style:family="table-cell" style:data-style-name="N0">
      <style:table-cell-properties fo:border="thin solid #B2B2B2" fo:background-color="#FFFFCC"/>
    </style:style>
    <style:style style:name="Note_32_6_32_6" style:display-name="Note 6 6"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Number_32_3" style:display-name="Number 3" style:family="table-cell" style:data-style-name="N70">
      <style:table-cell-properties style:vertical-align="middle" style:repeat-content="false"/>
      <style:paragraph-properties fo:text-align="end" fo:margin-right="0cm"/>
    </style:style>
    <style:style style:name="Number_32_4" style:display-name="Number 4"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3" style:display-name="Output 2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4" style:display-name="Output 2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4" style:display-name="Output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5" style:display-name="Output 2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3" style:display-name="Output 3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4" style:display-name="Output 3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4" style:display-name="Output 3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5" style:display-name="Output 3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3" style:display-name="Output 4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4" style:display-name="Output 4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4" style:display-name="Output 4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5" style:display-name="Output 4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3" style:display-name="Output 5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4" style:display-name="Output 5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4" style:display-name="Output 5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5" style:display-name="Output 5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3" style:display-name="Output 6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4" style:display-name="Output 6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3" style:display-name="Output Amounts 3"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4" style:display-name="Output Amounts 4"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3" style:display-name="Output Line Items 3"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4" style:display-name="Output Line Items 4"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_41__32_3" style:display-name="Percent () 3" style:family="table-cell" style:data-style-name="N84"/>
    <style:style style:name="Percent_32__40__41__32_4" style:display-name="Percent () 4"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0_41__32_3" style:display-name="Percent (0) 3" style:family="table-cell" style:data-style-name="N85"/>
    <style:style style:name="Percent_32__40_0_41__32_4" style:display-name="Percent (0) 4"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40_1_41__32_3" style:display-name="Percent (1) 3" style:family="table-cell" style:data-style-name="N86"/>
    <style:style style:name="Percent_32__40_1_41__32_4" style:display-name="Percent (1) 4"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_91_2_93__32_3" style:display-name="Percent [2] 3" style:family="table-cell" style:data-style-name="N14"/>
    <style:style style:name="Percent_32__91_2_93__32_4" style:display-name="Percent [2] 4"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_32_3" style:display-name="Percent 1 3" style:family="table-cell" style:data-style-name="N87"/>
    <style:style style:name="Percent_32_1_32_4" style:display-name="Percent 1 4"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2_32_3" style:display-name="Percent 10 2 2 3" style:family="table-cell" style:data-style-name="N13"/>
    <style:style style:name="Percent_32_10_32_2_32_2_32_4" style:display-name="Percent 10 2 2 4" style:family="table-cell" style:data-style-name="N13"/>
    <style:style style:name="Percent_32_10_32_2_32_3" style:display-name="Percent 10 2 3" style:family="table-cell" style:data-style-name="N13"/>
    <style:style style:name="Percent_32_10_32_2_32_4" style:display-name="Percent 10 2 4" style:family="table-cell" style:data-style-name="N13"/>
    <style:style style:name="Percent_32_10_32_2_32_5" style:display-name="Percent 10 2 5"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3_32_3" style:display-name="Percent 10 3 3" style:family="table-cell" style:data-style-name="N13"/>
    <style:style style:name="Percent_32_10_32_3_32_4" style:display-name="Percent 10 3 4" style:family="table-cell" style:data-style-name="N13"/>
    <style:style style:name="Percent_32_10_32_4" style:display-name="Percent 10 4" style:family="table-cell" style:data-style-name="N13"/>
    <style:style style:name="Percent_32_10_32_5" style:display-name="Percent 10 5" style:family="table-cell" style:data-style-name="N13"/>
    <style:style style:name="Percent_32_10_32_6" style:display-name="Percent 10 6"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1_32_3" style:display-name="Percent 11 3" style:family="table-cell" style:data-style-name="N13"/>
    <style:style style:name="Percent_32_11_32_4" style:display-name="Percent 11 4"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2_32_3" style:display-name="Percent 12 2 3" style:family="table-cell" style:data-style-name="N13"/>
    <style:style style:name="Percent_32_12_32_2_32_4" style:display-name="Percent 12 2 4" style:family="table-cell" style:data-style-name="N13"/>
    <style:style style:name="Percent_32_12_32_3" style:display-name="Percent 12 3" style:family="table-cell" style:data-style-name="N13"/>
    <style:style style:name="Percent_32_12_32_4" style:display-name="Percent 12 4" style:family="table-cell" style:data-style-name="N13"/>
    <style:style style:name="Percent_32_12_32_5" style:display-name="Percent 12 5"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2_32_3" style:display-name="Percent 13 2 3" style:family="table-cell" style:data-style-name="N13"/>
    <style:style style:name="Percent_32_13_32_2_32_4" style:display-name="Percent 13 2 4" style:family="table-cell" style:data-style-name="N13"/>
    <style:style style:name="Percent_32_13_32_3" style:display-name="Percent 13 3" style:family="table-cell" style:data-style-name="N13"/>
    <style:style style:name="Percent_32_13_32_4" style:display-name="Percent 13 4" style:family="table-cell" style:data-style-name="N13"/>
    <style:style style:name="Percent_32_13_32_5" style:display-name="Percent 13 5"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4_32_3" style:display-name="Percent 14 3" style:family="table-cell" style:data-style-name="N13"/>
    <style:style style:name="Percent_32_14_32_4" style:display-name="Percent 14 4"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5_32_3" style:display-name="Percent 15 3" style:family="table-cell" style:data-style-name="N13"/>
    <style:style style:name="Percent_32_15_32_4" style:display-name="Percent 15 4" style:family="table-cell" style:data-style-name="N13"/>
    <style:style style:name="Percent_32_2" style:display-name="Percent 2" style:family="table-cell" style:data-style-name="N13"/>
    <style:style style:name="Percent_32_2_32_10" style:display-name="Percent 2 10"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2_32_3" style:display-name="Percent 2 2 2 3" style:family="table-cell" style:data-style-name="N13"/>
    <style:style style:name="Percent_32_2_32_2_32_2_32_4" style:display-name="Percent 2 2 2 4" style:family="table-cell" style:data-style-name="N13"/>
    <style:style style:name="Percent_32_2_32_2_32_3" style:display-name="Percent 2 2 3" style:family="table-cell" style:data-style-name="N13"/>
    <style:style style:name="Percent_32_2_32_2_32_4" style:display-name="Percent 2 2 4" style:family="table-cell" style:data-style-name="N13"/>
    <style:style style:name="Percent_32_2_32_2_32_5" style:display-name="Percent 2 2 5"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3" style:display-name="Percent 2 3 3"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4_32_3" style:display-name="Percent 2 4 3" style:family="table-cell" style:data-style-name="N13"/>
    <style:style style:name="Percent_32_2_32_4_32_4" style:display-name="Percent 2 4 4"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2_32_3" style:display-name="Percent 2 5 2 3" style:family="table-cell" style:data-style-name="N13"/>
    <style:style style:name="Percent_32_2_32_5_32_2_32_4" style:display-name="Percent 2 5 2 4" style:family="table-cell" style:data-style-name="N13"/>
    <style:style style:name="Percent_32_2_32_5_32_3" style:display-name="Percent 2 5 3" style:family="table-cell" style:data-style-name="N13"/>
    <style:style style:name="Percent_32_2_32_5_32_4" style:display-name="Percent 2 5 4" style:family="table-cell" style:data-style-name="N13"/>
    <style:style style:name="Percent_32_2_32_5_32_5" style:display-name="Percent 2 5 5"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6_32_3" style:display-name="Percent 2 6 3" style:family="table-cell" style:data-style-name="N13"/>
    <style:style style:name="Percent_32_2_32_6_32_4" style:display-name="Percent 2 6 4"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7_32_3" style:display-name="Percent 2 7 3" style:family="table-cell" style:data-style-name="N13"/>
    <style:style style:name="Percent_32_2_32_7_32_4" style:display-name="Percent 2 7 4" style:family="table-cell" style:data-style-name="N13"/>
    <style:style style:name="Percent_32_2_32_8" style:display-name="Percent 2 8" style:family="table-cell" style:data-style-name="N13"/>
    <style:style style:name="Percent_32_2_32_8_32_2" style:display-name="Percent 2 8 2" style:family="table-cell" style:data-style-name="N13"/>
    <style:style style:name="Percent_32_2_32_8_32_3" style:display-name="Percent 2 8 3" style:family="table-cell" style:data-style-name="N13"/>
    <style:style style:name="Percent_32_2_32_9" style:display-name="Percent 2 9"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2_32_3" style:display-name="Percent 3 2 2 2 3" style:family="table-cell" style:data-style-name="N13"/>
    <style:style style:name="Percent_32_3_32_2_32_2_32_2_32_4" style:display-name="Percent 3 2 2 2 4" style:family="table-cell" style:data-style-name="N13"/>
    <style:style style:name="Percent_32_3_32_2_32_2_32_3" style:display-name="Percent 3 2 2 3" style:family="table-cell" style:data-style-name="N13"/>
    <style:style style:name="Percent_32_3_32_2_32_2_32_4" style:display-name="Percent 3 2 2 4" style:family="table-cell" style:data-style-name="N13"/>
    <style:style style:name="Percent_32_3_32_2_32_2_32_5" style:display-name="Percent 3 2 2 5"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3_32_3" style:display-name="Percent 3 2 3 3" style:family="table-cell" style:data-style-name="N13"/>
    <style:style style:name="Percent_32_3_32_2_32_3_32_4" style:display-name="Percent 3 2 3 4" style:family="table-cell" style:data-style-name="N13"/>
    <style:style style:name="Percent_32_3_32_2_32_4" style:display-name="Percent 3 2 4" style:family="table-cell" style:data-style-name="N13"/>
    <style:style style:name="Percent_32_3_32_2_32_5" style:display-name="Percent 3 2 5" style:family="table-cell" style:data-style-name="N13"/>
    <style:style style:name="Percent_32_3_32_2_32_6" style:display-name="Percent 3 2 6"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2_32_3" style:display-name="Percent 3 3 2 3" style:family="table-cell" style:data-style-name="N13"/>
    <style:style style:name="Percent_32_3_32_3_32_2_32_4" style:display-name="Percent 3 3 2 4" style:family="table-cell" style:data-style-name="N13"/>
    <style:style style:name="Percent_32_3_32_3_32_3" style:display-name="Percent 3 3 3" style:family="table-cell" style:data-style-name="N13"/>
    <style:style style:name="Percent_32_3_32_3_32_4" style:display-name="Percent 3 3 4" style:family="table-cell" style:data-style-name="N13"/>
    <style:style style:name="Percent_32_3_32_3_32_5" style:display-name="Percent 3 3 5"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4_32_3" style:display-name="Percent 3 4 3" style:family="table-cell" style:data-style-name="N13"/>
    <style:style style:name="Percent_32_3_32_4_32_4" style:display-name="Percent 3 4 4" style:family="table-cell" style:data-style-name="N13"/>
    <style:style style:name="Percent_32_3_32_5" style:display-name="Percent 3 5" style:family="table-cell" style:data-style-name="N13"/>
    <style:style style:name="Percent_32_3_32_6" style:display-name="Percent 3 6" style:family="table-cell" style:data-style-name="N13"/>
    <style:style style:name="Percent_32_3_32_7" style:display-name="Percent 3 7" style:family="table-cell" style:data-style-name="N13"/>
    <style:style style:name="Percent_32_4" style:display-name="Percent 4" style:family="table-cell" style:data-style-name="N13"/>
    <style:style style:name="Percent_32_4_32_10" style:display-name="Percent 4 10"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2_32_3" style:display-name="Percent 4 2 2 2 3" style:family="table-cell" style:data-style-name="N13"/>
    <style:style style:name="Percent_32_4_32_2_32_2_32_2_32_4" style:display-name="Percent 4 2 2 2 4" style:family="table-cell" style:data-style-name="N13"/>
    <style:style style:name="Percent_32_4_32_2_32_2_32_3" style:display-name="Percent 4 2 2 3" style:family="table-cell" style:data-style-name="N13"/>
    <style:style style:name="Percent_32_4_32_2_32_2_32_4" style:display-name="Percent 4 2 2 4" style:family="table-cell" style:data-style-name="N13"/>
    <style:style style:name="Percent_32_4_32_2_32_2_32_5" style:display-name="Percent 4 2 2 5"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3_32_3" style:display-name="Percent 4 2 3 3" style:family="table-cell" style:data-style-name="N13"/>
    <style:style style:name="Percent_32_4_32_2_32_3_32_4" style:display-name="Percent 4 2 3 4" style:family="table-cell" style:data-style-name="N13"/>
    <style:style style:name="Percent_32_4_32_2_32_4" style:display-name="Percent 4 2 4" style:family="table-cell" style:data-style-name="N13"/>
    <style:style style:name="Percent_32_4_32_2_32_5" style:display-name="Percent 4 2 5" style:family="table-cell" style:data-style-name="N13"/>
    <style:style style:name="Percent_32_4_32_2_32_6" style:display-name="Percent 4 2 6"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2_32_3" style:display-name="Percent 4 3 2 2 3" style:family="table-cell" style:data-style-name="N13"/>
    <style:style style:name="Percent_32_4_32_3_32_2_32_2_32_4" style:display-name="Percent 4 3 2 2 4" style:family="table-cell" style:data-style-name="N13"/>
    <style:style style:name="Percent_32_4_32_3_32_2_32_3" style:display-name="Percent 4 3 2 3" style:family="table-cell" style:data-style-name="N13"/>
    <style:style style:name="Percent_32_4_32_3_32_2_32_4" style:display-name="Percent 4 3 2 4" style:family="table-cell" style:data-style-name="N13"/>
    <style:style style:name="Percent_32_4_32_3_32_2_32_5" style:display-name="Percent 4 3 2 5"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3_32_3" style:display-name="Percent 4 3 3 3" style:family="table-cell" style:data-style-name="N13"/>
    <style:style style:name="Percent_32_4_32_3_32_3_32_4" style:display-name="Percent 4 3 3 4" style:family="table-cell" style:data-style-name="N13"/>
    <style:style style:name="Percent_32_4_32_3_32_4" style:display-name="Percent 4 3 4" style:family="table-cell" style:data-style-name="N13"/>
    <style:style style:name="Percent_32_4_32_3_32_5" style:display-name="Percent 4 3 5" style:family="table-cell" style:data-style-name="N13"/>
    <style:style style:name="Percent_32_4_32_3_32_6" style:display-name="Percent 4 3 6"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2_32_3" style:display-name="Percent 4 4 2 3" style:family="table-cell" style:data-style-name="N13"/>
    <style:style style:name="Percent_32_4_32_4_32_2_32_4" style:display-name="Percent 4 4 2 4" style:family="table-cell" style:data-style-name="N13"/>
    <style:style style:name="Percent_32_4_32_4_32_3" style:display-name="Percent 4 4 3" style:family="table-cell" style:data-style-name="N13"/>
    <style:style style:name="Percent_32_4_32_4_32_4" style:display-name="Percent 4 4 4" style:family="table-cell" style:data-style-name="N13"/>
    <style:style style:name="Percent_32_4_32_4_32_5" style:display-name="Percent 4 4 5"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2_32_3" style:display-name="Percent 4 5 2 3" style:family="table-cell" style:data-style-name="N13"/>
    <style:style style:name="Percent_32_4_32_5_32_2_32_4" style:display-name="Percent 4 5 2 4" style:family="table-cell" style:data-style-name="N13"/>
    <style:style style:name="Percent_32_4_32_5_32_3" style:display-name="Percent 4 5 3" style:family="table-cell" style:data-style-name="N13"/>
    <style:style style:name="Percent_32_4_32_5_32_4" style:display-name="Percent 4 5 4" style:family="table-cell" style:data-style-name="N13"/>
    <style:style style:name="Percent_32_4_32_5_32_5" style:display-name="Percent 4 5 5"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6_32_3" style:display-name="Percent 4 6 3" style:family="table-cell" style:data-style-name="N13"/>
    <style:style style:name="Percent_32_4_32_6_32_4" style:display-name="Percent 4 6 4"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7_32_3" style:display-name="Percent 4 7 3" style:family="table-cell" style:data-style-name="N13"/>
    <style:style style:name="Percent_32_4_32_7_32_4" style:display-name="Percent 4 7 4" style:family="table-cell" style:data-style-name="N13"/>
    <style:style style:name="Percent_32_4_32_8" style:display-name="Percent 4 8" style:family="table-cell" style:data-style-name="N13"/>
    <style:style style:name="Percent_32_4_32_9" style:display-name="Percent 4 9"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2_32_3" style:display-name="Percent 5 2 2 3" style:family="table-cell" style:data-style-name="N13"/>
    <style:style style:name="Percent_32_5_32_2_32_2_32_4" style:display-name="Percent 5 2 2 4" style:family="table-cell" style:data-style-name="N13"/>
    <style:style style:name="Percent_32_5_32_2_32_3" style:display-name="Percent 5 2 3" style:family="table-cell" style:data-style-name="N13"/>
    <style:style style:name="Percent_32_5_32_2_32_4" style:display-name="Percent 5 2 4" style:family="table-cell" style:data-style-name="N13"/>
    <style:style style:name="Percent_32_5_32_2_32_5" style:display-name="Percent 5 2 5"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3_32_3" style:display-name="Percent 5 3 3" style:family="table-cell" style:data-style-name="N13"/>
    <style:style style:name="Percent_32_5_32_3_32_4" style:display-name="Percent 5 3 4"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4_32_3" style:display-name="Percent 5 4 3" style:family="table-cell" style:data-style-name="N13"/>
    <style:style style:name="Percent_32_5_32_4_32_4" style:display-name="Percent 5 4 4" style:family="table-cell" style:data-style-name="N13"/>
    <style:style style:name="Percent_32_5_32_5" style:display-name="Percent 5 5" style:family="table-cell" style:data-style-name="N13"/>
    <style:style style:name="Percent_32_5_32_6" style:display-name="Percent 5 6" style:family="table-cell" style:data-style-name="N13"/>
    <style:style style:name="Percent_32_5_32_7" style:display-name="Percent 5 7"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2_32_3" style:display-name="Percent 6 2 3" style:family="table-cell" style:data-style-name="N13"/>
    <style:style style:name="Percent_32_6_32_2_32_4" style:display-name="Percent 6 2 4" style:family="table-cell" style:data-style-name="N13"/>
    <style:style style:name="Percent_32_6_32_3" style:display-name="Percent 6 3" style:family="table-cell" style:data-style-name="N13"/>
    <style:style style:name="Percent_32_6_32_4" style:display-name="Percent 6 4" style:family="table-cell" style:data-style-name="N13"/>
    <style:style style:name="Percent_32_6_32_5" style:display-name="Percent 6 5"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2_32_3" style:display-name="Percent 7 2 2 2 3" style:family="table-cell" style:data-style-name="N13"/>
    <style:style style:name="Percent_32_7_32_2_32_2_32_2_32_4" style:display-name="Percent 7 2 2 2 4" style:family="table-cell" style:data-style-name="N13"/>
    <style:style style:name="Percent_32_7_32_2_32_2_32_3" style:display-name="Percent 7 2 2 3" style:family="table-cell" style:data-style-name="N13"/>
    <style:style style:name="Percent_32_7_32_2_32_2_32_4" style:display-name="Percent 7 2 2 4" style:family="table-cell" style:data-style-name="N13"/>
    <style:style style:name="Percent_32_7_32_2_32_2_32_5" style:display-name="Percent 7 2 2 5"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3_32_3" style:display-name="Percent 7 2 3 3" style:family="table-cell" style:data-style-name="N13"/>
    <style:style style:name="Percent_32_7_32_2_32_3_32_4" style:display-name="Percent 7 2 3 4" style:family="table-cell" style:data-style-name="N13"/>
    <style:style style:name="Percent_32_7_32_2_32_4" style:display-name="Percent 7 2 4" style:family="table-cell" style:data-style-name="N13"/>
    <style:style style:name="Percent_32_7_32_2_32_5" style:display-name="Percent 7 2 5" style:family="table-cell" style:data-style-name="N13"/>
    <style:style style:name="Percent_32_7_32_2_32_6" style:display-name="Percent 7 2 6"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2_32_3" style:display-name="Percent 7 3 2 3" style:family="table-cell" style:data-style-name="N13"/>
    <style:style style:name="Percent_32_7_32_3_32_2_32_4" style:display-name="Percent 7 3 2 4" style:family="table-cell" style:data-style-name="N13"/>
    <style:style style:name="Percent_32_7_32_3_32_3" style:display-name="Percent 7 3 3" style:family="table-cell" style:data-style-name="N13"/>
    <style:style style:name="Percent_32_7_32_3_32_4" style:display-name="Percent 7 3 4" style:family="table-cell" style:data-style-name="N13"/>
    <style:style style:name="Percent_32_7_32_3_32_5" style:display-name="Percent 7 3 5"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4_32_3" style:display-name="Percent 7 4 3" style:family="table-cell" style:data-style-name="N13"/>
    <style:style style:name="Percent_32_7_32_4_32_4" style:display-name="Percent 7 4 4" style:family="table-cell" style:data-style-name="N13"/>
    <style:style style:name="Percent_32_7_32_5" style:display-name="Percent 7 5" style:family="table-cell" style:data-style-name="N13"/>
    <style:style style:name="Percent_32_7_32_6" style:display-name="Percent 7 6" style:family="table-cell" style:data-style-name="N13"/>
    <style:style style:name="Percent_32_7_32_7" style:display-name="Percent 7 7"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2_32_3" style:display-name="Percent 8 2 2 3" style:family="table-cell" style:data-style-name="N13"/>
    <style:style style:name="Percent_32_8_32_2_32_2_32_4" style:display-name="Percent 8 2 2 4" style:family="table-cell" style:data-style-name="N13"/>
    <style:style style:name="Percent_32_8_32_2_32_3" style:display-name="Percent 8 2 3" style:family="table-cell" style:data-style-name="N13"/>
    <style:style style:name="Percent_32_8_32_2_32_4" style:display-name="Percent 8 2 4" style:family="table-cell" style:data-style-name="N13"/>
    <style:style style:name="Percent_32_8_32_2_32_5" style:display-name="Percent 8 2 5"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3_32_3" style:display-name="Percent 8 3 3" style:family="table-cell" style:data-style-name="N13"/>
    <style:style style:name="Percent_32_8_32_3_32_4" style:display-name="Percent 8 3 4" style:family="table-cell" style:data-style-name="N13"/>
    <style:style style:name="Percent_32_8_32_4" style:display-name="Percent 8 4" style:family="table-cell" style:data-style-name="N13"/>
    <style:style style:name="Percent_32_8_32_5" style:display-name="Percent 8 5" style:family="table-cell" style:data-style-name="N13"/>
    <style:style style:name="Percent_32_8_32_6" style:display-name="Percent 8 6"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2_32_3" style:display-name="Percent 9 2 3" style:family="table-cell" style:data-style-name="N13"/>
    <style:style style:name="Percent_32_9_32_2_32_4" style:display-name="Percent 9 2 4" style:family="table-cell" style:data-style-name="N13"/>
    <style:style style:name="Percent_32_9_32_3" style:display-name="Percent 9 3" style:family="table-cell" style:data-style-name="N13"/>
    <style:style style:name="Percent_32_9_32_4" style:display-name="Percent 9 4" style:family="table-cell" style:data-style-name="N13"/>
    <style:style style:name="Percent_32_9_32_5" style:display-name="Percent 9 5" style:family="table-cell" style:data-style-name="N13"/>
    <style:style style:name="PersonNr" style:family="table-cell" style:data-style-name="N88"/>
    <style:style style:name="PersonNr_32_2" style:display-name="PersonNr 2" style:family="table-cell" style:data-style-name="N88"/>
    <style:style style:name="PersonNr_32_3" style:display-name="PersonNr 3" style:family="table-cell" style:data-style-name="N88"/>
    <style:style style:name="PersonNr_32_4" style:display-name="PersonNr 4"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3" style:display-name="Pevn? 3"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4" style:display-name="Pevn? 4"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3" style:display-name="Pevní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4" style:display-name="Pevní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_32_3" style:display-name="PostNr 3" style:family="table-cell" style:data-style-name="N89"/>
    <style:style style:name="PostNr_32_4" style:display-name="PostNr 4" style:family="table-cell" style:data-style-name="N89"/>
    <style:style style:name="PostNrNorge" style:family="table-cell" style:data-style-name="N90"/>
    <style:style style:name="PostNrNorge_32_2" style:display-name="PostNrNorge 2" style:family="table-cell" style:data-style-name="N90"/>
    <style:style style:name="PostNrNorge_32_3" style:display-name="PostNrNorge 3" style:family="table-cell" style:data-style-name="N90"/>
    <style:style style:name="PostNrNorge_32_4" style:display-name="PostNrNorge 4"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3" style:display-name="Procent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4" style:display-name="Procent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RowHead_32_3" style:display-name="RowHead 3" style:family="table-cell" style:data-style-name="N30">
      <style:table-cell-properties style:vertical-align="middle" fo:wrap-option="wrap" style:repeat-content="false"/>
      <style:paragraph-properties fo:text-align="start" fo:margin-left="0cm"/>
    </style:style>
    <style:style style:name="RowHead_32_4" style:display-name="RowHead 4"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3" style:display-name="šedivý 3"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4" style:display-name="šedivý 4"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haded_32_3" style:display-name="Shaded 3" style:family="table-cell" style:data-style-name="N44"/>
    <style:style style:name="Shaded_32_4" style:display-name="Shaded 4" style:family="table-cell" style:data-style-name="N44"/>
    <style:style style:name="SkjulAlt" style:family="table-cell" style:data-style-name="N91"/>
    <style:style style:name="SkjulAlt_32_2" style:display-name="SkjulAlt 2" style:family="table-cell" style:data-style-name="N91"/>
    <style:style style:name="SkjulAlt_32_3" style:display-name="SkjulAlt 3" style:family="table-cell" style:data-style-name="N91"/>
    <style:style style:name="SkjulAlt_32_4" style:display-name="SkjulAlt 4" style:family="table-cell" style:data-style-name="N91"/>
    <style:style style:name="SkjulTall" style:family="table-cell" style:data-style-name="N92"/>
    <style:style style:name="SkjulTall_32_2" style:display-name="SkjulTall 2" style:family="table-cell" style:data-style-name="N92"/>
    <style:style style:name="SkjulTall_32_3" style:display-name="SkjulTall 3" style:family="table-cell" style:data-style-name="N92"/>
    <style:style style:name="SkjulTall_32_4" style:display-name="SkjulTall 4"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ou_269_et_32_3" style:display-name="součet 3" style:family="table-cell" style:data-style-name="N38">
      <style:table-cell-properties fo:border-top="thin dashed #000000" fo:border-bottom="none" fo:border-left="none" fo:border-right="none" style:vertical-align="automatic" fo:background-color="transparent"/>
    </style:style>
    <style:style style:name="sou_269_et_32_4" style:display-name="součet 4"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3" style:display-name="Style 1 2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4" style:display-name="Style 1 2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tyle_32_1_32_4" style:display-name="Style 1 4" style:family="table-cell" style:data-style-name="N0">
      <style:table-cell-properties style:vertical-align="automatic" fo:background-color="transparent"/>
      <style:text-properties fo:font-size="10pt" style:font-size-asian="10pt" style:font-size-complex="10pt"/>
    </style:style>
    <style:style style:name="Style_32_1_32_5" style:display-name="Style 1 5"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3" style:display-name="Sum %of HV 3"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4" style:display-name="Sum %of HV 4"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Sum_32_3" style:display-name="Sum 3" style:family="table-cell" style:data-style-name="N44">
      <style:text-properties style:font-name="Univers (WN)" style:font-name-asian="Univers (WN)" style:font-name-complex="Univers (WN)" fo:font-weight="bold" style:font-weight-asian="bold" style:font-weight-complex="bold"/>
    </style:style>
    <style:style style:name="Sum_32_4" style:display-name="Sum 4" style:family="table-cell" style:data-style-name="N44">
      <style:text-properties style:font-name="Univers (WN)" style:font-name-asian="Univers (WN)" style:font-name-complex="Univers (WN)" fo:font-weight="bold" style:font-weight-asian="bold" style:font-weight-complex="bold"/>
    </style:style>
    <style:style style:name="Sum_32_5" style:display-name="Sum 5" style:family="table-cell" style:data-style-name="N44">
      <style:text-properties style:font-name="Univers (WN)" style:font-name-asian="Univers (WN)" style:font-name-complex="Univers (WN)" fo:font-weight="bold" style:font-weight-asian="bold" style:font-weight-complex="bold"/>
    </style:style>
    <style:style style:name="Sum_32_6" style:display-name="Sum 6"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elefon_32_3" style:display-name="Telefon 3" style:family="table-cell" style:data-style-name="N93"/>
    <style:style style:name="Telefon_32_4" style:display-name="Telefon 4"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0_41__32_3" style:display-name="Thousands (0) 3" style:family="table-cell" style:data-style-name="N94"/>
    <style:style style:name="Thousands_32__40_0_41__32_4" style:display-name="Thousands (0) 4"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housands_32__40_1_41__32_3" style:display-name="Thousands (1) 3" style:family="table-cell" style:data-style-name="N95"/>
    <style:style style:name="Thousands_32__40_1_41__32_4" style:display-name="Thousands (1) 4" style:family="table-cell" style:data-style-name="N95"/>
    <style:style style:name="time" style:family="table-cell" style:data-style-name="N96"/>
    <style:style style:name="time_32_2" style:display-name="time 2" style:family="table-cell" style:data-style-name="N96"/>
    <style:style style:name="time_32_3" style:display-name="time 3" style:family="table-cell" style:data-style-name="N96"/>
    <style:style style:name="time_32_4" style:display-name="time 4" style:family="table-cell" style:data-style-name="N96"/>
    <style:style style:name="Timer1" style:family="table-cell" style:data-style-name="N97"/>
    <style:style style:name="Timer1_32_2" style:display-name="Timer1 2" style:family="table-cell" style:data-style-name="N97"/>
    <style:style style:name="Timer1_32_3" style:display-name="Timer1 3" style:family="table-cell" style:data-style-name="N97"/>
    <style:style style:name="Timer1_32_4" style:display-name="Timer1 4" style:family="table-cell" style:data-style-name="N97"/>
    <style:style style:name="Timer2" style:family="table-cell" style:data-style-name="N98"/>
    <style:style style:name="Timer2_32_2" style:display-name="Timer2 2" style:family="table-cell" style:data-style-name="N98"/>
    <style:style style:name="Timer2_32_3" style:display-name="Timer2 3" style:family="table-cell" style:data-style-name="N98"/>
    <style:style style:name="Timer2_32_4" style:display-name="Timer2 4"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3" style:display-name="Title 1 3"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4" style:display-name="Title 1 4"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3" style:display-name="Title 2 2 3"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4" style:display-name="Title 2 2 4"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4" style:display-name="Title 2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5" style:display-name="Title 2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3" style:display-name="Title 3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4" style:display-name="Title 3 4"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3" style:display-name="Title 4 3"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4" style:display-name="Title 4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3" style:display-name="Title 5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4" style:display-name="Title 5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Siffer_32_3" style:display-name="ToSiffer 3" style:family="table-cell" style:data-style-name="N99"/>
    <style:style style:name="ToSiffer_32_4" style:display-name="ToSiffer 4"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3" style:display-name="Total 2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4" style:display-name="Total 2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4" style:display-name="Total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5" style:display-name="Total 2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4" style:display-name="Total 2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5" style:display-name="Total 2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3" style:display-name="Total 3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4" style:display-name="Total 3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4" style:display-name="Total 3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5" style:display-name="Total 3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4" style:display-name="Total 3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5" style:display-name="Total 3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3" style:display-name="Total 4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4" style:display-name="Total 4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4" style:display-name="Total 4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5" style:display-name="Total 4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4" style:display-name="Total 4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5" style:display-name="Total 4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3" style:display-name="Total 5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4" style:display-name="Total 5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4" style:display-name="Total 5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5" style:display-name="Total 5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4" style:display-name="Total 5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5" style:display-name="Total 5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3" style:display-name="Total 6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4" style:display-name="Total 6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reSiffer_32_3" style:display-name="TreSiffer 3" style:family="table-cell" style:data-style-name="N100"/>
    <style:style style:name="TreSiffer_32_4" style:display-name="TreSiffer 4" style:family="table-cell" style:data-style-name="N100"/>
    <style:style style:name="Tusenskille1000" style:family="table-cell" style:data-style-name="N101"/>
    <style:style style:name="Tusenskille1000_32_2" style:display-name="Tusenskille1000 2" style:family="table-cell" style:data-style-name="N101"/>
    <style:style style:name="Tusenskille1000_32_3" style:display-name="Tusenskille1000 3" style:family="table-cell" style:data-style-name="N101"/>
    <style:style style:name="Tusenskille1000_32_4" style:display-name="Tusenskille1000 4" style:family="table-cell" style:data-style-name="N101"/>
    <style:style style:name="TusenskilleFarger" style:family="table-cell" style:data-style-name="N102"/>
    <style:style style:name="TusenskilleFarger_32_2" style:display-name="TusenskilleFarger 2" style:family="table-cell" style:data-style-name="N102"/>
    <style:style style:name="TusenskilleFarger_32_3" style:display-name="TusenskilleFarger 3" style:family="table-cell" style:data-style-name="N102"/>
    <style:style style:name="TusenskilleFarger_32_4" style:display-name="TusenskilleFarger 4"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Underline_32_2_32_3" style:display-name="Underline 2 3" style:family="table-cell" style:data-style-name="N14">
      <style:table-cell-properties fo:border-top="none" fo:border-bottom="thin double #000000" fo:border-left="none" fo:border-right="none"/>
    </style:style>
    <style:style style:name="Underline_32_2_32_4" style:display-name="Underline 2 4"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1000_32_3" style:display-name="Valuta1000 3" style:family="table-cell" style:data-style-name="N103"/>
    <style:style style:name="Valuta1000_32_4" style:display-name="Valuta1000 4" style:family="table-cell" style:data-style-name="N103"/>
    <style:style style:name="ValutaFarger" style:family="table-cell" style:data-style-name="N104"/>
    <style:style style:name="ValutaFarger_32_2" style:display-name="ValutaFarger 2" style:family="table-cell" style:data-style-name="N104"/>
    <style:style style:name="ValutaFarger_32_3" style:display-name="ValutaFarger 3" style:family="table-cell" style:data-style-name="N104"/>
    <style:style style:name="ValutaFarger_32_4" style:display-name="ValutaFarger 4"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2_32_3" style:display-name="Warning Text 2 2 3" style:family="table-cell" style:data-style-name="N0">
      <style:text-properties fo:color="#FF0000" style:font-name="Calibri" style:font-name-asian="Calibri" style:font-name-complex="Calibri" fo:font-size="11pt" style:font-size-asian="11pt" style:font-size-complex="11pt"/>
    </style:style>
    <style:style style:name="Warning_32_Text_32_2_32_2_32_4" style:display-name="Warning Text 2 2 4"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2_32_4" style:display-name="Warning Text 2 4" style:family="table-cell" style:data-style-name="N0">
      <style:text-properties fo:color="#FF0000" style:font-name="Calibri" style:font-name-asian="Calibri" style:font-name-complex="Calibri" fo:font-size="11pt" style:font-size-asian="11pt" style:font-size-complex="11pt"/>
    </style:style>
    <style:style style:name="Warning_32_Text_32_2_32_5" style:display-name="Warning Text 2 5"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2_32_3" style:display-name="Warning Text 3 2 3" style:family="table-cell" style:data-style-name="N0">
      <style:text-properties fo:color="#FF0000" style:font-name="Calibri" style:font-name-asian="Calibri" style:font-name-complex="Calibri" fo:font-size="11pt" style:font-size-asian="11pt" style:font-size-complex="11pt"/>
    </style:style>
    <style:style style:name="Warning_32_Text_32_3_32_2_32_4" style:display-name="Warning Text 3 2 4"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3_32_4" style:display-name="Warning Text 3 4" style:family="table-cell" style:data-style-name="N0">
      <style:text-properties fo:color="#FF0000" style:font-name="Calibri" style:font-name-asian="Calibri" style:font-name-complex="Calibri" fo:font-size="11pt" style:font-size-asian="11pt" style:font-size-complex="11pt"/>
    </style:style>
    <style:style style:name="Warning_32_Text_32_3_32_5" style:display-name="Warning Text 3 5"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2_32_3" style:display-name="Warning Text 4 2 3" style:family="table-cell" style:data-style-name="N0">
      <style:text-properties fo:color="#FF0000" style:font-name="Calibri" style:font-name-asian="Calibri" style:font-name-complex="Calibri" fo:font-size="11pt" style:font-size-asian="11pt" style:font-size-complex="11pt"/>
    </style:style>
    <style:style style:name="Warning_32_Text_32_4_32_2_32_4" style:display-name="Warning Text 4 2 4"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4_32_4" style:display-name="Warning Text 4 4" style:family="table-cell" style:data-style-name="N0">
      <style:text-properties fo:color="#FF0000" style:font-name="Calibri" style:font-name-asian="Calibri" style:font-name-complex="Calibri" fo:font-size="11pt" style:font-size-asian="11pt" style:font-size-complex="11pt"/>
    </style:style>
    <style:style style:name="Warning_32_Text_32_4_32_5" style:display-name="Warning Text 4 5"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2_32_3" style:display-name="Warning Text 5 2 3" style:family="table-cell" style:data-style-name="N0">
      <style:text-properties fo:color="#FF0000" style:font-name="Calibri" style:font-name-asian="Calibri" style:font-name-complex="Calibri" fo:font-size="11pt" style:font-size-asian="11pt" style:font-size-complex="11pt"/>
    </style:style>
    <style:style style:name="Warning_32_Text_32_5_32_2_32_4" style:display-name="Warning Text 5 2 4"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5_32_4" style:display-name="Warning Text 5 4" style:family="table-cell" style:data-style-name="N0">
      <style:text-properties fo:color="#FF0000" style:font-name="Calibri" style:font-name-asian="Calibri" style:font-name-complex="Calibri" fo:font-size="11pt" style:font-size-asian="11pt" style:font-size-complex="11pt"/>
    </style:style>
    <style:style style:name="Warning_32_Text_32_5_32_5" style:display-name="Warning Text 5 5"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Warning_32_Text_32_6_32_3" style:display-name="Warning Text 6 3" style:family="table-cell" style:data-style-name="N0">
      <style:text-properties fo:color="#FF0000" style:font-name="Calibri" style:font-name-asian="Calibri" style:font-name-complex="Calibri" fo:font-size="11pt" style:font-size-asian="11pt" style:font-size-complex="11pt"/>
    </style:style>
    <style:style style:name="Warning_32_Text_32_6_32_4" style:display-name="Warning Text 6 4"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2_32_3" style:display-name="Year 2 3" style:family="table-cell" style:data-style-name="N107"/>
    <style:style style:name="Year_32_2_32_4" style:display-name="Year 2 4" style:family="table-cell" style:data-style-name="N107"/>
    <style:style style:name="Year_32_3" style:display-name="Year 3" style:family="table-cell" style:data-style-name="N107"/>
    <style:style style:name="Year_32_4" style:display-name="Year 4" style:family="table-cell" style:data-style-name="N107"/>
    <style:style style:name="Year_32_5" style:display-name="Year 5"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September 2017</dc:title>
    <meta:initial-creator/>
    <dc:creator/>
    <meta:creation-date>2018-03-26T12:46:10Z</meta:creation-date>
    <dc:date>2018-03-26T12:49:17Z</dc:date>
  </office:meta>
</office:document-meta>
</file>